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678in"/>
    </style:style>
    <style:style style:name="co2" style:family="table-column">
      <style:table-column-properties fo:break-before="auto" style:column-width="1.472in"/>
    </style:style>
    <style:style style:name="co3" style:family="table-column">
      <style:table-column-properties fo:break-before="auto" style:column-width="0.9in"/>
    </style:style>
    <style:style style:name="co4" style:family="table-column">
      <style:table-column-properties fo:break-before="auto" style:column-width="7.9547in"/>
    </style:style>
    <style:style style:name="co5" style:family="table-column">
      <style:table-column-properties fo:break-before="auto" style:column-width="0.9146in"/>
    </style:style>
    <style:style style:name="co6" style:family="table-column">
      <style:table-column-properties fo:break-before="auto" style:column-width="3.3055in"/>
    </style:style>
    <style:style style:name="co7" style:family="table-column">
      <style:table-column-properties fo:break-before="auto" style:column-width="0.4217in"/>
    </style:style>
    <style:style style:name="co8" style:family="table-column">
      <style:table-column-properties fo:break-before="auto" style:column-width="1.2898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76">
      <number:year number:style="long"/>
      <number:text>-</number:text>
      <number:month number:style="long"/>
      <number:text>-</number:text>
      <number:day number:style="long"/>
      <number:text>T</number:text>
      <number:hours number:style="long"/>
      <number:text>:</number:text>
      <number:minutes number:style="long"/>
      <number:text>:</number:text>
      <number:seconds number:style="long" number:decimal-places="3"/>
    </number:date-style>
    <style:style style:name="ce1" style:family="table-cell" style:parent-style-name="Default" style:data-style-name="N76"/>
  </office:automatic-styles>
  <office:body>
    <office:spreadsheet>
      <table:calculation-settings table:automatic-find-labels="false" table:use-regular-expressions="false" table:use-wildcards="true"/>
      <table:table table:name="fred_house_price_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row table:style-name="ro1">
          <table:table-cell office:value-type="string" calcext:value-type="string">
            <text:p>title</text:p>
          </table:table-cell>
          <table:table-cell office:value-type="string" calcext:value-type="string">
            <text:p>series_id</text:p>
          </table:table-cell>
          <table:table-cell office:value-type="string" calcext:value-type="string">
            <text:p>url</text:p>
          </table:table-cell>
          <table:table-cell office:value-type="string" calcext:value-type="string">
            <text:p>description</text:p>
          </table:table-cell>
          <table:table-cell office:value-type="string" calcext:value-type="string">
            <text:p>last_updated</text:p>
          </table:table-cell>
          <table:table-cell office:value-type="string" calcext:value-type="string">
            <text:p>frequency</text:p>
          </table:table-cell>
          <table:table-cell office:value-type="string" calcext:value-type="string">
            <text:p>units</text:p>
          </table:table-cell>
          <table:table-cell table:style-name="Default" office:value-type="string" calcext:value-type="string">
            <text:p>scraped_at</text:p>
          </table:table-cell>
          <table:table-cell/>
        </table:table-row>
        <table:table-row table:style-name="ro1">
          <table:table-cell office:value-type="string" calcext:value-type="string">
            <text:p>S&amp;P CoreLogic Case-Shiller U.S. National Home Price Index</text:p>
          </table:table-cell>
          <table:table-cell office:value-type="string" calcext:value-type="string">
            <text:p>CSUSHPISA</text:p>
          </table:table-cell>
          <table:table-cell office:value-type="string" calcext:value-type="string">
            <text:p>https://fred.stlouisfed.org/series/CSUSHPISA</text:p>
          </table:table-cell>
          <table:table-cell office:value-type="string" calcext:value-type="string">
            <text:p>View data of a benchmark of average single-family home prices in the U.S., calculated monthly based on changes in home prices over the prior three months.</text:p>
          </table:table-cell>
          <table:table-cell/>
          <table:table-cell office:value-type="string" calcext:value-type="string">
            <text:p>Index Jan 2000=100, Monthly, Seasonally Adjusted</text:p>
          </table:table-cell>
          <table:table-cell/>
          <table:table-cell office:value-type="date" office:date-value="2025-09-06T13:36:05.85" calcext:value-type="date">
            <text:p>2025-09-06T13:36:05.850</text:p>
          </table:table-cell>
          <table:table-cell table:formula="of:=COM.MICROSOFT.CONCAT(CHAR(34);[.A2];CHAR(34);&quot;:&quot;;CHAR(34);[.B2];CHAR(34);&quot;,&quot;)" office:value-type="string" office:string-value="&quot;S&amp;P CoreLogic Case-Shiller U.S. National Home Price Index&quot;:&quot;CSUSHPISA&quot;," calcext:value-type="string">
            <text:p>"S&amp;P CoreLogic Case-Shiller U.S. National Home Price Index":"CSUSHPISA",</text:p>
          </table:table-cell>
        </table:table-row>
        <table:table-row table:style-name="ro1" table:visibility="filter">
          <table:table-cell office:value-type="string" calcext:value-type="string">
            <text:p>S&amp;P CoreLogic Case-Shiller U.S. National Home Price Index</text:p>
          </table:table-cell>
          <table:table-cell office:value-type="string" calcext:value-type="string">
            <text:p>CSUSHPISA</text:p>
          </table:table-cell>
          <table:table-cell office:value-type="string" calcext:value-type="string">
            <text:p>https://fred.stlouisfed.org/series/CSUSHPISA</text:p>
          </table:table-cell>
          <table:table-cell table:number-columns-repeated="4"/>
          <table:table-cell office:value-type="date" office:date-value="2025-09-06T13:36:05.88" calcext:value-type="date">
            <text:p>2025-09-06T13:36:05.88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SUSHPINSA</text:p>
          </table:table-cell>
          <table:table-cell office:value-type="string" calcext:value-type="string">
            <text:p>https://fred.stlouisfed.org/series/CSUSHPINSA</text:p>
          </table:table-cell>
          <table:table-cell table:number-columns-repeated="4"/>
          <table:table-cell office:value-type="date" office:date-value="2025-09-06T13:36:06.02" calcext:value-type="date">
            <text:p>2025-09-06T13:36:06.01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SUSHPINSA</text:p>
          </table:table-cell>
          <table:table-cell office:value-type="string" calcext:value-type="string">
            <text:p>https://fred.stlouisfed.org/series/CSUSHPINSA</text:p>
          </table:table-cell>
          <table:table-cell table:number-columns-repeated="4"/>
          <table:table-cell office:value-type="date" office:date-value="2025-09-06T13:36:06.06" calcext:value-type="date">
            <text:p>2025-09-06T13:36:06.05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SUSHPINSA</text:p>
          </table:table-cell>
          <table:table-cell office:value-type="string" calcext:value-type="string">
            <text:p>https://fred.stlouisfed.org/series/CSUSHPINSA</text:p>
          </table:table-cell>
          <table:table-cell table:number-columns-repeated="4"/>
          <table:table-cell office:value-type="date" office:date-value="2025-09-06T13:36:06.1" calcext:value-type="date">
            <text:p>2025-09-06T13:36:06.096</text:p>
          </table:table-cell>
          <table:table-cell/>
        </table:table-row>
        <table:table-row table:style-name="ro1">
          <table:table-cell office:value-type="string" calcext:value-type="string">
            <text:p>S&amp;P CoreLogic Case-Shiller 20-City Composite Home Price Index</text:p>
          </table:table-cell>
          <table:table-cell office:value-type="string" calcext:value-type="string">
            <text:p>SPCS20RSA</text:p>
          </table:table-cell>
          <table:table-cell office:value-type="string" calcext:value-type="string">
            <text:p>https://fred.stlouisfed.org/series/SPCS20RSA</text:p>
          </table:table-cell>
          <table:table-cell office:value-type="string" calcext:value-type="string">
            <text:p>View a monthly index that tracks changes in the price of residential real estate in 20 major metropolitan regions in the U.S.</text:p>
          </table:table-cell>
          <table:table-cell/>
          <table:table-cell office:value-type="string" calcext:value-type="string">
            <text:p>Index Jan 2000=100, Monthly, Seasonally Adjusted</text:p>
          </table:table-cell>
          <table:table-cell/>
          <table:table-cell office:value-type="date" office:date-value="2025-09-06T13:36:06.2" calcext:value-type="date">
            <text:p>2025-09-06T13:36:06.197</text:p>
          </table:table-cell>
          <table:table-cell table:formula="of:=COM.MICROSOFT.CONCAT(CHAR(34);[.A7];CHAR(34);&quot;:&quot;;CHAR(34);[.B7];CHAR(34);&quot;,&quot;)" office:value-type="string" office:string-value="&quot;S&amp;P CoreLogic Case-Shiller 20-City Composite Home Price Index&quot;:&quot;SPCS20RSA&quot;," calcext:value-type="string">
            <text:p>"S&amp;P CoreLogic Case-Shiller 20-City Composite Home Price Index":"SPCS20RSA",</text:p>
          </table:table-cell>
        </table:table-row>
        <table:table-row table:style-name="ro1" table:visibility="filter">
          <table:table-cell office:value-type="string" calcext:value-type="string">
            <text:p>S&amp;P CoreLogic Case-Shiller 20-City Composite Home Price Index</text:p>
          </table:table-cell>
          <table:table-cell office:value-type="string" calcext:value-type="string">
            <text:p>SPCS20RSA</text:p>
          </table:table-cell>
          <table:table-cell office:value-type="string" calcext:value-type="string">
            <text:p>https://fred.stlouisfed.org/series/SPCS20RSA</text:p>
          </table:table-cell>
          <table:table-cell table:number-columns-repeated="4"/>
          <table:table-cell office:value-type="date" office:date-value="2025-09-06T13:36:06.23" calcext:value-type="date">
            <text:p>2025-09-06T13:36:06.23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20RNSA</text:p>
          </table:table-cell>
          <table:table-cell office:value-type="string" calcext:value-type="string">
            <text:p>https://fred.stlouisfed.org/series/SPCS20RNSA</text:p>
          </table:table-cell>
          <table:table-cell table:number-columns-repeated="4"/>
          <table:table-cell office:value-type="date" office:date-value="2025-09-06T13:36:06.34" calcext:value-type="date">
            <text:p>2025-09-06T13:36:06.34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20RNSA</text:p>
          </table:table-cell>
          <table:table-cell office:value-type="string" calcext:value-type="string">
            <text:p>https://fred.stlouisfed.org/series/SPCS20RNSA</text:p>
          </table:table-cell>
          <table:table-cell table:number-columns-repeated="4"/>
          <table:table-cell office:value-type="date" office:date-value="2025-09-06T13:36:06.36" calcext:value-type="date">
            <text:p>2025-09-06T13:36:06.36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20RNSA</text:p>
          </table:table-cell>
          <table:table-cell office:value-type="string" calcext:value-type="string">
            <text:p>https://fred.stlouisfed.org/series/SPCS20RNSA</text:p>
          </table:table-cell>
          <table:table-cell table:number-columns-repeated="4"/>
          <table:table-cell office:value-type="date" office:date-value="2025-09-06T13:36:06.38" calcext:value-type="date">
            <text:p>2025-09-06T13:36:06.380</text:p>
          </table:table-cell>
          <table:table-cell/>
        </table:table-row>
        <table:table-row table:style-name="ro1">
          <table:table-cell office:value-type="string" calcext:value-type="string">
            <text:p>Purchase Only House Price Index for the United States</text:p>
          </table:table-cell>
          <table:table-cell office:value-type="string" calcext:value-type="string">
            <text:p>HPIPONM226S</text:p>
          </table:table-cell>
          <table:table-cell office:value-type="string" calcext:value-type="string">
            <text:p>https://fred.stlouisfed.org/series/HPIPONM226S</text:p>
          </table:table-cell>
          <table:table-cell office:value-type="string" calcext:value-type="string">
            <text:p>The purchase-only index is based on more than 6 million repeat sales transactions on the same single-family properties.</text:p>
          </table:table-cell>
          <table:table-cell/>
          <table:table-cell office:value-type="string" calcext:value-type="string">
            <text:p>Index Jan 1991=100, Monthly, Seasonally Adjusted</text:p>
          </table:table-cell>
          <table:table-cell/>
          <table:table-cell office:value-type="date" office:date-value="2025-09-06T13:36:06.46" calcext:value-type="date">
            <text:p>2025-09-06T13:36:06.463</text:p>
          </table:table-cell>
          <table:table-cell table:formula="of:=COM.MICROSOFT.CONCAT(CHAR(34);[.A12];CHAR(34);&quot;:&quot;;CHAR(34);[.B12];CHAR(34);&quot;,&quot;)" office:value-type="string" office:string-value="&quot;Purchase Only House Price Index for the United States&quot;:&quot;HPIPONM226S&quot;," calcext:value-type="string">
            <text:p>"Purchase Only House Price Index for the United States":"HPIPONM226S",</text:p>
          </table:table-cell>
        </table:table-row>
        <table:table-row table:style-name="ro1" table:visibility="filter">
          <table:table-cell office:value-type="string" calcext:value-type="string">
            <text:p>Purchase Only House Price Index for the United States</text:p>
          </table:table-cell>
          <table:table-cell office:value-type="string" calcext:value-type="string">
            <text:p>HPIPONM226S</text:p>
          </table:table-cell>
          <table:table-cell office:value-type="string" calcext:value-type="string">
            <text:p>https://fred.stlouisfed.org/series/HPIPONM226S</text:p>
          </table:table-cell>
          <table:table-cell table:number-columns-repeated="4"/>
          <table:table-cell office:value-type="date" office:date-value="2025-09-06T13:36:06.5" calcext:value-type="date">
            <text:p>2025-09-06T13:36:06.499</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HPIPONM226N</text:p>
          </table:table-cell>
          <table:table-cell office:value-type="string" calcext:value-type="string">
            <text:p>https://fred.stlouisfed.org/series/HPIPONM226N</text:p>
          </table:table-cell>
          <table:table-cell table:number-columns-repeated="4"/>
          <table:table-cell office:value-type="date" office:date-value="2025-09-06T13:36:06.64" calcext:value-type="date">
            <text:p>2025-09-06T13:36:06.640</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HPIPONM226N</text:p>
          </table:table-cell>
          <table:table-cell office:value-type="string" calcext:value-type="string">
            <text:p>https://fred.stlouisfed.org/series/HPIPONM226N</text:p>
          </table:table-cell>
          <table:table-cell table:number-columns-repeated="4"/>
          <table:table-cell office:value-type="date" office:date-value="2025-09-06T13:36:06.67" calcext:value-type="date">
            <text:p>2025-09-06T13:36:06.672</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HPIPONM226N</text:p>
          </table:table-cell>
          <table:table-cell office:value-type="string" calcext:value-type="string">
            <text:p>https://fred.stlouisfed.org/series/HPIPONM226N</text:p>
          </table:table-cell>
          <table:table-cell table:number-columns-repeated="4"/>
          <table:table-cell office:value-type="date" office:date-value="2025-09-06T13:36:06.7" calcext:value-type="date">
            <text:p>2025-09-06T13:36:06.705</text:p>
          </table:table-cell>
          <table:table-cell/>
        </table:table-row>
        <table:table-row table:style-name="ro1">
          <table:table-cell office:value-type="string" calcext:value-type="string">
            <text:p>S&amp;P CoreLogic Case-Shiller CA-San Francisco Home Price Index</text:p>
          </table:table-cell>
          <table:table-cell office:value-type="string" calcext:value-type="string">
            <text:p>SFXRSA</text:p>
          </table:table-cell>
          <table:table-cell office:value-type="string" calcext:value-type="string">
            <text:p>https://fred.stlouisfed.org/series/SF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San Francisco, Californi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an Francisco, California. Permission to reproduce this series can be requested from index_services@spdji.com. More contact details (http://us.spindices.com/contact-us/) are available, including phone numbers for all regional offices.</text:p>
          </table:table-cell>
          <table:table-cell/>
          <table:table-cell office:value-type="string" calcext:value-type="string">
            <text:p>Index Jan 2000=100, Monthly, Seasonally Adjusted</text:p>
          </table:table-cell>
          <table:table-cell/>
          <table:table-cell office:value-type="date" office:date-value="2025-09-06T13:36:06.76" calcext:value-type="date">
            <text:p>2025-09-06T13:36:06.764</text:p>
          </table:table-cell>
          <table:table-cell table:formula="of:=COM.MICROSOFT.CONCAT(CHAR(34);[.A17];CHAR(34);&quot;:&quot;;CHAR(34);[.B17];CHAR(34);&quot;,&quot;)" office:value-type="string" office:string-value="&quot;S&amp;P CoreLogic Case-Shiller CA-San Francisco Home Price Index&quot;:&quot;SFXRSA&quot;," calcext:value-type="string">
            <text:p>"S&amp;P CoreLogic Case-Shiller CA-San Francisco Home Price Index":"SFXRSA",</text:p>
          </table:table-cell>
        </table:table-row>
        <table:table-row table:style-name="ro1" table:visibility="filter">
          <table:table-cell office:value-type="string" calcext:value-type="string">
            <text:p>S&amp;P CoreLogic Case-Shiller CA-San Francisco Home Price Index</text:p>
          </table:table-cell>
          <table:table-cell office:value-type="string" calcext:value-type="string">
            <text:p>SFXRSA</text:p>
          </table:table-cell>
          <table:table-cell office:value-type="string" calcext:value-type="string">
            <text:p>https://fred.stlouisfed.org/series/SFXRSA</text:p>
          </table:table-cell>
          <table:table-cell table:number-columns-repeated="4"/>
          <table:table-cell office:value-type="date" office:date-value="2025-09-06T13:36:06.79" calcext:value-type="date">
            <text:p>2025-09-06T13:36:06.78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NSA</text:p>
          </table:table-cell>
          <table:table-cell office:value-type="string" calcext:value-type="string">
            <text:p>https://fred.stlouisfed.org/series/SFXRNSA</text:p>
          </table:table-cell>
          <table:table-cell table:number-columns-repeated="4"/>
          <table:table-cell office:value-type="date" office:date-value="2025-09-06T13:36:06.88" calcext:value-type="date">
            <text:p>2025-09-06T13:36:06.87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NSA</text:p>
          </table:table-cell>
          <table:table-cell office:value-type="string" calcext:value-type="string">
            <text:p>https://fred.stlouisfed.org/series/SFXRNSA</text:p>
          </table:table-cell>
          <table:table-cell table:number-columns-repeated="4"/>
          <table:table-cell office:value-type="date" office:date-value="2025-09-06T13:36:06.9" calcext:value-type="date">
            <text:p>2025-09-06T13:36:06.89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NSA</text:p>
          </table:table-cell>
          <table:table-cell office:value-type="string" calcext:value-type="string">
            <text:p>https://fred.stlouisfed.org/series/SFXRNSA</text:p>
          </table:table-cell>
          <table:table-cell table:number-columns-repeated="4"/>
          <table:table-cell office:value-type="date" office:date-value="2025-09-06T13:36:06.92" calcext:value-type="date">
            <text:p>2025-09-06T13:36:06.918</text:p>
          </table:table-cell>
          <table:table-cell/>
        </table:table-row>
        <table:table-row table:style-name="ro1">
          <table:table-cell office:value-type="string" calcext:value-type="string">
            <text:p>S&amp;P CoreLogic Case-Shiller CA-Los Angeles Home Price Index</text:p>
          </table:table-cell>
          <table:table-cell office:value-type="string" calcext:value-type="string">
            <text:p>LXXRSA</text:p>
          </table:table-cell>
          <table:table-cell office:value-type="string" calcext:value-type="string">
            <text:p>https://fred.stlouisfed.org/series/LX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Los Angeles, Californi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Los Angeles, Californi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6.99" calcext:value-type="date">
            <text:p>2025-09-06T13:36:06.986</text:p>
          </table:table-cell>
          <table:table-cell table:formula="of:=COM.MICROSOFT.CONCAT(CHAR(34);[.A22];CHAR(34);&quot;:&quot;;CHAR(34);[.B22];CHAR(34);&quot;,&quot;)" office:value-type="string" office:string-value="&quot;S&amp;P CoreLogic Case-Shiller CA-Los Angeles Home Price Index&quot;:&quot;LXXRSA&quot;," calcext:value-type="string">
            <text:p>"S&amp;P CoreLogic Case-Shiller CA-Los Angeles Home Price Index":"LXXRSA",</text:p>
          </table:table-cell>
        </table:table-row>
        <table:table-row table:style-name="ro1" table:visibility="filter">
          <table:table-cell office:value-type="string" calcext:value-type="string">
            <text:p>S&amp;P CoreLogic Case-Shiller CA-Los Angeles Home Price Index</text:p>
          </table:table-cell>
          <table:table-cell office:value-type="string" calcext:value-type="string">
            <text:p>LXXRSA</text:p>
          </table:table-cell>
          <table:table-cell office:value-type="string" calcext:value-type="string">
            <text:p>https://fred.stlouisfed.org/series/LXXRSA</text:p>
          </table:table-cell>
          <table:table-cell table:number-columns-repeated="4"/>
          <table:table-cell office:value-type="date" office:date-value="2025-09-06T13:36:07.01" calcext:value-type="date">
            <text:p>2025-09-06T13:36:07.00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NSA</text:p>
          </table:table-cell>
          <table:table-cell office:value-type="string" calcext:value-type="string">
            <text:p>https://fred.stlouisfed.org/series/LXXRNSA</text:p>
          </table:table-cell>
          <table:table-cell table:number-columns-repeated="4"/>
          <table:table-cell office:value-type="date" office:date-value="2025-09-06T13:36:07.12" calcext:value-type="date">
            <text:p>2025-09-06T13:36:07.11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NSA</text:p>
          </table:table-cell>
          <table:table-cell office:value-type="string" calcext:value-type="string">
            <text:p>https://fred.stlouisfed.org/series/LXXRNSA</text:p>
          </table:table-cell>
          <table:table-cell table:number-columns-repeated="4"/>
          <table:table-cell office:value-type="date" office:date-value="2025-09-06T13:36:07.15" calcext:value-type="date">
            <text:p>2025-09-06T13:36:07.15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NSA</text:p>
          </table:table-cell>
          <table:table-cell office:value-type="string" calcext:value-type="string">
            <text:p>https://fred.stlouisfed.org/series/LXXRNSA</text:p>
          </table:table-cell>
          <table:table-cell table:number-columns-repeated="4"/>
          <table:table-cell office:value-type="date" office:date-value="2025-09-06T13:36:07.18" calcext:value-type="date">
            <text:p>2025-09-06T13:36:07.179</text:p>
          </table:table-cell>
          <table:table-cell/>
        </table:table-row>
        <table:table-row table:style-name="ro1">
          <table:table-cell office:value-type="string" calcext:value-type="string">
            <text:p>S&amp;P CoreLogic Case-Shiller NY-New York Home Price Index</text:p>
          </table:table-cell>
          <table:table-cell office:value-type="string" calcext:value-type="string">
            <text:p>NYXRSA</text:p>
          </table:table-cell>
          <table:table-cell office:value-type="string" calcext:value-type="string">
            <text:p>https://fred.stlouisfed.org/series/NY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New York, New York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New York, New York.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7.26" calcext:value-type="date">
            <text:p>2025-09-06T13:36:07.262</text:p>
          </table:table-cell>
          <table:table-cell table:formula="of:=COM.MICROSOFT.CONCAT(CHAR(34);[.A27];CHAR(34);&quot;:&quot;;CHAR(34);[.B27];CHAR(34);&quot;,&quot;)" office:value-type="string" office:string-value="&quot;S&amp;P CoreLogic Case-Shiller NY-New York Home Price Index&quot;:&quot;NYXRSA&quot;," calcext:value-type="string">
            <text:p>"S&amp;P CoreLogic Case-Shiller NY-New York Home Price Index":"NYXRSA",</text:p>
          </table:table-cell>
        </table:table-row>
        <table:table-row table:style-name="ro1" table:visibility="filter">
          <table:table-cell office:value-type="string" calcext:value-type="string">
            <text:p>S&amp;P CoreLogic Case-Shiller NY-New York Home Price Index</text:p>
          </table:table-cell>
          <table:table-cell office:value-type="string" calcext:value-type="string">
            <text:p>NYXRSA</text:p>
          </table:table-cell>
          <table:table-cell office:value-type="string" calcext:value-type="string">
            <text:p>https://fred.stlouisfed.org/series/NYXRSA</text:p>
          </table:table-cell>
          <table:table-cell table:number-columns-repeated="4"/>
          <table:table-cell office:value-type="date" office:date-value="2025-09-06T13:36:07.29" calcext:value-type="date">
            <text:p>2025-09-06T13:36:07.29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NSA</text:p>
          </table:table-cell>
          <table:table-cell office:value-type="string" calcext:value-type="string">
            <text:p>https://fred.stlouisfed.org/series/NYXRNSA</text:p>
          </table:table-cell>
          <table:table-cell table:number-columns-repeated="4"/>
          <table:table-cell office:value-type="date" office:date-value="2025-09-06T13:36:07.39" calcext:value-type="date">
            <text:p>2025-09-06T13:36:07.39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NSA</text:p>
          </table:table-cell>
          <table:table-cell office:value-type="string" calcext:value-type="string">
            <text:p>https://fred.stlouisfed.org/series/NYXRNSA</text:p>
          </table:table-cell>
          <table:table-cell table:number-columns-repeated="4"/>
          <table:table-cell office:value-type="date" office:date-value="2025-09-06T13:36:07.41" calcext:value-type="date">
            <text:p>2025-09-06T13:36:07.41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NSA</text:p>
          </table:table-cell>
          <table:table-cell office:value-type="string" calcext:value-type="string">
            <text:p>https://fred.stlouisfed.org/series/NYXRNSA</text:p>
          </table:table-cell>
          <table:table-cell table:number-columns-repeated="4"/>
          <table:table-cell office:value-type="date" office:date-value="2025-09-06T13:36:07.43" calcext:value-type="date">
            <text:p>2025-09-06T13:36:07.433</text:p>
          </table:table-cell>
          <table:table-cell/>
        </table:table-row>
        <table:table-row table:style-name="ro1">
          <table:table-cell office:value-type="string" calcext:value-type="string">
            <text:p>S&amp;P CoreLogic Case-Shiller IL-Chicago Home Price Index</text:p>
          </table:table-cell>
          <table:table-cell office:value-type="string" calcext:value-type="string">
            <text:p>CHXRSA</text:p>
          </table:table-cell>
          <table:table-cell office:value-type="string" calcext:value-type="string">
            <text:p>https://fred.stlouisfed.org/series/CH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Chicago, Illinois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hicago, Illinois.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7.5" calcext:value-type="date">
            <text:p>2025-09-06T13:36:07.496</text:p>
          </table:table-cell>
          <table:table-cell table:formula="of:=COM.MICROSOFT.CONCAT(CHAR(34);[.A32];CHAR(34);&quot;:&quot;;CHAR(34);[.B32];CHAR(34);&quot;,&quot;)" office:value-type="string" office:string-value="&quot;S&amp;P CoreLogic Case-Shiller IL-Chicago Home Price Index&quot;:&quot;CHXRSA&quot;," calcext:value-type="string">
            <text:p>"S&amp;P CoreLogic Case-Shiller IL-Chicago Home Price Index":"CHXRSA",</text:p>
          </table:table-cell>
        </table:table-row>
        <table:table-row table:style-name="ro1" table:visibility="filter">
          <table:table-cell office:value-type="string" calcext:value-type="string">
            <text:p>S&amp;P CoreLogic Case-Shiller IL-Chicago Home Price Index</text:p>
          </table:table-cell>
          <table:table-cell office:value-type="string" calcext:value-type="string">
            <text:p>CHXRSA</text:p>
          </table:table-cell>
          <table:table-cell office:value-type="string" calcext:value-type="string">
            <text:p>https://fred.stlouisfed.org/series/CHXRSA</text:p>
          </table:table-cell>
          <table:table-cell table:number-columns-repeated="4"/>
          <table:table-cell office:value-type="date" office:date-value="2025-09-06T13:36:07.52" calcext:value-type="date">
            <text:p>2025-09-06T13:36:07.51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NSA</text:p>
          </table:table-cell>
          <table:table-cell office:value-type="string" calcext:value-type="string">
            <text:p>https://fred.stlouisfed.org/series/CHXRNSA</text:p>
          </table:table-cell>
          <table:table-cell table:number-columns-repeated="4"/>
          <table:table-cell office:value-type="date" office:date-value="2025-09-06T13:36:07.6" calcext:value-type="date">
            <text:p>2025-09-06T13:36:07.60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NSA</text:p>
          </table:table-cell>
          <table:table-cell office:value-type="string" calcext:value-type="string">
            <text:p>https://fred.stlouisfed.org/series/CHXRNSA</text:p>
          </table:table-cell>
          <table:table-cell table:number-columns-repeated="4"/>
          <table:table-cell office:value-type="date" office:date-value="2025-09-06T13:36:07.63" calcext:value-type="date">
            <text:p>2025-09-06T13:36:07.62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NSA</text:p>
          </table:table-cell>
          <table:table-cell office:value-type="string" calcext:value-type="string">
            <text:p>https://fred.stlouisfed.org/series/CHXRNSA</text:p>
          </table:table-cell>
          <table:table-cell table:number-columns-repeated="4"/>
          <table:table-cell office:value-type="date" office:date-value="2025-09-06T13:36:07.66" calcext:value-type="date">
            <text:p>2025-09-06T13:36:07.657</text:p>
          </table:table-cell>
          <table:table-cell/>
        </table:table-row>
        <table:table-row table:style-name="ro1">
          <table:table-cell office:value-type="string" calcext:value-type="string">
            <text:p>S&amp;P CoreLogic Case-Shiller WA-Seattle Home Price Index</text:p>
          </table:table-cell>
          <table:table-cell office:value-type="string" calcext:value-type="string">
            <text:p>SEXRSA</text:p>
          </table:table-cell>
          <table:table-cell office:value-type="string" calcext:value-type="string">
            <text:p>https://fred.stlouisfed.org/series/SE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Seattle, Washington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eattle, Washington.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7.76" calcext:value-type="date">
            <text:p>2025-09-06T13:36:07.763</text:p>
          </table:table-cell>
          <table:table-cell table:formula="of:=COM.MICROSOFT.CONCAT(CHAR(34);[.A37];CHAR(34);&quot;:&quot;;CHAR(34);[.B37];CHAR(34);&quot;,&quot;)" office:value-type="string" office:string-value="&quot;S&amp;P CoreLogic Case-Shiller WA-Seattle Home Price Index&quot;:&quot;SEXRSA&quot;," calcext:value-type="string">
            <text:p>"S&amp;P CoreLogic Case-Shiller WA-Seattle Home Price Index":"SEXRSA",</text:p>
          </table:table-cell>
        </table:table-row>
        <table:table-row table:style-name="ro1" table:visibility="filter">
          <table:table-cell office:value-type="string" calcext:value-type="string">
            <text:p>S&amp;P CoreLogic Case-Shiller WA-Seattle Home Price Index</text:p>
          </table:table-cell>
          <table:table-cell office:value-type="string" calcext:value-type="string">
            <text:p>SEXRSA</text:p>
          </table:table-cell>
          <table:table-cell office:value-type="string" calcext:value-type="string">
            <text:p>https://fred.stlouisfed.org/series/SEXRSA</text:p>
          </table:table-cell>
          <table:table-cell table:number-columns-repeated="4"/>
          <table:table-cell office:value-type="date" office:date-value="2025-09-06T13:36:07.79" calcext:value-type="date">
            <text:p>2025-09-06T13:36:07.7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NSA</text:p>
          </table:table-cell>
          <table:table-cell office:value-type="string" calcext:value-type="string">
            <text:p>https://fred.stlouisfed.org/series/SEXRNSA</text:p>
          </table:table-cell>
          <table:table-cell table:number-columns-repeated="4"/>
          <table:table-cell office:value-type="date" office:date-value="2025-09-06T13:36:07.9" calcext:value-type="date">
            <text:p>2025-09-06T13:36:07.90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NSA</text:p>
          </table:table-cell>
          <table:table-cell office:value-type="string" calcext:value-type="string">
            <text:p>https://fred.stlouisfed.org/series/SEXRNSA</text:p>
          </table:table-cell>
          <table:table-cell table:number-columns-repeated="4"/>
          <table:table-cell office:value-type="date" office:date-value="2025-09-06T13:36:07.93" calcext:value-type="date">
            <text:p>2025-09-06T13:36:07.92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NSA</text:p>
          </table:table-cell>
          <table:table-cell office:value-type="string" calcext:value-type="string">
            <text:p>https://fred.stlouisfed.org/series/SEXRNSA</text:p>
          </table:table-cell>
          <table:table-cell table:number-columns-repeated="4"/>
          <table:table-cell office:value-type="date" office:date-value="2025-09-06T13:36:07.94" calcext:value-type="date">
            <text:p>2025-09-06T13:36:07.945</text:p>
          </table:table-cell>
          <table:table-cell/>
        </table:table-row>
        <table:table-row table:style-name="ro1">
          <table:table-cell office:value-type="string" calcext:value-type="string">
            <text:p>S&amp;P CoreLogic Case-Shiller FL-Miami Home Price Index</text:p>
          </table:table-cell>
          <table:table-cell office:value-type="string" calcext:value-type="string">
            <text:p>MIXRSA</text:p>
          </table:table-cell>
          <table:table-cell office:value-type="string" calcext:value-type="string">
            <text:p>https://fred.stlouisfed.org/series/MI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Miami, Florid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Miami, Florid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8" calcext:value-type="date">
            <text:p>2025-09-06T13:36:08.004</text:p>
          </table:table-cell>
          <table:table-cell table:formula="of:=COM.MICROSOFT.CONCAT(CHAR(34);[.A42];CHAR(34);&quot;:&quot;;CHAR(34);[.B42];CHAR(34);&quot;,&quot;)" office:value-type="string" office:string-value="&quot;S&amp;P CoreLogic Case-Shiller FL-Miami Home Price Index&quot;:&quot;MIXRSA&quot;," calcext:value-type="string">
            <text:p>"S&amp;P CoreLogic Case-Shiller FL-Miami Home Price Index":"MIXRSA",</text:p>
          </table:table-cell>
        </table:table-row>
        <table:table-row table:style-name="ro1" table:visibility="filter">
          <table:table-cell office:value-type="string" calcext:value-type="string">
            <text:p>S&amp;P CoreLogic Case-Shiller FL-Miami Home Price Index</text:p>
          </table:table-cell>
          <table:table-cell office:value-type="string" calcext:value-type="string">
            <text:p>MIXRSA</text:p>
          </table:table-cell>
          <table:table-cell office:value-type="string" calcext:value-type="string">
            <text:p>https://fred.stlouisfed.org/series/MIXRSA</text:p>
          </table:table-cell>
          <table:table-cell table:number-columns-repeated="4"/>
          <table:table-cell office:value-type="date" office:date-value="2025-09-06T13:36:08.03" calcext:value-type="date">
            <text:p>2025-09-06T13:36:08.02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NSA</text:p>
          </table:table-cell>
          <table:table-cell office:value-type="string" calcext:value-type="string">
            <text:p>https://fred.stlouisfed.org/series/MIXRNSA</text:p>
          </table:table-cell>
          <table:table-cell table:number-columns-repeated="4"/>
          <table:table-cell office:value-type="date" office:date-value="2025-09-06T13:36:08.14" calcext:value-type="date">
            <text:p>2025-09-06T13:36:08.13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NSA</text:p>
          </table:table-cell>
          <table:table-cell office:value-type="string" calcext:value-type="string">
            <text:p>https://fred.stlouisfed.org/series/MIXRNSA</text:p>
          </table:table-cell>
          <table:table-cell table:number-columns-repeated="4"/>
          <table:table-cell office:value-type="date" office:date-value="2025-09-06T13:36:08.16" calcext:value-type="date">
            <text:p>2025-09-06T13:36:08.16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NSA</text:p>
          </table:table-cell>
          <table:table-cell office:value-type="string" calcext:value-type="string">
            <text:p>https://fred.stlouisfed.org/series/MIXRNSA</text:p>
          </table:table-cell>
          <table:table-cell table:number-columns-repeated="4"/>
          <table:table-cell office:value-type="date" office:date-value="2025-09-06T13:36:08.2" calcext:value-type="date">
            <text:p>2025-09-06T13:36:08.200</text:p>
          </table:table-cell>
          <table:table-cell/>
        </table:table-row>
        <table:table-row table:style-name="ro1">
          <table:table-cell office:value-type="string" calcext:value-type="string">
            <text:p>Condo Price Index for New York, New York</text:p>
          </table:table-cell>
          <table:table-cell office:value-type="string" calcext:value-type="string">
            <text:p>NYXRCSA</text:p>
          </table:table-cell>
          <table:table-cell office:value-type="string" calcext:value-type="string">
            <text:p>https://fred.stlouisfed.org/series/NYXRC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08.31" calcext:value-type="date">
            <text:p>2025-09-06T13:36:08.306</text:p>
          </table:table-cell>
          <table:table-cell table:formula="of:=COM.MICROSOFT.CONCAT(CHAR(34);[.A47];CHAR(34);&quot;:&quot;;CHAR(34);[.B47];CHAR(34);&quot;,&quot;)" office:value-type="string" office:string-value="&quot;Condo Price Index for New York, New York&quot;:&quot;NYXRCSA&quot;," calcext:value-type="string">
            <text:p>"Condo Price Index for New York, New York":"NYXRCSA",</text:p>
          </table:table-cell>
        </table:table-row>
        <table:table-row table:style-name="ro1" table:visibility="filter">
          <table:table-cell office:value-type="string" calcext:value-type="string">
            <text:p>Condo Price Index for New York, New York</text:p>
          </table:table-cell>
          <table:table-cell office:value-type="string" calcext:value-type="string">
            <text:p>NYXRCSA</text:p>
          </table:table-cell>
          <table:table-cell office:value-type="string" calcext:value-type="string">
            <text:p>https://fred.stlouisfed.org/series/NYXRCSA</text:p>
          </table:table-cell>
          <table:table-cell table:number-columns-repeated="4"/>
          <table:table-cell office:value-type="date" office:date-value="2025-09-06T13:36:08.33" calcext:value-type="date">
            <text:p>2025-09-06T13:36:08.33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CNSA</text:p>
          </table:table-cell>
          <table:table-cell office:value-type="string" calcext:value-type="string">
            <text:p>https://fred.stlouisfed.org/series/NYXRCNSA</text:p>
          </table:table-cell>
          <table:table-cell table:number-columns-repeated="4"/>
          <table:table-cell office:value-type="date" office:date-value="2025-09-06T13:36:08.46" calcext:value-type="date">
            <text:p>2025-09-06T13:36:08.45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CNSA</text:p>
          </table:table-cell>
          <table:table-cell office:value-type="string" calcext:value-type="string">
            <text:p>https://fred.stlouisfed.org/series/NYXRCNSA</text:p>
          </table:table-cell>
          <table:table-cell table:number-columns-repeated="4"/>
          <table:table-cell office:value-type="date" office:date-value="2025-09-06T13:36:08.49" calcext:value-type="date">
            <text:p>2025-09-06T13:36:08.48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CNSA</text:p>
          </table:table-cell>
          <table:table-cell office:value-type="string" calcext:value-type="string">
            <text:p>https://fred.stlouisfed.org/series/NYXRCNSA</text:p>
          </table:table-cell>
          <table:table-cell table:number-columns-repeated="4"/>
          <table:table-cell office:value-type="date" office:date-value="2025-09-06T13:36:08.51" calcext:value-type="date">
            <text:p>2025-09-06T13:36:08.509</text:p>
          </table:table-cell>
          <table:table-cell/>
        </table:table-row>
        <table:table-row table:style-name="ro1">
          <table:table-cell office:value-type="string" calcext:value-type="string">
            <text:p>S&amp;P CoreLogic Case-Shiller CA-San Diego Home Price Index</text:p>
          </table:table-cell>
          <table:table-cell office:value-type="string" calcext:value-type="string">
            <text:p>SDXRSA</text:p>
          </table:table-cell>
          <table:table-cell office:value-type="string" calcext:value-type="string">
            <text:p>https://fred.stlouisfed.org/series/SD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San Diego, Californi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an Diego, Californi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8.59" calcext:value-type="date">
            <text:p>2025-09-06T13:36:08.588</text:p>
          </table:table-cell>
          <table:table-cell table:formula="of:=COM.MICROSOFT.CONCAT(CHAR(34);[.A52];CHAR(34);&quot;:&quot;;CHAR(34);[.B52];CHAR(34);&quot;,&quot;)" office:value-type="string" office:string-value="&quot;S&amp;P CoreLogic Case-Shiller CA-San Diego Home Price Index&quot;:&quot;SDXRSA&quot;," calcext:value-type="string">
            <text:p>"S&amp;P CoreLogic Case-Shiller CA-San Diego Home Price Index":"SDXRSA",</text:p>
          </table:table-cell>
        </table:table-row>
        <table:table-row table:style-name="ro1" table:visibility="filter">
          <table:table-cell office:value-type="string" calcext:value-type="string">
            <text:p>S&amp;P CoreLogic Case-Shiller CA-San Diego Home Price Index</text:p>
          </table:table-cell>
          <table:table-cell office:value-type="string" calcext:value-type="string">
            <text:p>SDXRSA</text:p>
          </table:table-cell>
          <table:table-cell office:value-type="string" calcext:value-type="string">
            <text:p>https://fred.stlouisfed.org/series/SDXRSA</text:p>
          </table:table-cell>
          <table:table-cell table:number-columns-repeated="4"/>
          <table:table-cell office:value-type="date" office:date-value="2025-09-06T13:36:08.63" calcext:value-type="date">
            <text:p>2025-09-06T13:36:08.62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NSA</text:p>
          </table:table-cell>
          <table:table-cell office:value-type="string" calcext:value-type="string">
            <text:p>https://fred.stlouisfed.org/series/SDXRNSA</text:p>
          </table:table-cell>
          <table:table-cell table:number-columns-repeated="4"/>
          <table:table-cell office:value-type="date" office:date-value="2025-09-06T13:36:08.77" calcext:value-type="date">
            <text:p>2025-09-06T13:36:08.76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NSA</text:p>
          </table:table-cell>
          <table:table-cell office:value-type="string" calcext:value-type="string">
            <text:p>https://fred.stlouisfed.org/series/SDXRNSA</text:p>
          </table:table-cell>
          <table:table-cell table:number-columns-repeated="4"/>
          <table:table-cell office:value-type="date" office:date-value="2025-09-06T13:36:08.79" calcext:value-type="date">
            <text:p>2025-09-06T13:36:08.7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NSA</text:p>
          </table:table-cell>
          <table:table-cell office:value-type="string" calcext:value-type="string">
            <text:p>https://fred.stlouisfed.org/series/SDXRNSA</text:p>
          </table:table-cell>
          <table:table-cell table:number-columns-repeated="4"/>
          <table:table-cell office:value-type="date" office:date-value="2025-09-06T13:36:08.82" calcext:value-type="date">
            <text:p>2025-09-06T13:36:08.825</text:p>
          </table:table-cell>
          <table:table-cell/>
        </table:table-row>
        <table:table-row table:style-name="ro1">
          <table:table-cell office:value-type="string" calcext:value-type="string">
            <text:p>Research Consumer Price Index: Housing</text:p>
          </table:table-cell>
          <table:table-cell office:value-type="string" calcext:value-type="string">
            <text:p>CPIEHOUSE</text:p>
          </table:table-cell>
          <table:table-cell office:value-type="string" calcext:value-type="string">
            <text:p>https://fred.stlouisfed.org/series/CPIEHOUSE</text:p>
          </table:table-cell>
          <table:table-cell office:value-type="string" calcext:value-type="string">
            <text:p>The BLS calculates a research price index called the Consumer Price Index for Americans 62 years of age and older, or R-CPI-E. The R-CPI-E is used by those interested in measures of price change specifically based on the spending patterns of the elderly (as defined in the construction of this index). Official uses of the R-CPI-E have been considered by other government agencies but not implemented due to several limitations. These limitations must be considered and understood by potential users of the data, and any conclusions drawn from these analyses should be treated as tentative. See the Bureau of Labor Statistics (BLS) (https://www.bls.gov/cpi/research-series/r-cpi-e-home.htm) from more information.</text:p>
          </table:table-cell>
          <table:table-cell/>
          <table:table-cell office:value-type="string" calcext:value-type="string">
            <text:p>Index 1982=100, Monthly, Seasonally Adjusted</text:p>
          </table:table-cell>
          <table:table-cell/>
          <table:table-cell office:value-type="date" office:date-value="2025-09-06T13:36:08.89" calcext:value-type="date">
            <text:p>2025-09-06T13:36:08.892</text:p>
          </table:table-cell>
          <table:table-cell table:formula="of:=COM.MICROSOFT.CONCAT(CHAR(34);[.A57];CHAR(34);&quot;:&quot;;CHAR(34);[.B57];CHAR(34);&quot;,&quot;)" office:value-type="string" office:string-value="&quot;Research Consumer Price Index: Housing&quot;:&quot;CPIEHOUSE&quot;," calcext:value-type="string">
            <text:p>"Research Consumer Price Index: Housing":"CPIEHOUSE",</text:p>
          </table:table-cell>
        </table:table-row>
        <table:table-row table:style-name="ro1" table:visibility="filter">
          <table:table-cell office:value-type="string" calcext:value-type="string">
            <text:p>Research Consumer Price Index: Housing</text:p>
          </table:table-cell>
          <table:table-cell office:value-type="string" calcext:value-type="string">
            <text:p>CPIEHOUSE</text:p>
          </table:table-cell>
          <table:table-cell office:value-type="string" calcext:value-type="string">
            <text:p>https://fred.stlouisfed.org/series/CPIEHOUSE</text:p>
          </table:table-cell>
          <table:table-cell table:number-columns-repeated="4"/>
          <table:table-cell office:value-type="date" office:date-value="2025-09-06T13:36:08.91" calcext:value-type="date">
            <text:p>2025-09-06T13:36:08.912</text:p>
          </table:table-cell>
          <table:table-cell/>
        </table:table-row>
        <table:table-row table:style-name="ro1">
          <table:table-cell office:value-type="string" calcext:value-type="string">
            <text:p>S&amp;P CoreLogic Case-Shiller CO-Denver Home Price Index</text:p>
          </table:table-cell>
          <table:table-cell office:value-type="string" calcext:value-type="string">
            <text:p>DNXRSA</text:p>
          </table:table-cell>
          <table:table-cell office:value-type="string" calcext:value-type="string">
            <text:p>https://fred.stlouisfed.org/series/DN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Denver, Colorado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enver, Colorado.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9.01" calcext:value-type="date">
            <text:p>2025-09-06T13:36:09.015</text:p>
          </table:table-cell>
          <table:table-cell table:formula="of:=COM.MICROSOFT.CONCAT(CHAR(34);[.A59];CHAR(34);&quot;:&quot;;CHAR(34);[.B59];CHAR(34);&quot;,&quot;)" office:value-type="string" office:string-value="&quot;S&amp;P CoreLogic Case-Shiller CO-Denver Home Price Index&quot;:&quot;DNXRSA&quot;," calcext:value-type="string">
            <text:p>"S&amp;P CoreLogic Case-Shiller CO-Denver Home Price Index":"DNXRSA",</text:p>
          </table:table-cell>
        </table:table-row>
        <table:table-row table:style-name="ro1" table:visibility="filter">
          <table:table-cell office:value-type="string" calcext:value-type="string">
            <text:p>S&amp;P CoreLogic Case-Shiller CO-Denver Home Price Index</text:p>
          </table:table-cell>
          <table:table-cell office:value-type="string" calcext:value-type="string">
            <text:p>DNXRSA</text:p>
          </table:table-cell>
          <table:table-cell office:value-type="string" calcext:value-type="string">
            <text:p>https://fred.stlouisfed.org/series/DNXRSA</text:p>
          </table:table-cell>
          <table:table-cell table:number-columns-repeated="4"/>
          <table:table-cell office:value-type="date" office:date-value="2025-09-06T13:36:09.03" calcext:value-type="date">
            <text:p>2025-09-06T13:36:09.03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NSA</text:p>
          </table:table-cell>
          <table:table-cell office:value-type="string" calcext:value-type="string">
            <text:p>https://fred.stlouisfed.org/series/DNXRNSA</text:p>
          </table:table-cell>
          <table:table-cell table:number-columns-repeated="4"/>
          <table:table-cell office:value-type="date" office:date-value="2025-09-06T13:36:09.15" calcext:value-type="date">
            <text:p>2025-09-06T13:36:09.15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NSA</text:p>
          </table:table-cell>
          <table:table-cell office:value-type="string" calcext:value-type="string">
            <text:p>https://fred.stlouisfed.org/series/DNXRNSA</text:p>
          </table:table-cell>
          <table:table-cell table:number-columns-repeated="4"/>
          <table:table-cell office:value-type="date" office:date-value="2025-09-06T13:36:09.18" calcext:value-type="date">
            <text:p>2025-09-06T13:36:09.18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NSA</text:p>
          </table:table-cell>
          <table:table-cell office:value-type="string" calcext:value-type="string">
            <text:p>https://fred.stlouisfed.org/series/DNXRNSA</text:p>
          </table:table-cell>
          <table:table-cell table:number-columns-repeated="4"/>
          <table:table-cell office:value-type="date" office:date-value="2025-09-06T13:36:09.22" calcext:value-type="date">
            <text:p>2025-09-06T13:36:09.215</text:p>
          </table:table-cell>
          <table:table-cell/>
        </table:table-row>
        <table:table-row table:style-name="ro1">
          <table:table-cell office:value-type="string" calcext:value-type="string">
            <text:p>S&amp;P CoreLogic Case-Shiller TX-Dallas Home Price Index</text:p>
          </table:table-cell>
          <table:table-cell office:value-type="string" calcext:value-type="string">
            <text:p>DAXRSA</text:p>
          </table:table-cell>
          <table:table-cell office:value-type="string" calcext:value-type="string">
            <text:p>https://fred.stlouisfed.org/series/DA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Dallas, Texas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allas, Texas.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9.3" calcext:value-type="date">
            <text:p>2025-09-06T13:36:09.304</text:p>
          </table:table-cell>
          <table:table-cell table:formula="of:=COM.MICROSOFT.CONCAT(CHAR(34);[.A64];CHAR(34);&quot;:&quot;;CHAR(34);[.B64];CHAR(34);&quot;,&quot;)" office:value-type="string" office:string-value="&quot;S&amp;P CoreLogic Case-Shiller TX-Dallas Home Price Index&quot;:&quot;DAXRSA&quot;," calcext:value-type="string">
            <text:p>"S&amp;P CoreLogic Case-Shiller TX-Dallas Home Price Index":"DAXRSA",</text:p>
          </table:table-cell>
        </table:table-row>
        <table:table-row table:style-name="ro1" table:visibility="filter">
          <table:table-cell office:value-type="string" calcext:value-type="string">
            <text:p>S&amp;P CoreLogic Case-Shiller TX-Dallas Home Price Index</text:p>
          </table:table-cell>
          <table:table-cell office:value-type="string" calcext:value-type="string">
            <text:p>DAXRSA</text:p>
          </table:table-cell>
          <table:table-cell office:value-type="string" calcext:value-type="string">
            <text:p>https://fred.stlouisfed.org/series/DAXRSA</text:p>
          </table:table-cell>
          <table:table-cell table:number-columns-repeated="4"/>
          <table:table-cell office:value-type="date" office:date-value="2025-09-06T13:36:09.34" calcext:value-type="date">
            <text:p>2025-09-06T13:36:09.33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AXRNSA</text:p>
          </table:table-cell>
          <table:table-cell office:value-type="string" calcext:value-type="string">
            <text:p>https://fred.stlouisfed.org/series/DAXRNSA</text:p>
          </table:table-cell>
          <table:table-cell table:number-columns-repeated="4"/>
          <table:table-cell office:value-type="date" office:date-value="2025-09-06T13:36:09.47" calcext:value-type="date">
            <text:p>2025-09-06T13:36:09.46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AXRNSA</text:p>
          </table:table-cell>
          <table:table-cell office:value-type="string" calcext:value-type="string">
            <text:p>https://fred.stlouisfed.org/series/DAXRNSA</text:p>
          </table:table-cell>
          <table:table-cell table:number-columns-repeated="4"/>
          <table:table-cell office:value-type="date" office:date-value="2025-09-06T13:36:09.5" calcext:value-type="date">
            <text:p>2025-09-06T13:36:09.49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AXRNSA</text:p>
          </table:table-cell>
          <table:table-cell office:value-type="string" calcext:value-type="string">
            <text:p>https://fred.stlouisfed.org/series/DAXRNSA</text:p>
          </table:table-cell>
          <table:table-cell table:number-columns-repeated="4"/>
          <table:table-cell office:value-type="date" office:date-value="2025-09-06T13:36:09.54" calcext:value-type="date">
            <text:p>2025-09-06T13:36:09.536</text:p>
          </table:table-cell>
          <table:table-cell/>
        </table:table-row>
        <table:table-row table:style-name="ro1">
          <table:table-cell office:value-type="string" calcext:value-type="string">
            <text:p>S&amp;P CoreLogic Case-Shiller MA-Boston Home Price Index</text:p>
          </table:table-cell>
          <table:table-cell office:value-type="string" calcext:value-type="string">
            <text:p>BOXRSA</text:p>
          </table:table-cell>
          <table:table-cell office:value-type="string" calcext:value-type="string">
            <text:p>https://fred.stlouisfed.org/series/BO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Boston, Massachusetts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Boston, Massachusetts.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9.62" calcext:value-type="date">
            <text:p>2025-09-06T13:36:09.618</text:p>
          </table:table-cell>
          <table:table-cell table:formula="of:=COM.MICROSOFT.CONCAT(CHAR(34);[.A69];CHAR(34);&quot;:&quot;;CHAR(34);[.B69];CHAR(34);&quot;,&quot;)" office:value-type="string" office:string-value="&quot;S&amp;P CoreLogic Case-Shiller MA-Boston Home Price Index&quot;:&quot;BOXRSA&quot;," calcext:value-type="string">
            <text:p>"S&amp;P CoreLogic Case-Shiller MA-Boston Home Price Index":"BOXRSA",</text:p>
          </table:table-cell>
        </table:table-row>
        <table:table-row table:style-name="ro1" table:visibility="filter">
          <table:table-cell office:value-type="string" calcext:value-type="string">
            <text:p>S&amp;P CoreLogic Case-Shiller MA-Boston Home Price Index</text:p>
          </table:table-cell>
          <table:table-cell office:value-type="string" calcext:value-type="string">
            <text:p>BOXRSA</text:p>
          </table:table-cell>
          <table:table-cell office:value-type="string" calcext:value-type="string">
            <text:p>https://fred.stlouisfed.org/series/BOXRSA</text:p>
          </table:table-cell>
          <table:table-cell table:number-columns-repeated="4"/>
          <table:table-cell office:value-type="date" office:date-value="2025-09-06T13:36:09.65" calcext:value-type="date">
            <text:p>2025-09-06T13:36:09.64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NSA</text:p>
          </table:table-cell>
          <table:table-cell office:value-type="string" calcext:value-type="string">
            <text:p>https://fred.stlouisfed.org/series/BOXRNSA</text:p>
          </table:table-cell>
          <table:table-cell table:number-columns-repeated="4"/>
          <table:table-cell office:value-type="date" office:date-value="2025-09-06T13:36:09.74" calcext:value-type="date">
            <text:p>2025-09-06T13:36:09.74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NSA</text:p>
          </table:table-cell>
          <table:table-cell office:value-type="string" calcext:value-type="string">
            <text:p>https://fred.stlouisfed.org/series/BOXRNSA</text:p>
          </table:table-cell>
          <table:table-cell table:number-columns-repeated="4"/>
          <table:table-cell office:value-type="date" office:date-value="2025-09-06T13:36:09.77" calcext:value-type="date">
            <text:p>2025-09-06T13:36:09.76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NSA</text:p>
          </table:table-cell>
          <table:table-cell office:value-type="string" calcext:value-type="string">
            <text:p>https://fred.stlouisfed.org/series/BOXRNSA</text:p>
          </table:table-cell>
          <table:table-cell table:number-columns-repeated="4"/>
          <table:table-cell office:value-type="date" office:date-value="2025-09-06T13:36:09.79" calcext:value-type="date">
            <text:p>2025-09-06T13:36:09.793</text:p>
          </table:table-cell>
          <table:table-cell/>
        </table:table-row>
        <table:table-row table:style-name="ro1">
          <table:table-cell office:value-type="string" calcext:value-type="string">
            <text:p>S&amp;P CoreLogic Case-Shiller AZ-Phoenix Home Price Index</text:p>
          </table:table-cell>
          <table:table-cell office:value-type="string" calcext:value-type="string">
            <text:p>PHXRSA</text:p>
          </table:table-cell>
          <table:table-cell office:value-type="string" calcext:value-type="string">
            <text:p>https://fred.stlouisfed.org/series/PH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Phoenix, Arizon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Phoenix, Arizon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09.88" calcext:value-type="date">
            <text:p>2025-09-06T13:36:09.884</text:p>
          </table:table-cell>
          <table:table-cell table:formula="of:=COM.MICROSOFT.CONCAT(CHAR(34);[.A74];CHAR(34);&quot;:&quot;;CHAR(34);[.B74];CHAR(34);&quot;,&quot;)" office:value-type="string" office:string-value="&quot;S&amp;P CoreLogic Case-Shiller AZ-Phoenix Home Price Index&quot;:&quot;PHXRSA&quot;," calcext:value-type="string">
            <text:p>"S&amp;P CoreLogic Case-Shiller AZ-Phoenix Home Price Index":"PHXRSA",</text:p>
          </table:table-cell>
        </table:table-row>
        <table:table-row table:style-name="ro1" table:visibility="filter">
          <table:table-cell office:value-type="string" calcext:value-type="string">
            <text:p>S&amp;P CoreLogic Case-Shiller AZ-Phoenix Home Price Index</text:p>
          </table:table-cell>
          <table:table-cell office:value-type="string" calcext:value-type="string">
            <text:p>PHXRSA</text:p>
          </table:table-cell>
          <table:table-cell office:value-type="string" calcext:value-type="string">
            <text:p>https://fred.stlouisfed.org/series/PHXRSA</text:p>
          </table:table-cell>
          <table:table-cell table:number-columns-repeated="4"/>
          <table:table-cell office:value-type="date" office:date-value="2025-09-06T13:36:09.9" calcext:value-type="date">
            <text:p>2025-09-06T13:36:09.90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NSA</text:p>
          </table:table-cell>
          <table:table-cell office:value-type="string" calcext:value-type="string">
            <text:p>https://fred.stlouisfed.org/series/PHXRNSA</text:p>
          </table:table-cell>
          <table:table-cell table:number-columns-repeated="4"/>
          <table:table-cell office:value-type="date" office:date-value="2025-09-06T13:36:09.99" calcext:value-type="date">
            <text:p>2025-09-06T13:36:09.9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NSA</text:p>
          </table:table-cell>
          <table:table-cell office:value-type="string" calcext:value-type="string">
            <text:p>https://fred.stlouisfed.org/series/PHXRNSA</text:p>
          </table:table-cell>
          <table:table-cell table:number-columns-repeated="4"/>
          <table:table-cell office:value-type="date" office:date-value="2025-09-06T13:36:10" calcext:value-type="date">
            <text:p>2025-09-06T13:36:10.00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NSA</text:p>
          </table:table-cell>
          <table:table-cell office:value-type="string" calcext:value-type="string">
            <text:p>https://fred.stlouisfed.org/series/PHXRNSA</text:p>
          </table:table-cell>
          <table:table-cell table:number-columns-repeated="4"/>
          <table:table-cell office:value-type="date" office:date-value="2025-09-06T13:36:10.02" calcext:value-type="date">
            <text:p>2025-09-06T13:36:10.021</text:p>
          </table:table-cell>
          <table:table-cell/>
        </table:table-row>
        <table:table-row table:style-name="ro1">
          <table:table-cell office:value-type="string" calcext:value-type="string">
            <text:p>S&amp;P CoreLogic Case-Shiller NV-Las Vegas Home Price Index</text:p>
          </table:table-cell>
          <table:table-cell office:value-type="string" calcext:value-type="string">
            <text:p>LVXRSA</text:p>
          </table:table-cell>
          <table:table-cell office:value-type="string" calcext:value-type="string">
            <text:p>https://fred.stlouisfed.org/series/LV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Las Vegas, Nevad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Las Vegas, Nevad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0.11" calcext:value-type="date">
            <text:p>2025-09-06T13:36:10.113</text:p>
          </table:table-cell>
          <table:table-cell table:formula="of:=COM.MICROSOFT.CONCAT(CHAR(34);[.A79];CHAR(34);&quot;:&quot;;CHAR(34);[.B79];CHAR(34);&quot;,&quot;)" office:value-type="string" office:string-value="&quot;S&amp;P CoreLogic Case-Shiller NV-Las Vegas Home Price Index&quot;:&quot;LVXRSA&quot;," calcext:value-type="string">
            <text:p>"S&amp;P CoreLogic Case-Shiller NV-Las Vegas Home Price Index":"LVXRSA",</text:p>
          </table:table-cell>
        </table:table-row>
        <table:table-row table:style-name="ro1" table:visibility="filter">
          <table:table-cell office:value-type="string" calcext:value-type="string">
            <text:p>S&amp;P CoreLogic Case-Shiller NV-Las Vegas Home Price Index</text:p>
          </table:table-cell>
          <table:table-cell office:value-type="string" calcext:value-type="string">
            <text:p>LVXRSA</text:p>
          </table:table-cell>
          <table:table-cell office:value-type="string" calcext:value-type="string">
            <text:p>https://fred.stlouisfed.org/series/LVXRSA</text:p>
          </table:table-cell>
          <table:table-cell table:number-columns-repeated="4"/>
          <table:table-cell office:value-type="date" office:date-value="2025-09-06T13:36:10.14" calcext:value-type="date">
            <text:p>2025-09-06T13:36:10.14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NSA</text:p>
          </table:table-cell>
          <table:table-cell office:value-type="string" calcext:value-type="string">
            <text:p>https://fred.stlouisfed.org/series/LVXRNSA</text:p>
          </table:table-cell>
          <table:table-cell table:number-columns-repeated="4"/>
          <table:table-cell office:value-type="date" office:date-value="2025-09-06T13:36:10.24" calcext:value-type="date">
            <text:p>2025-09-06T13:36:10.24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NSA</text:p>
          </table:table-cell>
          <table:table-cell office:value-type="string" calcext:value-type="string">
            <text:p>https://fred.stlouisfed.org/series/LVXRNSA</text:p>
          </table:table-cell>
          <table:table-cell table:number-columns-repeated="4"/>
          <table:table-cell office:value-type="date" office:date-value="2025-09-06T13:36:10.27" calcext:value-type="date">
            <text:p>2025-09-06T13:36:10.26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NSA</text:p>
          </table:table-cell>
          <table:table-cell office:value-type="string" calcext:value-type="string">
            <text:p>https://fred.stlouisfed.org/series/LVXRNSA</text:p>
          </table:table-cell>
          <table:table-cell table:number-columns-repeated="4"/>
          <table:table-cell office:value-type="date" office:date-value="2025-09-06T13:36:10.29" calcext:value-type="date">
            <text:p>2025-09-06T13:36:10.291</text:p>
          </table:table-cell>
          <table:table-cell/>
        </table:table-row>
        <table:table-row table:style-name="ro1">
          <table:table-cell office:value-type="string" calcext:value-type="string">
            <text:p>S&amp;P CoreLogic Case-Shiller 10-City Composite Home Price Index</text:p>
          </table:table-cell>
          <table:table-cell office:value-type="string" calcext:value-type="string">
            <text:p>SPCS10RSA</text:p>
          </table:table-cell>
          <table:table-cell office:value-type="string" calcext:value-type="string">
            <text:p>https://fred.stlouisfed.org/series/SPCS10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S&amp;P Case-Shiller 10-City Home Price Index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S&amp;P Case-Shiller 10-City Home Price Index.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0.36" calcext:value-type="date">
            <text:p>2025-09-06T13:36:10.357</text:p>
          </table:table-cell>
          <table:table-cell table:formula="of:=COM.MICROSOFT.CONCAT(CHAR(34);[.A84];CHAR(34);&quot;:&quot;;CHAR(34);[.B84];CHAR(34);&quot;,&quot;)" office:value-type="string" office:string-value="&quot;S&amp;P CoreLogic Case-Shiller 10-City Composite Home Price Index&quot;:&quot;SPCS10RSA&quot;," calcext:value-type="string">
            <text:p>"S&amp;P CoreLogic Case-Shiller 10-City Composite Home Price Index":"SPCS10RSA",</text:p>
          </table:table-cell>
        </table:table-row>
        <table:table-row table:style-name="ro1" table:visibility="filter">
          <table:table-cell office:value-type="string" calcext:value-type="string">
            <text:p>S&amp;P CoreLogic Case-Shiller 10-City Composite Home Price Index</text:p>
          </table:table-cell>
          <table:table-cell office:value-type="string" calcext:value-type="string">
            <text:p>SPCS10RSA</text:p>
          </table:table-cell>
          <table:table-cell office:value-type="string" calcext:value-type="string">
            <text:p>https://fred.stlouisfed.org/series/SPCS10RSA</text:p>
          </table:table-cell>
          <table:table-cell table:number-columns-repeated="4"/>
          <table:table-cell office:value-type="date" office:date-value="2025-09-06T13:36:10.38" calcext:value-type="date">
            <text:p>2025-09-06T13:36:10.38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10RNSA</text:p>
          </table:table-cell>
          <table:table-cell office:value-type="string" calcext:value-type="string">
            <text:p>https://fred.stlouisfed.org/series/SPCS10RNSA</text:p>
          </table:table-cell>
          <table:table-cell table:number-columns-repeated="4"/>
          <table:table-cell office:value-type="date" office:date-value="2025-09-06T13:36:10.47" calcext:value-type="date">
            <text:p>2025-09-06T13:36:10.47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10RNSA</text:p>
          </table:table-cell>
          <table:table-cell office:value-type="string" calcext:value-type="string">
            <text:p>https://fred.stlouisfed.org/series/SPCS10RNSA</text:p>
          </table:table-cell>
          <table:table-cell table:number-columns-repeated="4"/>
          <table:table-cell office:value-type="date" office:date-value="2025-09-06T13:36:10.49" calcext:value-type="date">
            <text:p>2025-09-06T13:36:10.49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PCS10RNSA</text:p>
          </table:table-cell>
          <table:table-cell office:value-type="string" calcext:value-type="string">
            <text:p>https://fred.stlouisfed.org/series/SPCS10RNSA</text:p>
          </table:table-cell>
          <table:table-cell table:number-columns-repeated="4"/>
          <table:table-cell office:value-type="date" office:date-value="2025-09-06T13:36:10.52" calcext:value-type="date">
            <text:p>2025-09-06T13:36:10.522</text:p>
          </table:table-cell>
          <table:table-cell/>
        </table:table-row>
        <table:table-row table:style-name="ro1">
          <table:table-cell office:value-type="string" calcext:value-type="string">
            <text:p>S&amp;P CoreLogic Case-Shiller FL-Tampa Home Price Index</text:p>
          </table:table-cell>
          <table:table-cell office:value-type="string" calcext:value-type="string">
            <text:p>TPXRSA</text:p>
          </table:table-cell>
          <table:table-cell office:value-type="string" calcext:value-type="string">
            <text:p>https://fred.stlouisfed.org/series/TP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Tampa, Florid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Tampa, Florid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0.63" calcext:value-type="date">
            <text:p>2025-09-06T13:36:10.629</text:p>
          </table:table-cell>
          <table:table-cell table:formula="of:=COM.MICROSOFT.CONCAT(CHAR(34);[.A89];CHAR(34);&quot;:&quot;;CHAR(34);[.B89];CHAR(34);&quot;,&quot;)" office:value-type="string" office:string-value="&quot;S&amp;P CoreLogic Case-Shiller FL-Tampa Home Price Index&quot;:&quot;TPXRSA&quot;," calcext:value-type="string">
            <text:p>"S&amp;P CoreLogic Case-Shiller FL-Tampa Home Price Index":"TPXRSA",</text:p>
          </table:table-cell>
        </table:table-row>
        <table:table-row table:style-name="ro1" table:visibility="filter">
          <table:table-cell office:value-type="string" calcext:value-type="string">
            <text:p>S&amp;P CoreLogic Case-Shiller FL-Tampa Home Price Index</text:p>
          </table:table-cell>
          <table:table-cell office:value-type="string" calcext:value-type="string">
            <text:p>TPXRSA</text:p>
          </table:table-cell>
          <table:table-cell office:value-type="string" calcext:value-type="string">
            <text:p>https://fred.stlouisfed.org/series/TPXRSA</text:p>
          </table:table-cell>
          <table:table-cell table:number-columns-repeated="4"/>
          <table:table-cell office:value-type="date" office:date-value="2025-09-06T13:36:10.67" calcext:value-type="date">
            <text:p>2025-09-06T13:36:10.66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NSA</text:p>
          </table:table-cell>
          <table:table-cell office:value-type="string" calcext:value-type="string">
            <text:p>https://fred.stlouisfed.org/series/TPXRNSA</text:p>
          </table:table-cell>
          <table:table-cell table:number-columns-repeated="4"/>
          <table:table-cell office:value-type="date" office:date-value="2025-09-06T13:36:10.82" calcext:value-type="date">
            <text:p>2025-09-06T13:36:10.81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NSA</text:p>
          </table:table-cell>
          <table:table-cell office:value-type="string" calcext:value-type="string">
            <text:p>https://fred.stlouisfed.org/series/TPXRNSA</text:p>
          </table:table-cell>
          <table:table-cell table:number-columns-repeated="4"/>
          <table:table-cell office:value-type="date" office:date-value="2025-09-06T13:36:10.85" calcext:value-type="date">
            <text:p>2025-09-06T13:36:10.85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NSA</text:p>
          </table:table-cell>
          <table:table-cell office:value-type="string" calcext:value-type="string">
            <text:p>https://fred.stlouisfed.org/series/TPXRNSA</text:p>
          </table:table-cell>
          <table:table-cell table:number-columns-repeated="4"/>
          <table:table-cell office:value-type="date" office:date-value="2025-09-06T13:36:10.87" calcext:value-type="date">
            <text:p>2025-09-06T13:36:10.872</text:p>
          </table:table-cell>
          <table:table-cell/>
        </table:table-row>
        <table:table-row table:style-name="ro1">
          <table:table-cell office:value-type="string" calcext:value-type="string">
            <text:p>S&amp;P CoreLogic Case-Shiller GA-Atlanta Home Price Index</text:p>
          </table:table-cell>
          <table:table-cell office:value-type="string" calcext:value-type="string">
            <text:p>ATXRSA</text:p>
          </table:table-cell>
          <table:table-cell office:value-type="string" calcext:value-type="string">
            <text:p>https://fred.stlouisfed.org/series/AT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Atlanta, Georgi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Atlanta, Georgi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0.98" calcext:value-type="date">
            <text:p>2025-09-06T13:36:10.979</text:p>
          </table:table-cell>
          <table:table-cell table:formula="of:=COM.MICROSOFT.CONCAT(CHAR(34);[.A94];CHAR(34);&quot;:&quot;;CHAR(34);[.B94];CHAR(34);&quot;,&quot;)" office:value-type="string" office:string-value="&quot;S&amp;P CoreLogic Case-Shiller GA-Atlanta Home Price Index&quot;:&quot;ATXRSA&quot;," calcext:value-type="string">
            <text:p>"S&amp;P CoreLogic Case-Shiller GA-Atlanta Home Price Index":"ATXRSA",</text:p>
          </table:table-cell>
        </table:table-row>
        <table:table-row table:style-name="ro1" table:visibility="filter">
          <table:table-cell office:value-type="string" calcext:value-type="string">
            <text:p>S&amp;P CoreLogic Case-Shiller GA-Atlanta Home Price Index</text:p>
          </table:table-cell>
          <table:table-cell office:value-type="string" calcext:value-type="string">
            <text:p>ATXRSA</text:p>
          </table:table-cell>
          <table:table-cell office:value-type="string" calcext:value-type="string">
            <text:p>https://fred.stlouisfed.org/series/ATXRSA</text:p>
          </table:table-cell>
          <table:table-cell table:number-columns-repeated="4"/>
          <table:table-cell office:value-type="date" office:date-value="2025-09-06T13:36:11.01" calcext:value-type="date">
            <text:p>2025-09-06T13:36:11.00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NSA</text:p>
          </table:table-cell>
          <table:table-cell office:value-type="string" calcext:value-type="string">
            <text:p>https://fred.stlouisfed.org/series/ATXRNSA</text:p>
          </table:table-cell>
          <table:table-cell table:number-columns-repeated="4"/>
          <table:table-cell office:value-type="date" office:date-value="2025-09-06T13:36:11.15" calcext:value-type="date">
            <text:p>2025-09-06T13:36:11.15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NSA</text:p>
          </table:table-cell>
          <table:table-cell office:value-type="string" calcext:value-type="string">
            <text:p>https://fred.stlouisfed.org/series/ATXRNSA</text:p>
          </table:table-cell>
          <table:table-cell table:number-columns-repeated="4"/>
          <table:table-cell office:value-type="date" office:date-value="2025-09-06T13:36:11.19" calcext:value-type="date">
            <text:p>2025-09-06T13:36:11.1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NSA</text:p>
          </table:table-cell>
          <table:table-cell office:value-type="string" calcext:value-type="string">
            <text:p>https://fred.stlouisfed.org/series/ATXRNSA</text:p>
          </table:table-cell>
          <table:table-cell table:number-columns-repeated="4"/>
          <table:table-cell office:value-type="date" office:date-value="2025-09-06T13:36:11.22" calcext:value-type="date">
            <text:p>2025-09-06T13:36:11.222</text:p>
          </table:table-cell>
          <table:table-cell/>
        </table:table-row>
        <table:table-row table:style-name="ro1">
          <table:table-cell office:value-type="string" calcext:value-type="string">
            <text:p>S&amp;P CoreLogic Case-Shiller OR-Portland Home Price Index</text:p>
          </table:table-cell>
          <table:table-cell office:value-type="string" calcext:value-type="string">
            <text:p>POXRSA</text:p>
          </table:table-cell>
          <table:table-cell office:value-type="string" calcext:value-type="string">
            <text:p>https://fred.stlouisfed.org/series/PO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Portland, Oregon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Portland, Oregon.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1.32" calcext:value-type="date">
            <text:p>2025-09-06T13:36:11.322</text:p>
          </table:table-cell>
          <table:table-cell table:formula="of:=COM.MICROSOFT.CONCAT(CHAR(34);[.A99];CHAR(34);&quot;:&quot;;CHAR(34);[.B99];CHAR(34);&quot;,&quot;)" office:value-type="string" office:string-value="&quot;S&amp;P CoreLogic Case-Shiller OR-Portland Home Price Index&quot;:&quot;POXRSA&quot;," calcext:value-type="string">
            <text:p>"S&amp;P CoreLogic Case-Shiller OR-Portland Home Price Index":"POXRSA",</text:p>
          </table:table-cell>
        </table:table-row>
        <table:table-row table:style-name="ro1" table:visibility="filter">
          <table:table-cell office:value-type="string" calcext:value-type="string">
            <text:p>S&amp;P CoreLogic Case-Shiller OR-Portland Home Price Index</text:p>
          </table:table-cell>
          <table:table-cell office:value-type="string" calcext:value-type="string">
            <text:p>POXRSA</text:p>
          </table:table-cell>
          <table:table-cell office:value-type="string" calcext:value-type="string">
            <text:p>https://fred.stlouisfed.org/series/POXRSA</text:p>
          </table:table-cell>
          <table:table-cell table:number-columns-repeated="4"/>
          <table:table-cell office:value-type="date" office:date-value="2025-09-06T13:36:11.35" calcext:value-type="date">
            <text:p>2025-09-06T13:36:11.35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NSA</text:p>
          </table:table-cell>
          <table:table-cell office:value-type="string" calcext:value-type="string">
            <text:p>https://fred.stlouisfed.org/series/POXRNSA</text:p>
          </table:table-cell>
          <table:table-cell table:number-columns-repeated="4"/>
          <table:table-cell office:value-type="date" office:date-value="2025-09-06T13:36:11.48" calcext:value-type="date">
            <text:p>2025-09-06T13:36:11.48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NSA</text:p>
          </table:table-cell>
          <table:table-cell office:value-type="string" calcext:value-type="string">
            <text:p>https://fred.stlouisfed.org/series/POXRNSA</text:p>
          </table:table-cell>
          <table:table-cell table:number-columns-repeated="4"/>
          <table:table-cell office:value-type="date" office:date-value="2025-09-06T13:36:11.51" calcext:value-type="date">
            <text:p>2025-09-06T13:36:11.51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NSA</text:p>
          </table:table-cell>
          <table:table-cell office:value-type="string" calcext:value-type="string">
            <text:p>https://fred.stlouisfed.org/series/POXRNSA</text:p>
          </table:table-cell>
          <table:table-cell table:number-columns-repeated="4"/>
          <table:table-cell office:value-type="date" office:date-value="2025-09-06T13:36:11.54" calcext:value-type="date">
            <text:p>2025-09-06T13:36:11.545</text:p>
          </table:table-cell>
          <table:table-cell/>
        </table:table-row>
        <table:table-row table:style-name="ro1">
          <table:table-cell office:value-type="string" calcext:value-type="string">
            <text:p>S&amp;P CoreLogic Case-Shiller DC-Washington Home Price Index</text:p>
          </table:table-cell>
          <table:table-cell office:value-type="string" calcext:value-type="string">
            <text:p>WDXRSA</text:p>
          </table:table-cell>
          <table:table-cell office:value-type="string" calcext:value-type="string">
            <text:p>https://fred.stlouisfed.org/series/WD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Washington D.C.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Washington D.C..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1.66" calcext:value-type="date">
            <text:p>2025-09-06T13:36:11.663</text:p>
          </table:table-cell>
          <table:table-cell table:formula="of:=COM.MICROSOFT.CONCAT(CHAR(34);[.A104];CHAR(34);&quot;:&quot;;CHAR(34);[.B104];CHAR(34);&quot;,&quot;)" office:value-type="string" office:string-value="&quot;S&amp;P CoreLogic Case-Shiller DC-Washington Home Price Index&quot;:&quot;WDXRSA&quot;," calcext:value-type="string">
            <text:p>"S&amp;P CoreLogic Case-Shiller DC-Washington Home Price Index":"WDXRSA",</text:p>
          </table:table-cell>
        </table:table-row>
        <table:table-row table:style-name="ro1" table:visibility="filter">
          <table:table-cell office:value-type="string" calcext:value-type="string">
            <text:p>S&amp;P CoreLogic Case-Shiller DC-Washington Home Price Index</text:p>
          </table:table-cell>
          <table:table-cell office:value-type="string" calcext:value-type="string">
            <text:p>WDXRSA</text:p>
          </table:table-cell>
          <table:table-cell office:value-type="string" calcext:value-type="string">
            <text:p>https://fred.stlouisfed.org/series/WDXRSA</text:p>
          </table:table-cell>
          <table:table-cell table:number-columns-repeated="4"/>
          <table:table-cell office:value-type="date" office:date-value="2025-09-06T13:36:11.71" calcext:value-type="date">
            <text:p>2025-09-06T13:36:11.70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NSA</text:p>
          </table:table-cell>
          <table:table-cell office:value-type="string" calcext:value-type="string">
            <text:p>https://fred.stlouisfed.org/series/WDXRNSA</text:p>
          </table:table-cell>
          <table:table-cell table:number-columns-repeated="4"/>
          <table:table-cell office:value-type="date" office:date-value="2025-09-06T13:36:11.85" calcext:value-type="date">
            <text:p>2025-09-06T13:36:11.84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NSA</text:p>
          </table:table-cell>
          <table:table-cell office:value-type="string" calcext:value-type="string">
            <text:p>https://fred.stlouisfed.org/series/WDXRNSA</text:p>
          </table:table-cell>
          <table:table-cell table:number-columns-repeated="4"/>
          <table:table-cell office:value-type="date" office:date-value="2025-09-06T13:36:11.87" calcext:value-type="date">
            <text:p>2025-09-06T13:36:11.87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NSA</text:p>
          </table:table-cell>
          <table:table-cell office:value-type="string" calcext:value-type="string">
            <text:p>https://fred.stlouisfed.org/series/WDXRNSA</text:p>
          </table:table-cell>
          <table:table-cell table:number-columns-repeated="4"/>
          <table:table-cell office:value-type="date" office:date-value="2025-09-06T13:36:11.9" calcext:value-type="date">
            <text:p>2025-09-06T13:36:11.897</text:p>
          </table:table-cell>
          <table:table-cell/>
        </table:table-row>
        <table:table-row table:style-name="ro1">
          <table:table-cell office:value-type="string" calcext:value-type="string">
            <text:p>Condo Price Index for Chicago, Illinois</text:p>
          </table:table-cell>
          <table:table-cell office:value-type="string" calcext:value-type="string">
            <text:p>CHXRCSA</text:p>
          </table:table-cell>
          <table:table-cell office:value-type="string" calcext:value-type="string">
            <text:p>https://fred.stlouisfed.org/series/CHXRC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1.98" calcext:value-type="date">
            <text:p>2025-09-06T13:36:11.983</text:p>
          </table:table-cell>
          <table:table-cell table:formula="of:=COM.MICROSOFT.CONCAT(CHAR(34);[.A109];CHAR(34);&quot;:&quot;;CHAR(34);[.B109];CHAR(34);&quot;,&quot;)" office:value-type="string" office:string-value="&quot;Condo Price Index for Chicago, Illinois&quot;:&quot;CHXRCSA&quot;," calcext:value-type="string">
            <text:p>"Condo Price Index for Chicago, Illinois":"CHXRCSA",</text:p>
          </table:table-cell>
        </table:table-row>
        <table:table-row table:style-name="ro1" table:visibility="filter">
          <table:table-cell office:value-type="string" calcext:value-type="string">
            <text:p>Condo Price Index for Chicago, Illinois</text:p>
          </table:table-cell>
          <table:table-cell office:value-type="string" calcext:value-type="string">
            <text:p>CHXRCSA</text:p>
          </table:table-cell>
          <table:table-cell office:value-type="string" calcext:value-type="string">
            <text:p>https://fred.stlouisfed.org/series/CHXRCSA</text:p>
          </table:table-cell>
          <table:table-cell table:number-columns-repeated="4"/>
          <table:table-cell office:value-type="date" office:date-value="2025-09-06T13:36:12.02" calcext:value-type="date">
            <text:p>2025-09-06T13:36:12.02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CNSA</text:p>
          </table:table-cell>
          <table:table-cell office:value-type="string" calcext:value-type="string">
            <text:p>https://fred.stlouisfed.org/series/CHXRCNSA</text:p>
          </table:table-cell>
          <table:table-cell table:number-columns-repeated="4"/>
          <table:table-cell office:value-type="date" office:date-value="2025-09-06T13:36:12.13" calcext:value-type="date">
            <text:p>2025-09-06T13:36:12.12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CNSA</text:p>
          </table:table-cell>
          <table:table-cell office:value-type="string" calcext:value-type="string">
            <text:p>https://fred.stlouisfed.org/series/CHXRCNSA</text:p>
          </table:table-cell>
          <table:table-cell table:number-columns-repeated="4"/>
          <table:table-cell office:value-type="date" office:date-value="2025-09-06T13:36:12.15" calcext:value-type="date">
            <text:p>2025-09-06T13:36:12.14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CNSA</text:p>
          </table:table-cell>
          <table:table-cell office:value-type="string" calcext:value-type="string">
            <text:p>https://fred.stlouisfed.org/series/CHXRCNSA</text:p>
          </table:table-cell>
          <table:table-cell table:number-columns-repeated="4"/>
          <table:table-cell office:value-type="date" office:date-value="2025-09-06T13:36:12.17" calcext:value-type="date">
            <text:p>2025-09-06T13:36:12.171</text:p>
          </table:table-cell>
          <table:table-cell/>
        </table:table-row>
        <table:table-row table:style-name="ro1">
          <table:table-cell office:value-type="string" calcext:value-type="string">
            <text:p>Condo Price Index for San Francisco, California</text:p>
          </table:table-cell>
          <table:table-cell office:value-type="string" calcext:value-type="string">
            <text:p>SFXRCSA</text:p>
          </table:table-cell>
          <table:table-cell office:value-type="string" calcext:value-type="string">
            <text:p>https://fred.stlouisfed.org/series/SFXRC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2.26" calcext:value-type="date">
            <text:p>2025-09-06T13:36:12.261</text:p>
          </table:table-cell>
          <table:table-cell table:formula="of:=COM.MICROSOFT.CONCAT(CHAR(34);[.A114];CHAR(34);&quot;:&quot;;CHAR(34);[.B114];CHAR(34);&quot;,&quot;)" office:value-type="string" office:string-value="&quot;Condo Price Index for San Francisco, California&quot;:&quot;SFXRCSA&quot;," calcext:value-type="string">
            <text:p>"Condo Price Index for San Francisco, California":"SFXRCSA",</text:p>
          </table:table-cell>
        </table:table-row>
        <table:table-row table:style-name="ro1" table:visibility="filter">
          <table:table-cell office:value-type="string" calcext:value-type="string">
            <text:p>Condo Price Index for San Francisco, California</text:p>
          </table:table-cell>
          <table:table-cell office:value-type="string" calcext:value-type="string">
            <text:p>SFXRCSA</text:p>
          </table:table-cell>
          <table:table-cell office:value-type="string" calcext:value-type="string">
            <text:p>https://fred.stlouisfed.org/series/SFXRCSA</text:p>
          </table:table-cell>
          <table:table-cell table:number-columns-repeated="4"/>
          <table:table-cell office:value-type="date" office:date-value="2025-09-06T13:36:12.29" calcext:value-type="date">
            <text:p>2025-09-06T13:36:12.29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CNSA</text:p>
          </table:table-cell>
          <table:table-cell office:value-type="string" calcext:value-type="string">
            <text:p>https://fred.stlouisfed.org/series/SFXRCNSA</text:p>
          </table:table-cell>
          <table:table-cell table:number-columns-repeated="4"/>
          <table:table-cell office:value-type="date" office:date-value="2025-09-06T13:36:12.43" calcext:value-type="date">
            <text:p>2025-09-06T13:36:12.43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CNSA</text:p>
          </table:table-cell>
          <table:table-cell office:value-type="string" calcext:value-type="string">
            <text:p>https://fred.stlouisfed.org/series/SFXRCNSA</text:p>
          </table:table-cell>
          <table:table-cell table:number-columns-repeated="4"/>
          <table:table-cell office:value-type="date" office:date-value="2025-09-06T13:36:12.46" calcext:value-type="date">
            <text:p>2025-09-06T13:36:12.45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CNSA</text:p>
          </table:table-cell>
          <table:table-cell office:value-type="string" calcext:value-type="string">
            <text:p>https://fred.stlouisfed.org/series/SFXRCNSA</text:p>
          </table:table-cell>
          <table:table-cell table:number-columns-repeated="4"/>
          <table:table-cell office:value-type="date" office:date-value="2025-09-06T13:36:12.49" calcext:value-type="date">
            <text:p>2025-09-06T13:36:12.487</text:p>
          </table:table-cell>
          <table:table-cell/>
        </table:table-row>
        <table:table-row table:style-name="ro1">
          <table:table-cell office:value-type="string" calcext:value-type="string">
            <text:p>S&amp;P CoreLogic Case-Shiller MN-Minneapolis Home Price Index</text:p>
          </table:table-cell>
          <table:table-cell office:value-type="string" calcext:value-type="string">
            <text:p>MNXRSA</text:p>
          </table:table-cell>
          <table:table-cell office:value-type="string" calcext:value-type="string">
            <text:p>https://fred.stlouisfed.org/series/MN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Minneapolis, Minnesot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Minneapolis, Minnesot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2.59" calcext:value-type="date">
            <text:p>2025-09-06T13:36:12.592</text:p>
          </table:table-cell>
          <table:table-cell table:formula="of:=COM.MICROSOFT.CONCAT(CHAR(34);[.A119];CHAR(34);&quot;:&quot;;CHAR(34);[.B119];CHAR(34);&quot;,&quot;)" office:value-type="string" office:string-value="&quot;S&amp;P CoreLogic Case-Shiller MN-Minneapolis Home Price Index&quot;:&quot;MNXRSA&quot;," calcext:value-type="string">
            <text:p>"S&amp;P CoreLogic Case-Shiller MN-Minneapolis Home Price Index":"MNXRSA",</text:p>
          </table:table-cell>
        </table:table-row>
        <table:table-row table:style-name="ro1" table:visibility="filter">
          <table:table-cell office:value-type="string" calcext:value-type="string">
            <text:p>S&amp;P CoreLogic Case-Shiller MN-Minneapolis Home Price Index</text:p>
          </table:table-cell>
          <table:table-cell office:value-type="string" calcext:value-type="string">
            <text:p>MNXRSA</text:p>
          </table:table-cell>
          <table:table-cell office:value-type="string" calcext:value-type="string">
            <text:p>https://fred.stlouisfed.org/series/MNXRSA</text:p>
          </table:table-cell>
          <table:table-cell table:number-columns-repeated="4"/>
          <table:table-cell office:value-type="date" office:date-value="2025-09-06T13:36:12.63" calcext:value-type="date">
            <text:p>2025-09-06T13:36:12.62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NSA</text:p>
          </table:table-cell>
          <table:table-cell office:value-type="string" calcext:value-type="string">
            <text:p>https://fred.stlouisfed.org/series/MNXRNSA</text:p>
          </table:table-cell>
          <table:table-cell table:number-columns-repeated="4"/>
          <table:table-cell office:value-type="date" office:date-value="2025-09-06T13:36:12.74" calcext:value-type="date">
            <text:p>2025-09-06T13:36:12.73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NSA</text:p>
          </table:table-cell>
          <table:table-cell office:value-type="string" calcext:value-type="string">
            <text:p>https://fred.stlouisfed.org/series/MNXRNSA</text:p>
          </table:table-cell>
          <table:table-cell table:number-columns-repeated="4"/>
          <table:table-cell office:value-type="date" office:date-value="2025-09-06T13:36:12.75" calcext:value-type="date">
            <text:p>2025-09-06T13:36:12.75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NSA</text:p>
          </table:table-cell>
          <table:table-cell office:value-type="string" calcext:value-type="string">
            <text:p>https://fred.stlouisfed.org/series/MNXRNSA</text:p>
          </table:table-cell>
          <table:table-cell table:number-columns-repeated="4"/>
          <table:table-cell office:value-type="date" office:date-value="2025-09-06T13:36:12.77" calcext:value-type="date">
            <text:p>2025-09-06T13:36:12.773</text:p>
          </table:table-cell>
          <table:table-cell/>
        </table:table-row>
        <table:table-row table:style-name="ro1">
          <table:table-cell office:value-type="string" calcext:value-type="string">
            <text:p>S&amp;P CoreLogic Case-Shiller NC-Charlotte Home Price Index</text:p>
          </table:table-cell>
          <table:table-cell office:value-type="string" calcext:value-type="string">
            <text:p>CRXRSA</text:p>
          </table:table-cell>
          <table:table-cell office:value-type="string" calcext:value-type="string">
            <text:p>https://fred.stlouisfed.org/series/CR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Charlotte, North Carolina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harlotte, North Carolina.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2.87" calcext:value-type="date">
            <text:p>2025-09-06T13:36:12.873</text:p>
          </table:table-cell>
          <table:table-cell table:formula="of:=COM.MICROSOFT.CONCAT(CHAR(34);[.A124];CHAR(34);&quot;:&quot;;CHAR(34);[.B124];CHAR(34);&quot;,&quot;)" office:value-type="string" office:string-value="&quot;S&amp;P CoreLogic Case-Shiller NC-Charlotte Home Price Index&quot;:&quot;CRXRSA&quot;," calcext:value-type="string">
            <text:p>"S&amp;P CoreLogic Case-Shiller NC-Charlotte Home Price Index":"CRXRSA",</text:p>
          </table:table-cell>
        </table:table-row>
        <table:table-row table:style-name="ro1" table:visibility="filter">
          <table:table-cell office:value-type="string" calcext:value-type="string">
            <text:p>S&amp;P CoreLogic Case-Shiller NC-Charlotte Home Price Index</text:p>
          </table:table-cell>
          <table:table-cell office:value-type="string" calcext:value-type="string">
            <text:p>CRXRSA</text:p>
          </table:table-cell>
          <table:table-cell office:value-type="string" calcext:value-type="string">
            <text:p>https://fred.stlouisfed.org/series/CRXRSA</text:p>
          </table:table-cell>
          <table:table-cell table:number-columns-repeated="4"/>
          <table:table-cell office:value-type="date" office:date-value="2025-09-06T13:36:12.91" calcext:value-type="date">
            <text:p>2025-09-06T13:36:12.90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RXRNSA</text:p>
          </table:table-cell>
          <table:table-cell office:value-type="string" calcext:value-type="string">
            <text:p>https://fred.stlouisfed.org/series/CRXRNSA</text:p>
          </table:table-cell>
          <table:table-cell table:number-columns-repeated="4"/>
          <table:table-cell office:value-type="date" office:date-value="2025-09-06T13:36:12.97" calcext:value-type="date">
            <text:p>2025-09-06T13:36:12.97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RXRNSA</text:p>
          </table:table-cell>
          <table:table-cell office:value-type="string" calcext:value-type="string">
            <text:p>https://fred.stlouisfed.org/series/CRXRNSA</text:p>
          </table:table-cell>
          <table:table-cell table:number-columns-repeated="4"/>
          <table:table-cell office:value-type="date" office:date-value="2025-09-06T13:36:12.99" calcext:value-type="date">
            <text:p>2025-09-06T13:36:12.98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RXRNSA</text:p>
          </table:table-cell>
          <table:table-cell office:value-type="string" calcext:value-type="string">
            <text:p>https://fred.stlouisfed.org/series/CRXRNSA</text:p>
          </table:table-cell>
          <table:table-cell table:number-columns-repeated="4"/>
          <table:table-cell office:value-type="date" office:date-value="2025-09-06T13:36:13" calcext:value-type="date">
            <text:p>2025-09-06T13:36:13.004</text:p>
          </table:table-cell>
          <table:table-cell/>
        </table:table-row>
        <table:table-row table:style-name="ro1">
          <table:table-cell office:value-type="string" calcext:value-type="string">
            <text:p>S&amp;P CoreLogic Case-Shiller MI-Detroit Home Price Index</text:p>
          </table:table-cell>
          <table:table-cell office:value-type="string" calcext:value-type="string">
            <text:p>DEXRSA</text:p>
          </table:table-cell>
          <table:table-cell office:value-type="string" calcext:value-type="string">
            <text:p>https://fred.stlouisfed.org/series/DE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Detroit, Michigan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etroit, Michigan.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3.07" calcext:value-type="date">
            <text:p>2025-09-06T13:36:13.072</text:p>
          </table:table-cell>
          <table:table-cell table:formula="of:=COM.MICROSOFT.CONCAT(CHAR(34);[.A129];CHAR(34);&quot;:&quot;;CHAR(34);[.B129];CHAR(34);&quot;,&quot;)" office:value-type="string" office:string-value="&quot;S&amp;P CoreLogic Case-Shiller MI-Detroit Home Price Index&quot;:&quot;DEXRSA&quot;," calcext:value-type="string">
            <text:p>"S&amp;P CoreLogic Case-Shiller MI-Detroit Home Price Index":"DEXRSA",</text:p>
          </table:table-cell>
        </table:table-row>
        <table:table-row table:style-name="ro1" table:visibility="filter">
          <table:table-cell office:value-type="string" calcext:value-type="string">
            <text:p>S&amp;P CoreLogic Case-Shiller MI-Detroit Home Price Index</text:p>
          </table:table-cell>
          <table:table-cell office:value-type="string" calcext:value-type="string">
            <text:p>DEXRSA</text:p>
          </table:table-cell>
          <table:table-cell office:value-type="string" calcext:value-type="string">
            <text:p>https://fred.stlouisfed.org/series/DEXRSA</text:p>
          </table:table-cell>
          <table:table-cell table:number-columns-repeated="4"/>
          <table:table-cell office:value-type="date" office:date-value="2025-09-06T13:36:13.09" calcext:value-type="date">
            <text:p>2025-09-06T13:36:13.09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EXRNSA</text:p>
          </table:table-cell>
          <table:table-cell office:value-type="string" calcext:value-type="string">
            <text:p>https://fred.stlouisfed.org/series/DEXRNSA</text:p>
          </table:table-cell>
          <table:table-cell table:number-columns-repeated="4"/>
          <table:table-cell office:value-type="date" office:date-value="2025-09-06T13:36:13.16" calcext:value-type="date">
            <text:p>2025-09-06T13:36:13.16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EXRNSA</text:p>
          </table:table-cell>
          <table:table-cell office:value-type="string" calcext:value-type="string">
            <text:p>https://fred.stlouisfed.org/series/DEXRNSA</text:p>
          </table:table-cell>
          <table:table-cell table:number-columns-repeated="4"/>
          <table:table-cell office:value-type="date" office:date-value="2025-09-06T13:36:13.19" calcext:value-type="date">
            <text:p>2025-09-06T13:36:13.18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EXRNSA</text:p>
          </table:table-cell>
          <table:table-cell office:value-type="string" calcext:value-type="string">
            <text:p>https://fred.stlouisfed.org/series/DEXRNSA</text:p>
          </table:table-cell>
          <table:table-cell table:number-columns-repeated="4"/>
          <table:table-cell office:value-type="date" office:date-value="2025-09-06T13:36:13.21" calcext:value-type="date">
            <text:p>2025-09-06T13:36:13.211</text:p>
          </table:table-cell>
          <table:table-cell/>
        </table:table-row>
        <table:table-row table:style-name="ro1">
          <table:table-cell office:value-type="string" calcext:value-type="string">
            <text:p>S&amp;P CoreLogic Case-Shiller OH-Cleveland Home Price Index</text:p>
          </table:table-cell>
          <table:table-cell office:value-type="string" calcext:value-type="string">
            <text:p>CEXRSA</text:p>
          </table:table-cell>
          <table:table-cell office:value-type="string" calcext:value-type="string">
            <text:p>https://fred.stlouisfed.org/series/CEXRSA</text:p>
          </table:table-cell>
          <table:table-cell office:value-type="string" calcext:value-type="string">
            <text:p>For more information regarding the index, please visit Standard &amp; Poor's (https://www.spglobal.com/spdji/en/documents/methodologies/methodology-sp-corelogic-cs-home-price-indices.pdf). Copyright © 2016, S&amp;P Dow Jones Indices LLC. All rights reserved. Reproduction of Home Price Index for Cleveland, Ohio in any form is prohibited except with the prior written permission of S&amp;P Dow Jones Indices LLC "S&amp;P".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leveland, Ohio. Permission to reproduce this series can be requested from index_services@spdji.com. More contact details are available from http://us.spindices.com/contact-us/, including phone numbers for all of its regional offices.</text:p>
          </table:table-cell>
          <table:table-cell/>
          <table:table-cell office:value-type="string" calcext:value-type="string">
            <text:p>Index Jan 2000=100, Monthly, Seasonally Adjusted</text:p>
          </table:table-cell>
          <table:table-cell/>
          <table:table-cell office:value-type="date" office:date-value="2025-09-06T13:36:13.27" calcext:value-type="date">
            <text:p>2025-09-06T13:36:13.270</text:p>
          </table:table-cell>
          <table:table-cell table:formula="of:=COM.MICROSOFT.CONCAT(CHAR(34);[.A134];CHAR(34);&quot;:&quot;;CHAR(34);[.B134];CHAR(34);&quot;,&quot;)" office:value-type="string" office:string-value="&quot;S&amp;P CoreLogic Case-Shiller OH-Cleveland Home Price Index&quot;:&quot;CEXRSA&quot;," calcext:value-type="string">
            <text:p>"S&amp;P CoreLogic Case-Shiller OH-Cleveland Home Price Index":"CEXRSA",</text:p>
          </table:table-cell>
        </table:table-row>
        <table:table-row table:style-name="ro1" table:visibility="filter">
          <table:table-cell office:value-type="string" calcext:value-type="string">
            <text:p>S&amp;P CoreLogic Case-Shiller OH-Cleveland Home Price Index</text:p>
          </table:table-cell>
          <table:table-cell office:value-type="string" calcext:value-type="string">
            <text:p>CEXRSA</text:p>
          </table:table-cell>
          <table:table-cell office:value-type="string" calcext:value-type="string">
            <text:p>https://fred.stlouisfed.org/series/CEXRSA</text:p>
          </table:table-cell>
          <table:table-cell table:number-columns-repeated="4"/>
          <table:table-cell office:value-type="date" office:date-value="2025-09-06T13:36:13.31" calcext:value-type="date">
            <text:p>2025-09-06T13:36:13.30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EXRNSA</text:p>
          </table:table-cell>
          <table:table-cell office:value-type="string" calcext:value-type="string">
            <text:p>https://fred.stlouisfed.org/series/CEXRNSA</text:p>
          </table:table-cell>
          <table:table-cell table:number-columns-repeated="4"/>
          <table:table-cell office:value-type="date" office:date-value="2025-09-06T13:36:13.43" calcext:value-type="date">
            <text:p>2025-09-06T13:36:13.43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EXRNSA</text:p>
          </table:table-cell>
          <table:table-cell office:value-type="string" calcext:value-type="string">
            <text:p>https://fred.stlouisfed.org/series/CEXRNSA</text:p>
          </table:table-cell>
          <table:table-cell table:number-columns-repeated="4"/>
          <table:table-cell office:value-type="date" office:date-value="2025-09-06T13:36:13.45" calcext:value-type="date">
            <text:p>2025-09-06T13:36:13.45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EXRNSA</text:p>
          </table:table-cell>
          <table:table-cell office:value-type="string" calcext:value-type="string">
            <text:p>https://fred.stlouisfed.org/series/CEXRNSA</text:p>
          </table:table-cell>
          <table:table-cell table:number-columns-repeated="4"/>
          <table:table-cell office:value-type="date" office:date-value="2025-09-06T13:36:13.47" calcext:value-type="date">
            <text:p>2025-09-06T13:36:13.466</text:p>
          </table:table-cell>
          <table:table-cell/>
        </table:table-row>
        <table:table-row table:style-name="ro1">
          <table:table-cell office:value-type="string" calcext:value-type="string">
            <text:p>Home Price Index (High Tier) for Chicago, Illinois</text:p>
          </table:table-cell>
          <table:table-cell office:value-type="string" calcext:value-type="string">
            <text:p>CHXRHTSA</text:p>
          </table:table-cell>
          <table:table-cell office:value-type="string" calcext:value-type="string">
            <text:p>https://fred.stlouisfed.org/series/CH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3.54" calcext:value-type="date">
            <text:p>2025-09-06T13:36:13.538</text:p>
          </table:table-cell>
          <table:table-cell table:formula="of:=COM.MICROSOFT.CONCAT(CHAR(34);[.A139];CHAR(34);&quot;:&quot;;CHAR(34);[.B139];CHAR(34);&quot;,&quot;)" office:value-type="string" office:string-value="&quot;Home Price Index (High Tier) for Chicago, Illinois&quot;:&quot;CHXRHTSA&quot;," calcext:value-type="string">
            <text:p>"Home Price Index (High Tier) for Chicago, Illinois":"CHXRHTSA",</text:p>
          </table:table-cell>
        </table:table-row>
        <table:table-row table:style-name="ro1" table:visibility="filter">
          <table:table-cell office:value-type="string" calcext:value-type="string">
            <text:p>Home Price Index (High Tier) for Chicago, Illinois</text:p>
          </table:table-cell>
          <table:table-cell office:value-type="string" calcext:value-type="string">
            <text:p>CHXRHTSA</text:p>
          </table:table-cell>
          <table:table-cell office:value-type="string" calcext:value-type="string">
            <text:p>https://fred.stlouisfed.org/series/CHXRHTSA</text:p>
          </table:table-cell>
          <table:table-cell table:number-columns-repeated="4"/>
          <table:table-cell office:value-type="date" office:date-value="2025-09-06T13:36:13.57" calcext:value-type="date">
            <text:p>2025-09-06T13:36:13.57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HTNSA</text:p>
          </table:table-cell>
          <table:table-cell office:value-type="string" calcext:value-type="string">
            <text:p>https://fred.stlouisfed.org/series/CHXRHTNSA</text:p>
          </table:table-cell>
          <table:table-cell table:number-columns-repeated="4"/>
          <table:table-cell office:value-type="date" office:date-value="2025-09-06T13:36:13.71" calcext:value-type="date">
            <text:p>2025-09-06T13:36:13.70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HTNSA</text:p>
          </table:table-cell>
          <table:table-cell office:value-type="string" calcext:value-type="string">
            <text:p>https://fred.stlouisfed.org/series/CHXRHTNSA</text:p>
          </table:table-cell>
          <table:table-cell table:number-columns-repeated="4"/>
          <table:table-cell office:value-type="date" office:date-value="2025-09-06T13:36:13.73" calcext:value-type="date">
            <text:p>2025-09-06T13:36:13.73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HTNSA</text:p>
          </table:table-cell>
          <table:table-cell office:value-type="string" calcext:value-type="string">
            <text:p>https://fred.stlouisfed.org/series/CHXRHTNSA</text:p>
          </table:table-cell>
          <table:table-cell table:number-columns-repeated="4"/>
          <table:table-cell office:value-type="date" office:date-value="2025-09-06T13:36:13.75" calcext:value-type="date">
            <text:p>2025-09-06T13:36:13.751</text:p>
          </table:table-cell>
          <table:table-cell/>
        </table:table-row>
        <table:table-row table:style-name="ro1">
          <table:table-cell office:value-type="string" calcext:value-type="string">
            <text:p>Condo Price Index for Los Angeles, California</text:p>
          </table:table-cell>
          <table:table-cell office:value-type="string" calcext:value-type="string">
            <text:p>LXXRCSA</text:p>
          </table:table-cell>
          <table:table-cell office:value-type="string" calcext:value-type="string">
            <text:p>https://fred.stlouisfed.org/series/LXXRC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3.83" calcext:value-type="date">
            <text:p>2025-09-06T13:36:13.832</text:p>
          </table:table-cell>
          <table:table-cell table:formula="of:=COM.MICROSOFT.CONCAT(CHAR(34);[.A144];CHAR(34);&quot;:&quot;;CHAR(34);[.B144];CHAR(34);&quot;,&quot;)" office:value-type="string" office:string-value="&quot;Condo Price Index for Los Angeles, California&quot;:&quot;LXXRCSA&quot;," calcext:value-type="string">
            <text:p>"Condo Price Index for Los Angeles, California":"LXXRCSA",</text:p>
          </table:table-cell>
        </table:table-row>
        <table:table-row table:style-name="ro1" table:visibility="filter">
          <table:table-cell office:value-type="string" calcext:value-type="string">
            <text:p>Condo Price Index for Los Angeles, California</text:p>
          </table:table-cell>
          <table:table-cell office:value-type="string" calcext:value-type="string">
            <text:p>LXXRCSA</text:p>
          </table:table-cell>
          <table:table-cell office:value-type="string" calcext:value-type="string">
            <text:p>https://fred.stlouisfed.org/series/LXXRCSA</text:p>
          </table:table-cell>
          <table:table-cell table:number-columns-repeated="4"/>
          <table:table-cell office:value-type="date" office:date-value="2025-09-06T13:36:13.86" calcext:value-type="date">
            <text:p>2025-09-06T13:36:13.86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CNSA</text:p>
          </table:table-cell>
          <table:table-cell office:value-type="string" calcext:value-type="string">
            <text:p>https://fred.stlouisfed.org/series/LXXRCNSA</text:p>
          </table:table-cell>
          <table:table-cell table:number-columns-repeated="4"/>
          <table:table-cell office:value-type="date" office:date-value="2025-09-06T13:36:13.95" calcext:value-type="date">
            <text:p>2025-09-06T13:36:13.95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CNSA</text:p>
          </table:table-cell>
          <table:table-cell office:value-type="string" calcext:value-type="string">
            <text:p>https://fred.stlouisfed.org/series/LXXRCNSA</text:p>
          </table:table-cell>
          <table:table-cell table:number-columns-repeated="4"/>
          <table:table-cell office:value-type="date" office:date-value="2025-09-06T13:36:13.97" calcext:value-type="date">
            <text:p>2025-09-06T13:36:13.96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CNSA</text:p>
          </table:table-cell>
          <table:table-cell office:value-type="string" calcext:value-type="string">
            <text:p>https://fred.stlouisfed.org/series/LXXRCNSA</text:p>
          </table:table-cell>
          <table:table-cell table:number-columns-repeated="4"/>
          <table:table-cell office:value-type="date" office:date-value="2025-09-06T13:36:13.99" calcext:value-type="date">
            <text:p>2025-09-06T13:36:13.987</text:p>
          </table:table-cell>
          <table:table-cell/>
        </table:table-row>
        <table:table-row table:style-name="ro1">
          <table:table-cell office:value-type="string" calcext:value-type="string">
            <text:p>Condo Price Index for Boston, Massachusetts</text:p>
          </table:table-cell>
          <table:table-cell office:value-type="string" calcext:value-type="string">
            <text:p>BOXRCSA</text:p>
          </table:table-cell>
          <table:table-cell office:value-type="string" calcext:value-type="string">
            <text:p>https://fred.stlouisfed.org/series/BOXRC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4.07" calcext:value-type="date">
            <text:p>2025-09-06T13:36:14.066</text:p>
          </table:table-cell>
          <table:table-cell table:formula="of:=COM.MICROSOFT.CONCAT(CHAR(34);[.A149];CHAR(34);&quot;:&quot;;CHAR(34);[.B149];CHAR(34);&quot;,&quot;)" office:value-type="string" office:string-value="&quot;Condo Price Index for Boston, Massachusetts&quot;:&quot;BOXRCSA&quot;," calcext:value-type="string">
            <text:p>"Condo Price Index for Boston, Massachusetts":"BOXRCSA",</text:p>
          </table:table-cell>
        </table:table-row>
        <table:table-row table:style-name="ro1" table:visibility="filter">
          <table:table-cell office:value-type="string" calcext:value-type="string">
            <text:p>Condo Price Index for Boston, Massachusetts</text:p>
          </table:table-cell>
          <table:table-cell office:value-type="string" calcext:value-type="string">
            <text:p>BOXRCSA</text:p>
          </table:table-cell>
          <table:table-cell office:value-type="string" calcext:value-type="string">
            <text:p>https://fred.stlouisfed.org/series/BOXRCSA</text:p>
          </table:table-cell>
          <table:table-cell table:number-columns-repeated="4"/>
          <table:table-cell office:value-type="date" office:date-value="2025-09-06T13:36:14.1" calcext:value-type="date">
            <text:p>2025-09-06T13:36:14.09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CNSA</text:p>
          </table:table-cell>
          <table:table-cell office:value-type="string" calcext:value-type="string">
            <text:p>https://fred.stlouisfed.org/series/BOXRCNSA</text:p>
          </table:table-cell>
          <table:table-cell table:number-columns-repeated="4"/>
          <table:table-cell office:value-type="date" office:date-value="2025-09-06T13:36:14.22" calcext:value-type="date">
            <text:p>2025-09-06T13:36:14.21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CNSA</text:p>
          </table:table-cell>
          <table:table-cell office:value-type="string" calcext:value-type="string">
            <text:p>https://fred.stlouisfed.org/series/BOXRCNSA</text:p>
          </table:table-cell>
          <table:table-cell table:number-columns-repeated="4"/>
          <table:table-cell office:value-type="date" office:date-value="2025-09-06T13:36:14.24" calcext:value-type="date">
            <text:p>2025-09-06T13:36:14.24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CNSA</text:p>
          </table:table-cell>
          <table:table-cell office:value-type="string" calcext:value-type="string">
            <text:p>https://fred.stlouisfed.org/series/BOXRCNSA</text:p>
          </table:table-cell>
          <table:table-cell table:number-columns-repeated="4"/>
          <table:table-cell office:value-type="date" office:date-value="2025-09-06T13:36:14.26" calcext:value-type="date">
            <text:p>2025-09-06T13:36:14.260</text:p>
          </table:table-cell>
          <table:table-cell/>
        </table:table-row>
        <table:table-row table:style-name="ro1">
          <table:table-cell office:value-type="string" calcext:value-type="string">
            <text:p>Home Price Index (Middle Tier) for Phoenix, Arizona</text:p>
          </table:table-cell>
          <table:table-cell office:value-type="string" calcext:value-type="string">
            <text:p>PHXRMTSA</text:p>
          </table:table-cell>
          <table:table-cell office:value-type="string" calcext:value-type="string">
            <text:p>https://fred.stlouisfed.org/series/PHXRM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4.35" calcext:value-type="date">
            <text:p>2025-09-06T13:36:14.352</text:p>
          </table:table-cell>
          <table:table-cell table:formula="of:=COM.MICROSOFT.CONCAT(CHAR(34);[.A154];CHAR(34);&quot;:&quot;;CHAR(34);[.B154];CHAR(34);&quot;,&quot;)" office:value-type="string" office:string-value="&quot;Home Price Index (Middle Tier) for Phoenix, Arizona&quot;:&quot;PHXRMTSA&quot;," calcext:value-type="string">
            <text:p>"Home Price Index (Middle Tier) for Phoenix, Arizona":"PHXRMTSA",</text:p>
          </table:table-cell>
        </table:table-row>
        <table:table-row table:style-name="ro1" table:visibility="filter">
          <table:table-cell office:value-type="string" calcext:value-type="string">
            <text:p>Home Price Index (Middle Tier) for Phoenix, Arizona</text:p>
          </table:table-cell>
          <table:table-cell office:value-type="string" calcext:value-type="string">
            <text:p>PHXRMTSA</text:p>
          </table:table-cell>
          <table:table-cell office:value-type="string" calcext:value-type="string">
            <text:p>https://fred.stlouisfed.org/series/PHXRMTSA</text:p>
          </table:table-cell>
          <table:table-cell table:number-columns-repeated="4"/>
          <table:table-cell office:value-type="date" office:date-value="2025-09-06T13:36:14.38" calcext:value-type="date">
            <text:p>2025-09-06T13:36:14.38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MTNSA</text:p>
          </table:table-cell>
          <table:table-cell office:value-type="string" calcext:value-type="string">
            <text:p>https://fred.stlouisfed.org/series/PHXRMTNSA</text:p>
          </table:table-cell>
          <table:table-cell table:number-columns-repeated="4"/>
          <table:table-cell office:value-type="date" office:date-value="2025-09-06T13:36:14.47" calcext:value-type="date">
            <text:p>2025-09-06T13:36:14.47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MTNSA</text:p>
          </table:table-cell>
          <table:table-cell office:value-type="string" calcext:value-type="string">
            <text:p>https://fred.stlouisfed.org/series/PHXRMTNSA</text:p>
          </table:table-cell>
          <table:table-cell table:number-columns-repeated="4"/>
          <table:table-cell office:value-type="date" office:date-value="2025-09-06T13:36:14.49" calcext:value-type="date">
            <text:p>2025-09-06T13:36:14.4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HXRMTNSA</text:p>
          </table:table-cell>
          <table:table-cell office:value-type="string" calcext:value-type="string">
            <text:p>https://fred.stlouisfed.org/series/PHXRMTNSA</text:p>
          </table:table-cell>
          <table:table-cell table:number-columns-repeated="4"/>
          <table:table-cell office:value-type="date" office:date-value="2025-09-06T13:36:14.51" calcext:value-type="date">
            <text:p>2025-09-06T13:36:14.515</text:p>
          </table:table-cell>
          <table:table-cell/>
        </table:table-row>
        <table:table-row table:style-name="ro1">
          <table:table-cell office:value-type="string" calcext:value-type="string">
            <text:p>Home Price Index (High Tier) for Seattle, Washington</text:p>
          </table:table-cell>
          <table:table-cell office:value-type="string" calcext:value-type="string">
            <text:p>SEXRHTSA</text:p>
          </table:table-cell>
          <table:table-cell office:value-type="string" calcext:value-type="string">
            <text:p>https://fred.stlouisfed.org/series/SE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4.61" calcext:value-type="date">
            <text:p>2025-09-06T13:36:14.614</text:p>
          </table:table-cell>
          <table:table-cell table:formula="of:=COM.MICROSOFT.CONCAT(CHAR(34);[.A159];CHAR(34);&quot;:&quot;;CHAR(34);[.B159];CHAR(34);&quot;,&quot;)" office:value-type="string" office:string-value="&quot;Home Price Index (High Tier) for Seattle, Washington&quot;:&quot;SEXRHTSA&quot;," calcext:value-type="string">
            <text:p>"Home Price Index (High Tier) for Seattle, Washington":"SEXRHTSA",</text:p>
          </table:table-cell>
        </table:table-row>
        <table:table-row table:style-name="ro1" table:visibility="filter">
          <table:table-cell office:value-type="string" calcext:value-type="string">
            <text:p>Home Price Index (High Tier) for Seattle, Washington</text:p>
          </table:table-cell>
          <table:table-cell office:value-type="string" calcext:value-type="string">
            <text:p>SEXRHTSA</text:p>
          </table:table-cell>
          <table:table-cell office:value-type="string" calcext:value-type="string">
            <text:p>https://fred.stlouisfed.org/series/SEXRHTSA</text:p>
          </table:table-cell>
          <table:table-cell table:number-columns-repeated="4"/>
          <table:table-cell office:value-type="date" office:date-value="2025-09-06T13:36:14.65" calcext:value-type="date">
            <text:p>2025-09-06T13:36:14.65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HTNSA</text:p>
          </table:table-cell>
          <table:table-cell office:value-type="string" calcext:value-type="string">
            <text:p>https://fred.stlouisfed.org/series/SEXRHTNSA</text:p>
          </table:table-cell>
          <table:table-cell table:number-columns-repeated="4"/>
          <table:table-cell office:value-type="date" office:date-value="2025-09-06T13:36:14.78" calcext:value-type="date">
            <text:p>2025-09-06T13:36:14.77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HTNSA</text:p>
          </table:table-cell>
          <table:table-cell office:value-type="string" calcext:value-type="string">
            <text:p>https://fred.stlouisfed.org/series/SEXRHTNSA</text:p>
          </table:table-cell>
          <table:table-cell table:number-columns-repeated="4"/>
          <table:table-cell office:value-type="date" office:date-value="2025-09-06T13:36:14.8" calcext:value-type="date">
            <text:p>2025-09-06T13:36:14.80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EXRHTNSA</text:p>
          </table:table-cell>
          <table:table-cell office:value-type="string" calcext:value-type="string">
            <text:p>https://fred.stlouisfed.org/series/SEXRHTNSA</text:p>
          </table:table-cell>
          <table:table-cell table:number-columns-repeated="4"/>
          <table:table-cell office:value-type="date" office:date-value="2025-09-06T13:36:14.83" calcext:value-type="date">
            <text:p>2025-09-06T13:36:14.829</text:p>
          </table:table-cell>
          <table:table-cell/>
        </table:table-row>
        <table:table-row table:style-name="ro1">
          <table:table-cell office:value-type="string" calcext:value-type="string">
            <text:p>Home Price Index (High Tier) for San Francisco, California</text:p>
          </table:table-cell>
          <table:table-cell office:value-type="string" calcext:value-type="string">
            <text:p>SFXRHTSA</text:p>
          </table:table-cell>
          <table:table-cell office:value-type="string" calcext:value-type="string">
            <text:p>https://fred.stlouisfed.org/series/SF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4.94" calcext:value-type="date">
            <text:p>2025-09-06T13:36:14.944</text:p>
          </table:table-cell>
          <table:table-cell table:formula="of:=COM.MICROSOFT.CONCAT(CHAR(34);[.A164];CHAR(34);&quot;:&quot;;CHAR(34);[.B164];CHAR(34);&quot;,&quot;)" office:value-type="string" office:string-value="&quot;Home Price Index (High Tier) for San Francisco, California&quot;:&quot;SFXRHTSA&quot;," calcext:value-type="string">
            <text:p>"Home Price Index (High Tier) for San Francisco, California":"SFXRHTSA",</text:p>
          </table:table-cell>
        </table:table-row>
        <table:table-row table:style-name="ro1" table:visibility="filter">
          <table:table-cell office:value-type="string" calcext:value-type="string">
            <text:p>Home Price Index (High Tier) for San Francisco, California</text:p>
          </table:table-cell>
          <table:table-cell office:value-type="string" calcext:value-type="string">
            <text:p>SFXRHTSA</text:p>
          </table:table-cell>
          <table:table-cell office:value-type="string" calcext:value-type="string">
            <text:p>https://fred.stlouisfed.org/series/SFXRHTSA</text:p>
          </table:table-cell>
          <table:table-cell table:number-columns-repeated="4"/>
          <table:table-cell office:value-type="date" office:date-value="2025-09-06T13:36:14.98" calcext:value-type="date">
            <text:p>2025-09-06T13:36:14.97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HTNSA</text:p>
          </table:table-cell>
          <table:table-cell office:value-type="string" calcext:value-type="string">
            <text:p>https://fred.stlouisfed.org/series/SFXRHTNSA</text:p>
          </table:table-cell>
          <table:table-cell table:number-columns-repeated="4"/>
          <table:table-cell office:value-type="date" office:date-value="2025-09-06T13:36:15.12" calcext:value-type="date">
            <text:p>2025-09-06T13:36:15.12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HTNSA</text:p>
          </table:table-cell>
          <table:table-cell office:value-type="string" calcext:value-type="string">
            <text:p>https://fred.stlouisfed.org/series/SFXRHTNSA</text:p>
          </table:table-cell>
          <table:table-cell table:number-columns-repeated="4"/>
          <table:table-cell office:value-type="date" office:date-value="2025-09-06T13:36:15.15" calcext:value-type="date">
            <text:p>2025-09-06T13:36:15.15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HTNSA</text:p>
          </table:table-cell>
          <table:table-cell office:value-type="string" calcext:value-type="string">
            <text:p>https://fred.stlouisfed.org/series/SFXRHTNSA</text:p>
          </table:table-cell>
          <table:table-cell table:number-columns-repeated="4"/>
          <table:table-cell office:value-type="date" office:date-value="2025-09-06T13:36:15.19" calcext:value-type="date">
            <text:p>2025-09-06T13:36:15.189</text:p>
          </table:table-cell>
          <table:table-cell/>
        </table:table-row>
        <table:table-row table:style-name="ro1">
          <table:table-cell office:value-type="string" calcext:value-type="string">
            <text:p>Home Price Index (High Tier) for Washington D.C.</text:p>
          </table:table-cell>
          <table:table-cell office:value-type="string" calcext:value-type="string">
            <text:p>WDXRHTSA</text:p>
          </table:table-cell>
          <table:table-cell office:value-type="string" calcext:value-type="string">
            <text:p>https://fred.stlouisfed.org/series/WD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5.3" calcext:value-type="date">
            <text:p>2025-09-06T13:36:15.300</text:p>
          </table:table-cell>
          <table:table-cell table:formula="of:=COM.MICROSOFT.CONCAT(CHAR(34);[.A169];CHAR(34);&quot;:&quot;;CHAR(34);[.B169];CHAR(34);&quot;,&quot;)" office:value-type="string" office:string-value="&quot;Home Price Index (High Tier) for Washington D.C.&quot;:&quot;WDXRHTSA&quot;," calcext:value-type="string">
            <text:p>"Home Price Index (High Tier) for Washington D.C.":"WDXRHTSA",</text:p>
          </table:table-cell>
        </table:table-row>
        <table:table-row table:style-name="ro1" table:visibility="filter">
          <table:table-cell office:value-type="string" calcext:value-type="string">
            <text:p>Home Price Index (High Tier) for Washington D.C.</text:p>
          </table:table-cell>
          <table:table-cell office:value-type="string" calcext:value-type="string">
            <text:p>WDXRHTSA</text:p>
          </table:table-cell>
          <table:table-cell office:value-type="string" calcext:value-type="string">
            <text:p>https://fred.stlouisfed.org/series/WDXRHTSA</text:p>
          </table:table-cell>
          <table:table-cell table:number-columns-repeated="4"/>
          <table:table-cell office:value-type="date" office:date-value="2025-09-06T13:36:15.34" calcext:value-type="date">
            <text:p>2025-09-06T13:36:15.33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HTNSA</text:p>
          </table:table-cell>
          <table:table-cell office:value-type="string" calcext:value-type="string">
            <text:p>https://fred.stlouisfed.org/series/WDXRHTNSA</text:p>
          </table:table-cell>
          <table:table-cell table:number-columns-repeated="4"/>
          <table:table-cell office:value-type="date" office:date-value="2025-09-06T13:36:15.47" calcext:value-type="date">
            <text:p>2025-09-06T13:36:15.47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HTNSA</text:p>
          </table:table-cell>
          <table:table-cell office:value-type="string" calcext:value-type="string">
            <text:p>https://fred.stlouisfed.org/series/WDXRHTNSA</text:p>
          </table:table-cell>
          <table:table-cell table:number-columns-repeated="4"/>
          <table:table-cell office:value-type="date" office:date-value="2025-09-06T13:36:15.51" calcext:value-type="date">
            <text:p>2025-09-06T13:36:15.51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WDXRHTNSA</text:p>
          </table:table-cell>
          <table:table-cell office:value-type="string" calcext:value-type="string">
            <text:p>https://fred.stlouisfed.org/series/WDXRHTNSA</text:p>
          </table:table-cell>
          <table:table-cell table:number-columns-repeated="4"/>
          <table:table-cell office:value-type="date" office:date-value="2025-09-06T13:36:15.55" calcext:value-type="date">
            <text:p>2025-09-06T13:36:15.548</text:p>
          </table:table-cell>
          <table:table-cell/>
        </table:table-row>
        <table:table-row table:style-name="ro1">
          <table:table-cell office:value-type="string" calcext:value-type="string">
            <text:p>S&amp;P CoreLogic Case-Shiller 20-City Home Price Sales Pair Counts</text:p>
          </table:table-cell>
          <table:table-cell office:value-type="string" calcext:value-type="string">
            <text:p>SPCS20RPSNSA</text:p>
          </table:table-cell>
          <table:table-cell office:value-type="string" calcext:value-type="string">
            <text:p>https://fred.stlouisfed.org/series/SPCS20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15.65" calcext:value-type="date">
            <text:p>2025-09-06T13:36:15.654</text:p>
          </table:table-cell>
          <table:table-cell table:formula="of:=COM.MICROSOFT.CONCAT(CHAR(34);[.A174];CHAR(34);&quot;:&quot;;CHAR(34);[.B174];CHAR(34);&quot;,&quot;)" office:value-type="string" office:string-value="&quot;S&amp;P CoreLogic Case-Shiller 20-City Home Price Sales Pair Counts&quot;:&quot;SPCS20RPSNSA&quot;," calcext:value-type="string">
            <text:p>"S&amp;P CoreLogic Case-Shiller 20-City Home Price Sales Pair Counts":"SPCS20RPSNSA",</text:p>
          </table:table-cell>
        </table:table-row>
        <table:table-row table:style-name="ro1" table:visibility="filter">
          <table:table-cell office:value-type="string" calcext:value-type="string">
            <text:p>S&amp;P CoreLogic Case-Shiller 20-City Home Price Sales Pair Counts</text:p>
          </table:table-cell>
          <table:table-cell office:value-type="string" calcext:value-type="string">
            <text:p>SPCS20RPSNSA</text:p>
          </table:table-cell>
          <table:table-cell office:value-type="string" calcext:value-type="string">
            <text:p>https://fred.stlouisfed.org/series/SPCS20RPSNSA</text:p>
          </table:table-cell>
          <table:table-cell table:number-columns-repeated="4"/>
          <table:table-cell office:value-type="date" office:date-value="2025-09-06T13:36:15.69" calcext:value-type="date">
            <text:p>2025-09-06T13:36:15.687</text:p>
          </table:table-cell>
          <table:table-cell/>
        </table:table-row>
        <table:table-row table:style-name="ro1">
          <table:table-cell office:value-type="string" calcext:value-type="string">
            <text:p>Home Price Index (High Tier) for New York, New York</text:p>
          </table:table-cell>
          <table:table-cell office:value-type="string" calcext:value-type="string">
            <text:p>NYXRHTSA</text:p>
          </table:table-cell>
          <table:table-cell office:value-type="string" calcext:value-type="string">
            <text:p>https://fred.stlouisfed.org/series/NY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5.81" calcext:value-type="date">
            <text:p>2025-09-06T13:36:15.814</text:p>
          </table:table-cell>
          <table:table-cell table:formula="of:=COM.MICROSOFT.CONCAT(CHAR(34);[.A176];CHAR(34);&quot;:&quot;;CHAR(34);[.B176];CHAR(34);&quot;,&quot;)" office:value-type="string" office:string-value="&quot;Home Price Index (High Tier) for New York, New York&quot;:&quot;NYXRHTSA&quot;," calcext:value-type="string">
            <text:p>"Home Price Index (High Tier) for New York, New York":"NYXRHTSA",</text:p>
          </table:table-cell>
        </table:table-row>
        <table:table-row table:style-name="ro1" table:visibility="filter">
          <table:table-cell office:value-type="string" calcext:value-type="string">
            <text:p>Home Price Index (High Tier) for New York, New York</text:p>
          </table:table-cell>
          <table:table-cell office:value-type="string" calcext:value-type="string">
            <text:p>NYXRHTSA</text:p>
          </table:table-cell>
          <table:table-cell office:value-type="string" calcext:value-type="string">
            <text:p>https://fred.stlouisfed.org/series/NYXRHTSA</text:p>
          </table:table-cell>
          <table:table-cell table:number-columns-repeated="4"/>
          <table:table-cell office:value-type="date" office:date-value="2025-09-06T13:36:15.83" calcext:value-type="date">
            <text:p>2025-09-06T13:36:15.82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HTNSA</text:p>
          </table:table-cell>
          <table:table-cell office:value-type="string" calcext:value-type="string">
            <text:p>https://fred.stlouisfed.org/series/NYXRHTNSA</text:p>
          </table:table-cell>
          <table:table-cell table:number-columns-repeated="4"/>
          <table:table-cell office:value-type="date" office:date-value="2025-09-06T13:36:15.93" calcext:value-type="date">
            <text:p>2025-09-06T13:36:15.93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HTNSA</text:p>
          </table:table-cell>
          <table:table-cell office:value-type="string" calcext:value-type="string">
            <text:p>https://fred.stlouisfed.org/series/NYXRHTNSA</text:p>
          </table:table-cell>
          <table:table-cell table:number-columns-repeated="4"/>
          <table:table-cell office:value-type="date" office:date-value="2025-09-06T13:36:15.97" calcext:value-type="date">
            <text:p>2025-09-06T13:36:15.97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HTNSA</text:p>
          </table:table-cell>
          <table:table-cell office:value-type="string" calcext:value-type="string">
            <text:p>https://fred.stlouisfed.org/series/NYXRHTNSA</text:p>
          </table:table-cell>
          <table:table-cell table:number-columns-repeated="4"/>
          <table:table-cell office:value-type="date" office:date-value="2025-09-06T13:36:15.99" calcext:value-type="date">
            <text:p>2025-09-06T13:36:15.993</text:p>
          </table:table-cell>
          <table:table-cell/>
        </table:table-row>
        <table:table-row table:style-name="ro1">
          <table:table-cell office:value-type="string" calcext:value-type="string">
            <text:p>Home Price Index (High Tier) for Denver, Colorado</text:p>
          </table:table-cell>
          <table:table-cell office:value-type="string" calcext:value-type="string">
            <text:p>DNXRHTSA</text:p>
          </table:table-cell>
          <table:table-cell office:value-type="string" calcext:value-type="string">
            <text:p>https://fred.stlouisfed.org/series/DN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6.09" calcext:value-type="date">
            <text:p>2025-09-06T13:36:16.092</text:p>
          </table:table-cell>
          <table:table-cell table:formula="of:=COM.MICROSOFT.CONCAT(CHAR(34);[.A181];CHAR(34);&quot;:&quot;;CHAR(34);[.B181];CHAR(34);&quot;,&quot;)" office:value-type="string" office:string-value="&quot;Home Price Index (High Tier) for Denver, Colorado&quot;:&quot;DNXRHTSA&quot;," calcext:value-type="string">
            <text:p>"Home Price Index (High Tier) for Denver, Colorado":"DNXRHTSA",</text:p>
          </table:table-cell>
        </table:table-row>
        <table:table-row table:style-name="ro1" table:visibility="filter">
          <table:table-cell office:value-type="string" calcext:value-type="string">
            <text:p>Home Price Index (High Tier) for Denver, Colorado</text:p>
          </table:table-cell>
          <table:table-cell office:value-type="string" calcext:value-type="string">
            <text:p>DNXRHTSA</text:p>
          </table:table-cell>
          <table:table-cell office:value-type="string" calcext:value-type="string">
            <text:p>https://fred.stlouisfed.org/series/DNXRHTSA</text:p>
          </table:table-cell>
          <table:table-cell table:number-columns-repeated="4"/>
          <table:table-cell office:value-type="date" office:date-value="2025-09-06T13:36:16.13" calcext:value-type="date">
            <text:p>2025-09-06T13:36:16.12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HTNSA</text:p>
          </table:table-cell>
          <table:table-cell office:value-type="string" calcext:value-type="string">
            <text:p>https://fred.stlouisfed.org/series/DNXRHTNSA</text:p>
          </table:table-cell>
          <table:table-cell table:number-columns-repeated="4"/>
          <table:table-cell office:value-type="date" office:date-value="2025-09-06T13:36:16.29" calcext:value-type="date">
            <text:p>2025-09-06T13:36:16.28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HTNSA</text:p>
          </table:table-cell>
          <table:table-cell office:value-type="string" calcext:value-type="string">
            <text:p>https://fred.stlouisfed.org/series/DNXRHTNSA</text:p>
          </table:table-cell>
          <table:table-cell table:number-columns-repeated="4"/>
          <table:table-cell office:value-type="date" office:date-value="2025-09-06T13:36:16.32" calcext:value-type="date">
            <text:p>2025-09-06T13:36:16.32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DNXRHTNSA</text:p>
          </table:table-cell>
          <table:table-cell office:value-type="string" calcext:value-type="string">
            <text:p>https://fred.stlouisfed.org/series/DNXRHTNSA</text:p>
          </table:table-cell>
          <table:table-cell table:number-columns-repeated="4"/>
          <table:table-cell office:value-type="date" office:date-value="2025-09-06T13:36:16.35" calcext:value-type="date">
            <text:p>2025-09-06T13:36:16.354</text:p>
          </table:table-cell>
          <table:table-cell/>
        </table:table-row>
        <table:table-row table:style-name="ro1">
          <table:table-cell office:value-type="string" calcext:value-type="string">
            <text:p>Home Price Index (High Tier) for Boston, Massachusetts</text:p>
          </table:table-cell>
          <table:table-cell office:value-type="string" calcext:value-type="string">
            <text:p>BOXRHTSA</text:p>
          </table:table-cell>
          <table:table-cell office:value-type="string" calcext:value-type="string">
            <text:p>https://fred.stlouisfed.org/series/BO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6.42" calcext:value-type="date">
            <text:p>2025-09-06T13:36:16.424</text:p>
          </table:table-cell>
          <table:table-cell table:formula="of:=COM.MICROSOFT.CONCAT(CHAR(34);[.A186];CHAR(34);&quot;:&quot;;CHAR(34);[.B186];CHAR(34);&quot;,&quot;)" office:value-type="string" office:string-value="&quot;Home Price Index (High Tier) for Boston, Massachusetts&quot;:&quot;BOXRHTSA&quot;," calcext:value-type="string">
            <text:p>"Home Price Index (High Tier) for Boston, Massachusetts":"BOXRHTSA",</text:p>
          </table:table-cell>
        </table:table-row>
        <table:table-row table:style-name="ro1" table:visibility="filter">
          <table:table-cell office:value-type="string" calcext:value-type="string">
            <text:p>Home Price Index (High Tier) for Boston, Massachusetts</text:p>
          </table:table-cell>
          <table:table-cell office:value-type="string" calcext:value-type="string">
            <text:p>BOXRHTSA</text:p>
          </table:table-cell>
          <table:table-cell office:value-type="string" calcext:value-type="string">
            <text:p>https://fred.stlouisfed.org/series/BOXRHTSA</text:p>
          </table:table-cell>
          <table:table-cell table:number-columns-repeated="4"/>
          <table:table-cell office:value-type="date" office:date-value="2025-09-06T13:36:16.44" calcext:value-type="date">
            <text:p>2025-09-06T13:36:16.43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HTNSA</text:p>
          </table:table-cell>
          <table:table-cell office:value-type="string" calcext:value-type="string">
            <text:p>https://fred.stlouisfed.org/series/BOXRHTNSA</text:p>
          </table:table-cell>
          <table:table-cell table:number-columns-repeated="4"/>
          <table:table-cell office:value-type="date" office:date-value="2025-09-06T13:36:16.5" calcext:value-type="date">
            <text:p>2025-09-06T13:36:16.50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HTNSA</text:p>
          </table:table-cell>
          <table:table-cell office:value-type="string" calcext:value-type="string">
            <text:p>https://fred.stlouisfed.org/series/BOXRHTNSA</text:p>
          </table:table-cell>
          <table:table-cell table:number-columns-repeated="4"/>
          <table:table-cell office:value-type="date" office:date-value="2025-09-06T13:36:16.52" calcext:value-type="date">
            <text:p>2025-09-06T13:36:16.51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BOXRHTNSA</text:p>
          </table:table-cell>
          <table:table-cell office:value-type="string" calcext:value-type="string">
            <text:p>https://fred.stlouisfed.org/series/BOXRHTNSA</text:p>
          </table:table-cell>
          <table:table-cell table:number-columns-repeated="4"/>
          <table:table-cell office:value-type="date" office:date-value="2025-09-06T13:36:16.53" calcext:value-type="date">
            <text:p>2025-09-06T13:36:16.535</text:p>
          </table:table-cell>
          <table:table-cell/>
        </table:table-row>
        <table:table-row table:style-name="ro1">
          <table:table-cell office:value-type="string" calcext:value-type="string">
            <text:p>Home Price Index (High Tier) for San Diego, California</text:p>
          </table:table-cell>
          <table:table-cell office:value-type="string" calcext:value-type="string">
            <text:p>SDXRHTSA</text:p>
          </table:table-cell>
          <table:table-cell office:value-type="string" calcext:value-type="string">
            <text:p>https://fred.stlouisfed.org/series/SD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6.61" calcext:value-type="date">
            <text:p>2025-09-06T13:36:16.606</text:p>
          </table:table-cell>
          <table:table-cell table:formula="of:=COM.MICROSOFT.CONCAT(CHAR(34);[.A191];CHAR(34);&quot;:&quot;;CHAR(34);[.B191];CHAR(34);&quot;,&quot;)" office:value-type="string" office:string-value="&quot;Home Price Index (High Tier) for San Diego, California&quot;:&quot;SDXRHTSA&quot;," calcext:value-type="string">
            <text:p>"Home Price Index (High Tier) for San Diego, California":"SDXRHTSA",</text:p>
          </table:table-cell>
        </table:table-row>
        <table:table-row table:style-name="ro1" table:visibility="filter">
          <table:table-cell office:value-type="string" calcext:value-type="string">
            <text:p>Home Price Index (High Tier) for San Diego, California</text:p>
          </table:table-cell>
          <table:table-cell office:value-type="string" calcext:value-type="string">
            <text:p>SDXRHTSA</text:p>
          </table:table-cell>
          <table:table-cell office:value-type="string" calcext:value-type="string">
            <text:p>https://fred.stlouisfed.org/series/SDXRHTSA</text:p>
          </table:table-cell>
          <table:table-cell table:number-columns-repeated="4"/>
          <table:table-cell office:value-type="date" office:date-value="2025-09-06T13:36:16.63" calcext:value-type="date">
            <text:p>2025-09-06T13:36:16.62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HTNSA</text:p>
          </table:table-cell>
          <table:table-cell office:value-type="string" calcext:value-type="string">
            <text:p>https://fred.stlouisfed.org/series/SDXRHTNSA</text:p>
          </table:table-cell>
          <table:table-cell table:number-columns-repeated="4"/>
          <table:table-cell office:value-type="date" office:date-value="2025-09-06T13:36:16.74" calcext:value-type="date">
            <text:p>2025-09-06T13:36:16.74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HTNSA</text:p>
          </table:table-cell>
          <table:table-cell office:value-type="string" calcext:value-type="string">
            <text:p>https://fred.stlouisfed.org/series/SDXRHTNSA</text:p>
          </table:table-cell>
          <table:table-cell table:number-columns-repeated="4"/>
          <table:table-cell office:value-type="date" office:date-value="2025-09-06T13:36:16.77" calcext:value-type="date">
            <text:p>2025-09-06T13:36:16.77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HTNSA</text:p>
          </table:table-cell>
          <table:table-cell office:value-type="string" calcext:value-type="string">
            <text:p>https://fred.stlouisfed.org/series/SDXRHTNSA</text:p>
          </table:table-cell>
          <table:table-cell table:number-columns-repeated="4"/>
          <table:table-cell office:value-type="date" office:date-value="2025-09-06T13:36:16.81" calcext:value-type="date">
            <text:p>2025-09-06T13:36:16.813</text:p>
          </table:table-cell>
          <table:table-cell/>
        </table:table-row>
        <table:table-row table:style-name="ro1">
          <table:table-cell office:value-type="string" calcext:value-type="string">
            <text:p>Home Price Index (High Tier) for Miami, Florida</text:p>
          </table:table-cell>
          <table:table-cell office:value-type="string" calcext:value-type="string">
            <text:p>MIXRHTSA</text:p>
          </table:table-cell>
          <table:table-cell office:value-type="string" calcext:value-type="string">
            <text:p>https://fred.stlouisfed.org/series/MI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6.89" calcext:value-type="date">
            <text:p>2025-09-06T13:36:16.888</text:p>
          </table:table-cell>
          <table:table-cell table:formula="of:=COM.MICROSOFT.CONCAT(CHAR(34);[.A196];CHAR(34);&quot;:&quot;;CHAR(34);[.B196];CHAR(34);&quot;,&quot;)" office:value-type="string" office:string-value="&quot;Home Price Index (High Tier) for Miami, Florida&quot;:&quot;MIXRHTSA&quot;," calcext:value-type="string">
            <text:p>"Home Price Index (High Tier) for Miami, Florida":"MIXRHTSA",</text:p>
          </table:table-cell>
        </table:table-row>
        <table:table-row table:style-name="ro1" table:visibility="filter">
          <table:table-cell office:value-type="string" calcext:value-type="string">
            <text:p>Home Price Index (High Tier) for Miami, Florida</text:p>
          </table:table-cell>
          <table:table-cell office:value-type="string" calcext:value-type="string">
            <text:p>MIXRHTSA</text:p>
          </table:table-cell>
          <table:table-cell office:value-type="string" calcext:value-type="string">
            <text:p>https://fred.stlouisfed.org/series/MIXRHTSA</text:p>
          </table:table-cell>
          <table:table-cell table:number-columns-repeated="4"/>
          <table:table-cell office:value-type="date" office:date-value="2025-09-06T13:36:16.9" calcext:value-type="date">
            <text:p>2025-09-06T13:36:16.90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HTNSA</text:p>
          </table:table-cell>
          <table:table-cell office:value-type="string" calcext:value-type="string">
            <text:p>https://fred.stlouisfed.org/series/MIXRHTNSA</text:p>
          </table:table-cell>
          <table:table-cell table:number-columns-repeated="4"/>
          <table:table-cell office:value-type="date" office:date-value="2025-09-06T13:36:16.97" calcext:value-type="date">
            <text:p>2025-09-06T13:36:16.97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HTNSA</text:p>
          </table:table-cell>
          <table:table-cell office:value-type="string" calcext:value-type="string">
            <text:p>https://fred.stlouisfed.org/series/MIXRHTNSA</text:p>
          </table:table-cell>
          <table:table-cell table:number-columns-repeated="4"/>
          <table:table-cell office:value-type="date" office:date-value="2025-09-06T13:36:16.99" calcext:value-type="date">
            <text:p>2025-09-06T13:36:16.986</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IXRHTNSA</text:p>
          </table:table-cell>
          <table:table-cell office:value-type="string" calcext:value-type="string">
            <text:p>https://fred.stlouisfed.org/series/MIXRHTNSA</text:p>
          </table:table-cell>
          <table:table-cell table:number-columns-repeated="4"/>
          <table:table-cell office:value-type="date" office:date-value="2025-09-06T13:36:17.01" calcext:value-type="date">
            <text:p>2025-09-06T13:36:17.014</text:p>
          </table:table-cell>
          <table:table-cell/>
        </table:table-row>
        <table:table-row table:style-name="ro1">
          <table:table-cell office:value-type="string" calcext:value-type="string">
            <text:p>Home Price Index (High Tier) for Los Angeles, California</text:p>
          </table:table-cell>
          <table:table-cell office:value-type="string" calcext:value-type="string">
            <text:p>LXXRHTSA</text:p>
          </table:table-cell>
          <table:table-cell office:value-type="string" calcext:value-type="string">
            <text:p>https://fred.stlouisfed.org/series/LX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7.11" calcext:value-type="date">
            <text:p>2025-09-06T13:36:17.112</text:p>
          </table:table-cell>
          <table:table-cell table:formula="of:=COM.MICROSOFT.CONCAT(CHAR(34);[.A201];CHAR(34);&quot;:&quot;;CHAR(34);[.B201];CHAR(34);&quot;,&quot;)" office:value-type="string" office:string-value="&quot;Home Price Index (High Tier) for Los Angeles, California&quot;:&quot;LXXRHTSA&quot;," calcext:value-type="string">
            <text:p>"Home Price Index (High Tier) for Los Angeles, California":"LXXRHTSA",</text:p>
          </table:table-cell>
        </table:table-row>
        <table:table-row table:style-name="ro1" table:visibility="filter">
          <table:table-cell office:value-type="string" calcext:value-type="string">
            <text:p>Home Price Index (High Tier) for Los Angeles, California</text:p>
          </table:table-cell>
          <table:table-cell office:value-type="string" calcext:value-type="string">
            <text:p>LXXRHTSA</text:p>
          </table:table-cell>
          <table:table-cell office:value-type="string" calcext:value-type="string">
            <text:p>https://fred.stlouisfed.org/series/LXXRHTSA</text:p>
          </table:table-cell>
          <table:table-cell table:number-columns-repeated="4"/>
          <table:table-cell office:value-type="date" office:date-value="2025-09-06T13:36:17.14" calcext:value-type="date">
            <text:p>2025-09-06T13:36:17.14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HTNSA</text:p>
          </table:table-cell>
          <table:table-cell office:value-type="string" calcext:value-type="string">
            <text:p>https://fred.stlouisfed.org/series/LXXRHTNSA</text:p>
          </table:table-cell>
          <table:table-cell table:number-columns-repeated="4"/>
          <table:table-cell office:value-type="date" office:date-value="2025-09-06T13:36:17.28" calcext:value-type="date">
            <text:p>2025-09-06T13:36:17.28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HTNSA</text:p>
          </table:table-cell>
          <table:table-cell office:value-type="string" calcext:value-type="string">
            <text:p>https://fred.stlouisfed.org/series/LXXRHTNSA</text:p>
          </table:table-cell>
          <table:table-cell table:number-columns-repeated="4"/>
          <table:table-cell office:value-type="date" office:date-value="2025-09-06T13:36:17.3" calcext:value-type="date">
            <text:p>2025-09-06T13:36:17.30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XXRHTNSA</text:p>
          </table:table-cell>
          <table:table-cell office:value-type="string" calcext:value-type="string">
            <text:p>https://fred.stlouisfed.org/series/LXXRHTNSA</text:p>
          </table:table-cell>
          <table:table-cell table:number-columns-repeated="4"/>
          <table:table-cell office:value-type="date" office:date-value="2025-09-06T13:36:17.32" calcext:value-type="date">
            <text:p>2025-09-06T13:36:17.323</text:p>
          </table:table-cell>
          <table:table-cell/>
        </table:table-row>
        <table:table-row table:style-name="ro1">
          <table:table-cell office:value-type="string" calcext:value-type="string">
            <text:p>Purchase Only House Price Index for the New England Census Division</text:p>
          </table:table-cell>
          <table:table-cell office:value-type="string" calcext:value-type="string">
            <text:p>PONHPI00101M226S</text:p>
          </table:table-cell>
          <table:table-cell office:value-type="string" calcext:value-type="string">
            <text:p>https://fred.stlouisfed.org/series/PONHPI00101M226S</text:p>
          </table:table-cell>
          <table:table-cell office:value-type="string" calcext:value-type="string">
            <text:p>The purchase-only index is based on more than 6 million repeat sales transactions on the same single-family properties.</text:p>
          </table:table-cell>
          <table:table-cell/>
          <table:table-cell office:value-type="string" calcext:value-type="string">
            <text:p>Index Jan 1991=100, Monthly, Seasonally Adjusted</text:p>
          </table:table-cell>
          <table:table-cell/>
          <table:table-cell office:value-type="date" office:date-value="2025-09-06T13:36:17.38" calcext:value-type="date">
            <text:p>2025-09-06T13:36:17.380</text:p>
          </table:table-cell>
          <table:table-cell table:formula="of:=COM.MICROSOFT.CONCAT(CHAR(34);[.A206];CHAR(34);&quot;:&quot;;CHAR(34);[.B206];CHAR(34);&quot;,&quot;)" office:value-type="string" office:string-value="&quot;Purchase Only House Price Index for the New England Census Division&quot;:&quot;PONHPI00101M226S&quot;," calcext:value-type="string">
            <text:p>"Purchase Only House Price Index for the New England Census Division":"PONHPI00101M226S",</text:p>
          </table:table-cell>
        </table:table-row>
        <table:table-row table:style-name="ro1" table:visibility="filter">
          <table:table-cell office:value-type="string" calcext:value-type="string">
            <text:p>Purchase Only House Price Index for the New England Census Division</text:p>
          </table:table-cell>
          <table:table-cell office:value-type="string" calcext:value-type="string">
            <text:p>PONHPI00101M226S</text:p>
          </table:table-cell>
          <table:table-cell office:value-type="string" calcext:value-type="string">
            <text:p>https://fred.stlouisfed.org/series/PONHPI00101M226S</text:p>
          </table:table-cell>
          <table:table-cell table:number-columns-repeated="4"/>
          <table:table-cell office:value-type="date" office:date-value="2025-09-06T13:36:17.4" calcext:value-type="date">
            <text:p>2025-09-06T13:36:17.399</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1M226N</text:p>
          </table:table-cell>
          <table:table-cell office:value-type="string" calcext:value-type="string">
            <text:p>https://fred.stlouisfed.org/series/PONHPI00101M226N</text:p>
          </table:table-cell>
          <table:table-cell table:number-columns-repeated="4"/>
          <table:table-cell office:value-type="date" office:date-value="2025-09-06T13:36:17.48" calcext:value-type="date">
            <text:p>2025-09-06T13:36:17.477</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1M226N</text:p>
          </table:table-cell>
          <table:table-cell office:value-type="string" calcext:value-type="string">
            <text:p>https://fred.stlouisfed.org/series/PONHPI00101M226N</text:p>
          </table:table-cell>
          <table:table-cell table:number-columns-repeated="4"/>
          <table:table-cell office:value-type="date" office:date-value="2025-09-06T13:36:17.5" calcext:value-type="date">
            <text:p>2025-09-06T13:36:17.503</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1M226N</text:p>
          </table:table-cell>
          <table:table-cell office:value-type="string" calcext:value-type="string">
            <text:p>https://fred.stlouisfed.org/series/PONHPI00101M226N</text:p>
          </table:table-cell>
          <table:table-cell table:number-columns-repeated="4"/>
          <table:table-cell office:value-type="date" office:date-value="2025-09-06T13:36:17.53" calcext:value-type="date">
            <text:p>2025-09-06T13:36:17.527</text:p>
          </table:table-cell>
          <table:table-cell/>
        </table:table-row>
        <table:table-row table:style-name="ro1">
          <table:table-cell office:value-type="string" calcext:value-type="string">
            <text:p>Home Price Sales Pair Counts for San Diego, California</text:p>
          </table:table-cell>
          <table:table-cell office:value-type="string" calcext:value-type="string">
            <text:p>SDXRPSNSA</text:p>
          </table:table-cell>
          <table:table-cell office:value-type="string" calcext:value-type="string">
            <text:p>https://fred.stlouisfed.org/series/SDX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17.6" calcext:value-type="date">
            <text:p>2025-09-06T13:36:17.597</text:p>
          </table:table-cell>
          <table:table-cell table:formula="of:=COM.MICROSOFT.CONCAT(CHAR(34);[.A211];CHAR(34);&quot;:&quot;;CHAR(34);[.B211];CHAR(34);&quot;,&quot;)" office:value-type="string" office:string-value="&quot;Home Price Sales Pair Counts for San Diego, California&quot;:&quot;SDXRPSNSA&quot;," calcext:value-type="string">
            <text:p>"Home Price Sales Pair Counts for San Diego, California":"SDXRPSNSA",</text:p>
          </table:table-cell>
        </table:table-row>
        <table:table-row table:style-name="ro1" table:visibility="filter">
          <table:table-cell office:value-type="string" calcext:value-type="string">
            <text:p>Home Price Sales Pair Counts for San Diego, California</text:p>
          </table:table-cell>
          <table:table-cell office:value-type="string" calcext:value-type="string">
            <text:p>SDXRPSNSA</text:p>
          </table:table-cell>
          <table:table-cell office:value-type="string" calcext:value-type="string">
            <text:p>https://fred.stlouisfed.org/series/SDXRPSNSA</text:p>
          </table:table-cell>
          <table:table-cell table:number-columns-repeated="4"/>
          <table:table-cell office:value-type="date" office:date-value="2025-09-06T13:36:17.62" calcext:value-type="date">
            <text:p>2025-09-06T13:36:17.624</text:p>
          </table:table-cell>
          <table:table-cell/>
        </table:table-row>
        <table:table-row table:style-name="ro1">
          <table:table-cell office:value-type="string" calcext:value-type="string">
            <text:p>Home Price Index (High Tier) for Las Vegas, Nevada</text:p>
          </table:table-cell>
          <table:table-cell office:value-type="string" calcext:value-type="string">
            <text:p>LVXRHTSA</text:p>
          </table:table-cell>
          <table:table-cell office:value-type="string" calcext:value-type="string">
            <text:p>https://fred.stlouisfed.org/series/LV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7.77" calcext:value-type="date">
            <text:p>2025-09-06T13:36:17.766</text:p>
          </table:table-cell>
          <table:table-cell table:formula="of:=COM.MICROSOFT.CONCAT(CHAR(34);[.A213];CHAR(34);&quot;:&quot;;CHAR(34);[.B213];CHAR(34);&quot;,&quot;)" office:value-type="string" office:string-value="&quot;Home Price Index (High Tier) for Las Vegas, Nevada&quot;:&quot;LVXRHTSA&quot;," calcext:value-type="string">
            <text:p>"Home Price Index (High Tier) for Las Vegas, Nevada":"LVXRHTSA",</text:p>
          </table:table-cell>
        </table:table-row>
        <table:table-row table:style-name="ro1" table:visibility="filter">
          <table:table-cell office:value-type="string" calcext:value-type="string">
            <text:p>Home Price Index (High Tier) for Las Vegas, Nevada</text:p>
          </table:table-cell>
          <table:table-cell office:value-type="string" calcext:value-type="string">
            <text:p>LVXRHTSA</text:p>
          </table:table-cell>
          <table:table-cell office:value-type="string" calcext:value-type="string">
            <text:p>https://fred.stlouisfed.org/series/LVXRHTSA</text:p>
          </table:table-cell>
          <table:table-cell table:number-columns-repeated="4"/>
          <table:table-cell office:value-type="date" office:date-value="2025-09-06T13:36:17.79" calcext:value-type="date">
            <text:p>2025-09-06T13:36:17.790</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HTNSA</text:p>
          </table:table-cell>
          <table:table-cell office:value-type="string" calcext:value-type="string">
            <text:p>https://fred.stlouisfed.org/series/LVXRHTNSA</text:p>
          </table:table-cell>
          <table:table-cell table:number-columns-repeated="4"/>
          <table:table-cell office:value-type="date" office:date-value="2025-09-06T13:36:17.85" calcext:value-type="date">
            <text:p>2025-09-06T13:36:17.85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HTNSA</text:p>
          </table:table-cell>
          <table:table-cell office:value-type="string" calcext:value-type="string">
            <text:p>https://fred.stlouisfed.org/series/LVXRHTNSA</text:p>
          </table:table-cell>
          <table:table-cell table:number-columns-repeated="4"/>
          <table:table-cell office:value-type="date" office:date-value="2025-09-06T13:36:17.89" calcext:value-type="date">
            <text:p>2025-09-06T13:36:17.88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LVXRHTNSA</text:p>
          </table:table-cell>
          <table:table-cell office:value-type="string" calcext:value-type="string">
            <text:p>https://fred.stlouisfed.org/series/LVXRHTNSA</text:p>
          </table:table-cell>
          <table:table-cell table:number-columns-repeated="4"/>
          <table:table-cell office:value-type="date" office:date-value="2025-09-06T13:36:17.92" calcext:value-type="date">
            <text:p>2025-09-06T13:36:17.922</text:p>
          </table:table-cell>
          <table:table-cell/>
        </table:table-row>
        <table:table-row table:style-name="ro1">
          <table:table-cell office:value-type="string" calcext:value-type="string">
            <text:p>S&amp;P CoreLogic Case-Shiller 10-City Home Price Sales Pair Counts</text:p>
          </table:table-cell>
          <table:table-cell office:value-type="string" calcext:value-type="string">
            <text:p>SPCS10RPSNSA</text:p>
          </table:table-cell>
          <table:table-cell office:value-type="string" calcext:value-type="string">
            <text:p>https://fred.stlouisfed.org/series/SPCS10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17.97" calcext:value-type="date">
            <text:p>2025-09-06T13:36:17.970</text:p>
          </table:table-cell>
          <table:table-cell table:formula="of:=COM.MICROSOFT.CONCAT(CHAR(34);[.A218];CHAR(34);&quot;:&quot;;CHAR(34);[.B218];CHAR(34);&quot;,&quot;)" office:value-type="string" office:string-value="&quot;S&amp;P CoreLogic Case-Shiller 10-City Home Price Sales Pair Counts&quot;:&quot;SPCS10RPSNSA&quot;," calcext:value-type="string">
            <text:p>"S&amp;P CoreLogic Case-Shiller 10-City Home Price Sales Pair Counts":"SPCS10RPSNSA",</text:p>
          </table:table-cell>
        </table:table-row>
        <table:table-row table:style-name="ro1" table:visibility="filter">
          <table:table-cell office:value-type="string" calcext:value-type="string">
            <text:p>S&amp;P CoreLogic Case-Shiller 10-City Home Price Sales Pair Counts</text:p>
          </table:table-cell>
          <table:table-cell office:value-type="string" calcext:value-type="string">
            <text:p>SPCS10RPSNSA</text:p>
          </table:table-cell>
          <table:table-cell office:value-type="string" calcext:value-type="string">
            <text:p>https://fred.stlouisfed.org/series/SPCS10RPSNSA</text:p>
          </table:table-cell>
          <table:table-cell table:number-columns-repeated="4"/>
          <table:table-cell office:value-type="date" office:date-value="2025-09-06T13:36:17.99" calcext:value-type="date">
            <text:p>2025-09-06T13:36:17.989</text:p>
          </table:table-cell>
          <table:table-cell/>
        </table:table-row>
        <table:table-row table:style-name="ro1">
          <table:table-cell office:value-type="string" calcext:value-type="string">
            <text:p>Home Price Sales Pair Counts for Dallas, Texas</text:p>
          </table:table-cell>
          <table:table-cell office:value-type="string" calcext:value-type="string">
            <text:p>DAXRPSNSA</text:p>
          </table:table-cell>
          <table:table-cell office:value-type="string" calcext:value-type="string">
            <text:p>https://fred.stlouisfed.org/series/DAX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18.14" calcext:value-type="date">
            <text:p>2025-09-06T13:36:18.143</text:p>
          </table:table-cell>
          <table:table-cell table:formula="of:=COM.MICROSOFT.CONCAT(CHAR(34);[.A220];CHAR(34);&quot;:&quot;;CHAR(34);[.B220];CHAR(34);&quot;,&quot;)" office:value-type="string" office:string-value="&quot;Home Price Sales Pair Counts for Dallas, Texas&quot;:&quot;DAXRPSNSA&quot;," calcext:value-type="string">
            <text:p>"Home Price Sales Pair Counts for Dallas, Texas":"DAXRPSNSA",</text:p>
          </table:table-cell>
        </table:table-row>
        <table:table-row table:style-name="ro1" table:visibility="filter">
          <table:table-cell office:value-type="string" calcext:value-type="string">
            <text:p>Home Price Sales Pair Counts for Dallas, Texas</text:p>
          </table:table-cell>
          <table:table-cell office:value-type="string" calcext:value-type="string">
            <text:p>DAXRPSNSA</text:p>
          </table:table-cell>
          <table:table-cell office:value-type="string" calcext:value-type="string">
            <text:p>https://fred.stlouisfed.org/series/DAXRPSNSA</text:p>
          </table:table-cell>
          <table:table-cell table:number-columns-repeated="4"/>
          <table:table-cell office:value-type="date" office:date-value="2025-09-06T13:36:18.17" calcext:value-type="date">
            <text:p>2025-09-06T13:36:18.169</text:p>
          </table:table-cell>
          <table:table-cell/>
        </table:table-row>
        <table:table-row table:style-name="ro1">
          <table:table-cell office:value-type="string" calcext:value-type="string">
            <text:p>Home Price Index (High Tier) for Tampa, Florida</text:p>
          </table:table-cell>
          <table:table-cell office:value-type="string" calcext:value-type="string">
            <text:p>TPXRHTSA</text:p>
          </table:table-cell>
          <table:table-cell office:value-type="string" calcext:value-type="string">
            <text:p>https://fred.stlouisfed.org/series/TP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8.33" calcext:value-type="date">
            <text:p>2025-09-06T13:36:18.335</text:p>
          </table:table-cell>
          <table:table-cell table:formula="of:=COM.MICROSOFT.CONCAT(CHAR(34);[.A222];CHAR(34);&quot;:&quot;;CHAR(34);[.B222];CHAR(34);&quot;,&quot;)" office:value-type="string" office:string-value="&quot;Home Price Index (High Tier) for Tampa, Florida&quot;:&quot;TPXRHTSA&quot;," calcext:value-type="string">
            <text:p>"Home Price Index (High Tier) for Tampa, Florida":"TPXRHTSA",</text:p>
          </table:table-cell>
        </table:table-row>
        <table:table-row table:style-name="ro1" table:visibility="filter">
          <table:table-cell office:value-type="string" calcext:value-type="string">
            <text:p>Home Price Index (High Tier) for Tampa, Florida</text:p>
          </table:table-cell>
          <table:table-cell office:value-type="string" calcext:value-type="string">
            <text:p>TPXRHTSA</text:p>
          </table:table-cell>
          <table:table-cell office:value-type="string" calcext:value-type="string">
            <text:p>https://fred.stlouisfed.org/series/TPXRHTSA</text:p>
          </table:table-cell>
          <table:table-cell table:number-columns-repeated="4"/>
          <table:table-cell office:value-type="date" office:date-value="2025-09-06T13:36:18.35" calcext:value-type="date">
            <text:p>2025-09-06T13:36:18.35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HTNSA</text:p>
          </table:table-cell>
          <table:table-cell office:value-type="string" calcext:value-type="string">
            <text:p>https://fred.stlouisfed.org/series/TPXRHTNSA</text:p>
          </table:table-cell>
          <table:table-cell table:number-columns-repeated="4"/>
          <table:table-cell office:value-type="date" office:date-value="2025-09-06T13:36:18.42" calcext:value-type="date">
            <text:p>2025-09-06T13:36:18.41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HTNSA</text:p>
          </table:table-cell>
          <table:table-cell office:value-type="string" calcext:value-type="string">
            <text:p>https://fred.stlouisfed.org/series/TPXRHTNSA</text:p>
          </table:table-cell>
          <table:table-cell table:number-columns-repeated="4"/>
          <table:table-cell office:value-type="date" office:date-value="2025-09-06T13:36:18.44" calcext:value-type="date">
            <text:p>2025-09-06T13:36:18.43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TPXRHTNSA</text:p>
          </table:table-cell>
          <table:table-cell office:value-type="string" calcext:value-type="string">
            <text:p>https://fred.stlouisfed.org/series/TPXRHTNSA</text:p>
          </table:table-cell>
          <table:table-cell table:number-columns-repeated="4"/>
          <table:table-cell office:value-type="date" office:date-value="2025-09-06T13:36:18.46" calcext:value-type="date">
            <text:p>2025-09-06T13:36:18.457</text:p>
          </table:table-cell>
          <table:table-cell/>
        </table:table-row>
        <table:table-row table:style-name="ro1">
          <table:table-cell office:value-type="string" calcext:value-type="string">
            <text:p>Home Price Index (Low Tier) for San Francisco, California</text:p>
          </table:table-cell>
          <table:table-cell office:value-type="string" calcext:value-type="string">
            <text:p>SFXRLTSA</text:p>
          </table:table-cell>
          <table:table-cell office:value-type="string" calcext:value-type="string">
            <text:p>https://fred.stlouisfed.org/series/SFXRL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8.53" calcext:value-type="date">
            <text:p>2025-09-06T13:36:18.526</text:p>
          </table:table-cell>
          <table:table-cell table:formula="of:=COM.MICROSOFT.CONCAT(CHAR(34);[.A227];CHAR(34);&quot;:&quot;;CHAR(34);[.B227];CHAR(34);&quot;,&quot;)" office:value-type="string" office:string-value="&quot;Home Price Index (Low Tier) for San Francisco, California&quot;:&quot;SFXRLTSA&quot;," calcext:value-type="string">
            <text:p>"Home Price Index (Low Tier) for San Francisco, California":"SFXRLTSA",</text:p>
          </table:table-cell>
        </table:table-row>
        <table:table-row table:style-name="ro1" table:visibility="filter">
          <table:table-cell office:value-type="string" calcext:value-type="string">
            <text:p>Home Price Index (Low Tier) for San Francisco, California</text:p>
          </table:table-cell>
          <table:table-cell office:value-type="string" calcext:value-type="string">
            <text:p>SFXRLTSA</text:p>
          </table:table-cell>
          <table:table-cell office:value-type="string" calcext:value-type="string">
            <text:p>https://fred.stlouisfed.org/series/SFXRLTSA</text:p>
          </table:table-cell>
          <table:table-cell table:number-columns-repeated="4"/>
          <table:table-cell office:value-type="date" office:date-value="2025-09-06T13:36:18.54" calcext:value-type="date">
            <text:p>2025-09-06T13:36:18.54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LTNSA</text:p>
          </table:table-cell>
          <table:table-cell office:value-type="string" calcext:value-type="string">
            <text:p>https://fred.stlouisfed.org/series/SFXRLTNSA</text:p>
          </table:table-cell>
          <table:table-cell table:number-columns-repeated="4"/>
          <table:table-cell office:value-type="date" office:date-value="2025-09-06T13:36:18.6" calcext:value-type="date">
            <text:p>2025-09-06T13:36:18.59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LTNSA</text:p>
          </table:table-cell>
          <table:table-cell office:value-type="string" calcext:value-type="string">
            <text:p>https://fred.stlouisfed.org/series/SFXRLTNSA</text:p>
          </table:table-cell>
          <table:table-cell table:number-columns-repeated="4"/>
          <table:table-cell office:value-type="date" office:date-value="2025-09-06T13:36:18.61" calcext:value-type="date">
            <text:p>2025-09-06T13:36:18.61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FXRLTNSA</text:p>
          </table:table-cell>
          <table:table-cell office:value-type="string" calcext:value-type="string">
            <text:p>https://fred.stlouisfed.org/series/SFXRLTNSA</text:p>
          </table:table-cell>
          <table:table-cell table:number-columns-repeated="4"/>
          <table:table-cell office:value-type="date" office:date-value="2025-09-06T13:36:18.63" calcext:value-type="date">
            <text:p>2025-09-06T13:36:18.628</text:p>
          </table:table-cell>
          <table:table-cell/>
        </table:table-row>
        <table:table-row table:style-name="ro1">
          <table:table-cell office:value-type="string" calcext:value-type="string">
            <text:p>Home Price Index (Middle Tier) for San Diego, California</text:p>
          </table:table-cell>
          <table:table-cell office:value-type="string" calcext:value-type="string">
            <text:p>SDXRMTSA</text:p>
          </table:table-cell>
          <table:table-cell office:value-type="string" calcext:value-type="string">
            <text:p>https://fred.stlouisfed.org/series/SDXRM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8.7" calcext:value-type="date">
            <text:p>2025-09-06T13:36:18.704</text:p>
          </table:table-cell>
          <table:table-cell table:formula="of:=COM.MICROSOFT.CONCAT(CHAR(34);[.A232];CHAR(34);&quot;:&quot;;CHAR(34);[.B232];CHAR(34);&quot;,&quot;)" office:value-type="string" office:string-value="&quot;Home Price Index (Middle Tier) for San Diego, California&quot;:&quot;SDXRMTSA&quot;," calcext:value-type="string">
            <text:p>"Home Price Index (Middle Tier) for San Diego, California":"SDXRMTSA",</text:p>
          </table:table-cell>
        </table:table-row>
        <table:table-row table:style-name="ro1" table:visibility="filter">
          <table:table-cell office:value-type="string" calcext:value-type="string">
            <text:p>Home Price Index (Middle Tier) for San Diego, California</text:p>
          </table:table-cell>
          <table:table-cell office:value-type="string" calcext:value-type="string">
            <text:p>SDXRMTSA</text:p>
          </table:table-cell>
          <table:table-cell office:value-type="string" calcext:value-type="string">
            <text:p>https://fred.stlouisfed.org/series/SDXRMTSA</text:p>
          </table:table-cell>
          <table:table-cell table:number-columns-repeated="4"/>
          <table:table-cell office:value-type="date" office:date-value="2025-09-06T13:36:18.73" calcext:value-type="date">
            <text:p>2025-09-06T13:36:18.72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MTNSA</text:p>
          </table:table-cell>
          <table:table-cell office:value-type="string" calcext:value-type="string">
            <text:p>https://fred.stlouisfed.org/series/SDXRMTNSA</text:p>
          </table:table-cell>
          <table:table-cell table:number-columns-repeated="4"/>
          <table:table-cell office:value-type="date" office:date-value="2025-09-06T13:36:18.84" calcext:value-type="date">
            <text:p>2025-09-06T13:36:18.83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MTNSA</text:p>
          </table:table-cell>
          <table:table-cell office:value-type="string" calcext:value-type="string">
            <text:p>https://fred.stlouisfed.org/series/SDXRMTNSA</text:p>
          </table:table-cell>
          <table:table-cell table:number-columns-repeated="4"/>
          <table:table-cell office:value-type="date" office:date-value="2025-09-06T13:36:18.86" calcext:value-type="date">
            <text:p>2025-09-06T13:36:18.855</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SDXRMTNSA</text:p>
          </table:table-cell>
          <table:table-cell office:value-type="string" calcext:value-type="string">
            <text:p>https://fred.stlouisfed.org/series/SDXRMTNSA</text:p>
          </table:table-cell>
          <table:table-cell table:number-columns-repeated="4"/>
          <table:table-cell office:value-type="date" office:date-value="2025-09-06T13:36:18.87" calcext:value-type="date">
            <text:p>2025-09-06T13:36:18.875</text:p>
          </table:table-cell>
          <table:table-cell/>
        </table:table-row>
        <table:table-row table:style-name="ro1">
          <table:table-cell office:value-type="string" calcext:value-type="string">
            <text:p>Home Price Index (High Tier) for Minneapolis, Minnesota</text:p>
          </table:table-cell>
          <table:table-cell office:value-type="string" calcext:value-type="string">
            <text:p>MNXRHTSA</text:p>
          </table:table-cell>
          <table:table-cell office:value-type="string" calcext:value-type="string">
            <text:p>https://fred.stlouisfed.org/series/MN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8.98" calcext:value-type="date">
            <text:p>2025-09-06T13:36:18.978</text:p>
          </table:table-cell>
          <table:table-cell table:formula="of:=COM.MICROSOFT.CONCAT(CHAR(34);[.A237];CHAR(34);&quot;:&quot;;CHAR(34);[.B237];CHAR(34);&quot;,&quot;)" office:value-type="string" office:string-value="&quot;Home Price Index (High Tier) for Minneapolis, Minnesota&quot;:&quot;MNXRHTSA&quot;," calcext:value-type="string">
            <text:p>"Home Price Index (High Tier) for Minneapolis, Minnesota":"MNXRHTSA",</text:p>
          </table:table-cell>
        </table:table-row>
        <table:table-row table:style-name="ro1" table:visibility="filter">
          <table:table-cell office:value-type="string" calcext:value-type="string">
            <text:p>Home Price Index (High Tier) for Minneapolis, Minnesota</text:p>
          </table:table-cell>
          <table:table-cell office:value-type="string" calcext:value-type="string">
            <text:p>MNXRHTSA</text:p>
          </table:table-cell>
          <table:table-cell office:value-type="string" calcext:value-type="string">
            <text:p>https://fred.stlouisfed.org/series/MNXRHTSA</text:p>
          </table:table-cell>
          <table:table-cell table:number-columns-repeated="4"/>
          <table:table-cell office:value-type="date" office:date-value="2025-09-06T13:36:19.01" calcext:value-type="date">
            <text:p>2025-09-06T13:36:19.01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HTNSA</text:p>
          </table:table-cell>
          <table:table-cell office:value-type="string" calcext:value-type="string">
            <text:p>https://fred.stlouisfed.org/series/MNXRHTNSA</text:p>
          </table:table-cell>
          <table:table-cell table:number-columns-repeated="4"/>
          <table:table-cell office:value-type="date" office:date-value="2025-09-06T13:36:19.15" calcext:value-type="date">
            <text:p>2025-09-06T13:36:19.15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HTNSA</text:p>
          </table:table-cell>
          <table:table-cell office:value-type="string" calcext:value-type="string">
            <text:p>https://fred.stlouisfed.org/series/MNXRHTNSA</text:p>
          </table:table-cell>
          <table:table-cell table:number-columns-repeated="4"/>
          <table:table-cell office:value-type="date" office:date-value="2025-09-06T13:36:19.19" calcext:value-type="date">
            <text:p>2025-09-06T13:36:19.18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MNXRHTNSA</text:p>
          </table:table-cell>
          <table:table-cell office:value-type="string" calcext:value-type="string">
            <text:p>https://fred.stlouisfed.org/series/MNXRHTNSA</text:p>
          </table:table-cell>
          <table:table-cell table:number-columns-repeated="4"/>
          <table:table-cell office:value-type="date" office:date-value="2025-09-06T13:36:19.22" calcext:value-type="date">
            <text:p>2025-09-06T13:36:19.221</text:p>
          </table:table-cell>
          <table:table-cell/>
        </table:table-row>
        <table:table-row table:style-name="ro1">
          <table:table-cell office:value-type="string" calcext:value-type="string">
            <text:p>Home Price Index (High Tier) for Atlanta, Georgia</text:p>
          </table:table-cell>
          <table:table-cell office:value-type="string" calcext:value-type="string">
            <text:p>ATXRHTSA</text:p>
          </table:table-cell>
          <table:table-cell office:value-type="string" calcext:value-type="string">
            <text:p>https://fred.stlouisfed.org/series/AT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9.32" calcext:value-type="date">
            <text:p>2025-09-06T13:36:19.318</text:p>
          </table:table-cell>
          <table:table-cell table:formula="of:=COM.MICROSOFT.CONCAT(CHAR(34);[.A242];CHAR(34);&quot;:&quot;;CHAR(34);[.B242];CHAR(34);&quot;,&quot;)" office:value-type="string" office:string-value="&quot;Home Price Index (High Tier) for Atlanta, Georgia&quot;:&quot;ATXRHTSA&quot;," calcext:value-type="string">
            <text:p>"Home Price Index (High Tier) for Atlanta, Georgia":"ATXRHTSA",</text:p>
          </table:table-cell>
        </table:table-row>
        <table:table-row table:style-name="ro1" table:visibility="filter">
          <table:table-cell office:value-type="string" calcext:value-type="string">
            <text:p>Home Price Index (High Tier) for Atlanta, Georgia</text:p>
          </table:table-cell>
          <table:table-cell office:value-type="string" calcext:value-type="string">
            <text:p>ATXRHTSA</text:p>
          </table:table-cell>
          <table:table-cell office:value-type="string" calcext:value-type="string">
            <text:p>https://fred.stlouisfed.org/series/ATXRHTSA</text:p>
          </table:table-cell>
          <table:table-cell table:number-columns-repeated="4"/>
          <table:table-cell office:value-type="date" office:date-value="2025-09-06T13:36:19.35" calcext:value-type="date">
            <text:p>2025-09-06T13:36:19.35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HTNSA</text:p>
          </table:table-cell>
          <table:table-cell office:value-type="string" calcext:value-type="string">
            <text:p>https://fred.stlouisfed.org/series/ATXRHTNSA</text:p>
          </table:table-cell>
          <table:table-cell table:number-columns-repeated="4"/>
          <table:table-cell office:value-type="date" office:date-value="2025-09-06T13:36:19.49" calcext:value-type="date">
            <text:p>2025-09-06T13:36:19.48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HTNSA</text:p>
          </table:table-cell>
          <table:table-cell office:value-type="string" calcext:value-type="string">
            <text:p>https://fred.stlouisfed.org/series/ATXRHTNSA</text:p>
          </table:table-cell>
          <table:table-cell table:number-columns-repeated="4"/>
          <table:table-cell office:value-type="date" office:date-value="2025-09-06T13:36:19.52" calcext:value-type="date">
            <text:p>2025-09-06T13:36:19.52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HTNSA</text:p>
          </table:table-cell>
          <table:table-cell office:value-type="string" calcext:value-type="string">
            <text:p>https://fred.stlouisfed.org/series/ATXRHTNSA</text:p>
          </table:table-cell>
          <table:table-cell table:number-columns-repeated="4"/>
          <table:table-cell office:value-type="date" office:date-value="2025-09-06T13:36:19.56" calcext:value-type="date">
            <text:p>2025-09-06T13:36:19.561</text:p>
          </table:table-cell>
          <table:table-cell/>
        </table:table-row>
        <table:table-row table:style-name="ro1">
          <table:table-cell office:value-type="string" calcext:value-type="string">
            <text:p>Home Price Sales Pair Counts for Tampa, Florida</text:p>
          </table:table-cell>
          <table:table-cell office:value-type="string" calcext:value-type="string">
            <text:p>TPXRPSNSA</text:p>
          </table:table-cell>
          <table:table-cell office:value-type="string" calcext:value-type="string">
            <text:p>https://fred.stlouisfed.org/series/TPX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19.67" calcext:value-type="date">
            <text:p>2025-09-06T13:36:19.668</text:p>
          </table:table-cell>
          <table:table-cell table:formula="of:=COM.MICROSOFT.CONCAT(CHAR(34);[.A247];CHAR(34);&quot;:&quot;;CHAR(34);[.B247];CHAR(34);&quot;,&quot;)" office:value-type="string" office:string-value="&quot;Home Price Sales Pair Counts for Tampa, Florida&quot;:&quot;TPXRPSNSA&quot;," calcext:value-type="string">
            <text:p>"Home Price Sales Pair Counts for Tampa, Florida":"TPXRPSNSA",</text:p>
          </table:table-cell>
        </table:table-row>
        <table:table-row table:style-name="ro1" table:visibility="filter">
          <table:table-cell office:value-type="string" calcext:value-type="string">
            <text:p>Home Price Sales Pair Counts for Tampa, Florida</text:p>
          </table:table-cell>
          <table:table-cell office:value-type="string" calcext:value-type="string">
            <text:p>TPXRPSNSA</text:p>
          </table:table-cell>
          <table:table-cell office:value-type="string" calcext:value-type="string">
            <text:p>https://fred.stlouisfed.org/series/TPXRPSNSA</text:p>
          </table:table-cell>
          <table:table-cell table:number-columns-repeated="4"/>
          <table:table-cell office:value-type="date" office:date-value="2025-09-06T13:36:19.7" calcext:value-type="date">
            <text:p>2025-09-06T13:36:19.697</text:p>
          </table:table-cell>
          <table:table-cell/>
        </table:table-row>
        <table:table-row table:style-name="ro1">
          <table:table-cell office:value-type="string" calcext:value-type="string">
            <text:p>Home Price Index (High Tier) for Portland, Oregon</text:p>
          </table:table-cell>
          <table:table-cell office:value-type="string" calcext:value-type="string">
            <text:p>POXRHTSA</text:p>
          </table:table-cell>
          <table:table-cell office:value-type="string" calcext:value-type="string">
            <text:p>https://fred.stlouisfed.org/series/POXRH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19.87" calcext:value-type="date">
            <text:p>2025-09-06T13:36:19.868</text:p>
          </table:table-cell>
          <table:table-cell table:formula="of:=COM.MICROSOFT.CONCAT(CHAR(34);[.A249];CHAR(34);&quot;:&quot;;CHAR(34);[.B249];CHAR(34);&quot;,&quot;)" office:value-type="string" office:string-value="&quot;Home Price Index (High Tier) for Portland, Oregon&quot;:&quot;POXRHTSA&quot;," calcext:value-type="string">
            <text:p>"Home Price Index (High Tier) for Portland, Oregon":"POXRHTSA",</text:p>
          </table:table-cell>
        </table:table-row>
        <table:table-row table:style-name="ro1" table:visibility="filter">
          <table:table-cell office:value-type="string" calcext:value-type="string">
            <text:p>Home Price Index (High Tier) for Portland, Oregon</text:p>
          </table:table-cell>
          <table:table-cell office:value-type="string" calcext:value-type="string">
            <text:p>POXRHTSA</text:p>
          </table:table-cell>
          <table:table-cell office:value-type="string" calcext:value-type="string">
            <text:p>https://fred.stlouisfed.org/series/POXRHTSA</text:p>
          </table:table-cell>
          <table:table-cell table:number-columns-repeated="4"/>
          <table:table-cell office:value-type="date" office:date-value="2025-09-06T13:36:19.9" calcext:value-type="date">
            <text:p>2025-09-06T13:36:19.90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HTNSA</text:p>
          </table:table-cell>
          <table:table-cell office:value-type="string" calcext:value-type="string">
            <text:p>https://fred.stlouisfed.org/series/POXRHTNSA</text:p>
          </table:table-cell>
          <table:table-cell table:number-columns-repeated="4"/>
          <table:table-cell office:value-type="date" office:date-value="2025-09-06T13:36:20.04" calcext:value-type="date">
            <text:p>2025-09-06T13:36:20.04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HTNSA</text:p>
          </table:table-cell>
          <table:table-cell office:value-type="string" calcext:value-type="string">
            <text:p>https://fred.stlouisfed.org/series/POXRHTNSA</text:p>
          </table:table-cell>
          <table:table-cell table:number-columns-repeated="4"/>
          <table:table-cell office:value-type="date" office:date-value="2025-09-06T13:36:20.07" calcext:value-type="date">
            <text:p>2025-09-06T13:36:20.07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POXRHTNSA</text:p>
          </table:table-cell>
          <table:table-cell office:value-type="string" calcext:value-type="string">
            <text:p>https://fred.stlouisfed.org/series/POXRHTNSA</text:p>
          </table:table-cell>
          <table:table-cell table:number-columns-repeated="4"/>
          <table:table-cell office:value-type="date" office:date-value="2025-09-06T13:36:20.1" calcext:value-type="date">
            <text:p>2025-09-06T13:36:20.100</text:p>
          </table:table-cell>
          <table:table-cell/>
        </table:table-row>
        <table:table-row table:style-name="ro1">
          <table:table-cell office:value-type="string" calcext:value-type="string">
            <text:p>Purchase Only House Price Index for the Pacific Census Division</text:p>
          </table:table-cell>
          <table:table-cell office:value-type="string" calcext:value-type="string">
            <text:p>PONHPI00109M226S</text:p>
          </table:table-cell>
          <table:table-cell office:value-type="string" calcext:value-type="string">
            <text:p>https://fred.stlouisfed.org/series/PONHPI00109M226S</text:p>
          </table:table-cell>
          <table:table-cell office:value-type="string" calcext:value-type="string">
            <text:p>The purchase-only index is based on more than 6 million repeat sales transactions on the same single-family properties.</text:p>
          </table:table-cell>
          <table:table-cell/>
          <table:table-cell office:value-type="string" calcext:value-type="string">
            <text:p>Index Jan 1991=100, Monthly, Seasonally Adjusted</text:p>
          </table:table-cell>
          <table:table-cell/>
          <table:table-cell office:value-type="date" office:date-value="2025-09-06T13:36:20.2" calcext:value-type="date">
            <text:p>2025-09-06T13:36:20.202</text:p>
          </table:table-cell>
          <table:table-cell table:formula="of:=COM.MICROSOFT.CONCAT(CHAR(34);[.A254];CHAR(34);&quot;:&quot;;CHAR(34);[.B254];CHAR(34);&quot;,&quot;)" office:value-type="string" office:string-value="&quot;Purchase Only House Price Index for the Pacific Census Division&quot;:&quot;PONHPI00109M226S&quot;," calcext:value-type="string">
            <text:p>"Purchase Only House Price Index for the Pacific Census Division":"PONHPI00109M226S",</text:p>
          </table:table-cell>
        </table:table-row>
        <table:table-row table:style-name="ro1" table:visibility="filter">
          <table:table-cell office:value-type="string" calcext:value-type="string">
            <text:p>Purchase Only House Price Index for the Pacific Census Division</text:p>
          </table:table-cell>
          <table:table-cell office:value-type="string" calcext:value-type="string">
            <text:p>PONHPI00109M226S</text:p>
          </table:table-cell>
          <table:table-cell office:value-type="string" calcext:value-type="string">
            <text:p>https://fred.stlouisfed.org/series/PONHPI00109M226S</text:p>
          </table:table-cell>
          <table:table-cell table:number-columns-repeated="4"/>
          <table:table-cell office:value-type="date" office:date-value="2025-09-06T13:36:20.24" calcext:value-type="date">
            <text:p>2025-09-06T13:36:20.235</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9M226N</text:p>
          </table:table-cell>
          <table:table-cell office:value-type="string" calcext:value-type="string">
            <text:p>https://fred.stlouisfed.org/series/PONHPI00109M226N</text:p>
          </table:table-cell>
          <table:table-cell table:number-columns-repeated="4"/>
          <table:table-cell office:value-type="date" office:date-value="2025-09-06T13:36:20.37" calcext:value-type="date">
            <text:p>2025-09-06T13:36:20.369</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9M226N</text:p>
          </table:table-cell>
          <table:table-cell office:value-type="string" calcext:value-type="string">
            <text:p>https://fred.stlouisfed.org/series/PONHPI00109M226N</text:p>
          </table:table-cell>
          <table:table-cell table:number-columns-repeated="4"/>
          <table:table-cell office:value-type="date" office:date-value="2025-09-06T13:36:20.41" calcext:value-type="date">
            <text:p>2025-09-06T13:36:20.406</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9M226N</text:p>
          </table:table-cell>
          <table:table-cell office:value-type="string" calcext:value-type="string">
            <text:p>https://fred.stlouisfed.org/series/PONHPI00109M226N</text:p>
          </table:table-cell>
          <table:table-cell table:number-columns-repeated="4"/>
          <table:table-cell office:value-type="date" office:date-value="2025-09-06T13:36:20.44" calcext:value-type="date">
            <text:p>2025-09-06T13:36:20.440</text:p>
          </table:table-cell>
          <table:table-cell/>
        </table:table-row>
        <table:table-row table:style-name="ro1">
          <table:table-cell office:value-type="string" calcext:value-type="string">
            <text:p>Purchase Only House Price Index for the Middle Atlantic Census Division</text:p>
          </table:table-cell>
          <table:table-cell office:value-type="string" calcext:value-type="string">
            <text:p>PONHPI00102M226S</text:p>
          </table:table-cell>
          <table:table-cell office:value-type="string" calcext:value-type="string">
            <text:p>https://fred.stlouisfed.org/series/PONHPI00102M226S</text:p>
          </table:table-cell>
          <table:table-cell office:value-type="string" calcext:value-type="string">
            <text:p>The purchase-only index is based on more than 6 million repeat sales transactions on the same single-family properties.</text:p>
          </table:table-cell>
          <table:table-cell/>
          <table:table-cell office:value-type="string" calcext:value-type="string">
            <text:p>Index Jan 1991=100, Monthly, Seasonally Adjusted</text:p>
          </table:table-cell>
          <table:table-cell/>
          <table:table-cell office:value-type="date" office:date-value="2025-09-06T13:36:20.51" calcext:value-type="date">
            <text:p>2025-09-06T13:36:20.507</text:p>
          </table:table-cell>
          <table:table-cell table:formula="of:=COM.MICROSOFT.CONCAT(CHAR(34);[.A259];CHAR(34);&quot;:&quot;;CHAR(34);[.B259];CHAR(34);&quot;,&quot;)" office:value-type="string" office:string-value="&quot;Purchase Only House Price Index for the Middle Atlantic Census Division&quot;:&quot;PONHPI00102M226S&quot;," calcext:value-type="string">
            <text:p>"Purchase Only House Price Index for the Middle Atlantic Census Division":"PONHPI00102M226S",</text:p>
          </table:table-cell>
        </table:table-row>
        <table:table-row table:style-name="ro1" table:visibility="filter">
          <table:table-cell office:value-type="string" calcext:value-type="string">
            <text:p>Purchase Only House Price Index for the Middle Atlantic Census Division</text:p>
          </table:table-cell>
          <table:table-cell office:value-type="string" calcext:value-type="string">
            <text:p>PONHPI00102M226S</text:p>
          </table:table-cell>
          <table:table-cell office:value-type="string" calcext:value-type="string">
            <text:p>https://fred.stlouisfed.org/series/PONHPI00102M226S</text:p>
          </table:table-cell>
          <table:table-cell table:number-columns-repeated="4"/>
          <table:table-cell office:value-type="date" office:date-value="2025-09-06T13:36:20.53" calcext:value-type="date">
            <text:p>2025-09-06T13:36:20.534</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2M226N</text:p>
          </table:table-cell>
          <table:table-cell office:value-type="string" calcext:value-type="string">
            <text:p>https://fred.stlouisfed.org/series/PONHPI00102M226N</text:p>
          </table:table-cell>
          <table:table-cell table:number-columns-repeated="4"/>
          <table:table-cell office:value-type="date" office:date-value="2025-09-06T13:36:20.65" calcext:value-type="date">
            <text:p>2025-09-06T13:36:20.655</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2M226N</text:p>
          </table:table-cell>
          <table:table-cell office:value-type="string" calcext:value-type="string">
            <text:p>https://fred.stlouisfed.org/series/PONHPI00102M226N</text:p>
          </table:table-cell>
          <table:table-cell table:number-columns-repeated="4"/>
          <table:table-cell office:value-type="date" office:date-value="2025-09-06T13:36:20.69" calcext:value-type="date">
            <text:p>2025-09-06T13:36:20.689</text:p>
          </table:table-cell>
          <table:table-cell/>
        </table:table-row>
        <table:table-row table:style-name="ro2" table:visibility="filter">
          <table:table-cell office:value-type="string" calcext:value-type="string">
            <text:p>Monthly,</text:p>
            <text:p>                        Index Jan 1991=100,</text:p>
            <text:p>                        Not Seasonally Adjusted</text:p>
          </table:table-cell>
          <table:table-cell office:value-type="string" calcext:value-type="string">
            <text:p>PONHPI00102M226N</text:p>
          </table:table-cell>
          <table:table-cell office:value-type="string" calcext:value-type="string">
            <text:p>https://fred.stlouisfed.org/series/PONHPI00102M226N</text:p>
          </table:table-cell>
          <table:table-cell table:number-columns-repeated="4"/>
          <table:table-cell office:value-type="date" office:date-value="2025-09-06T13:36:20.73" calcext:value-type="date">
            <text:p>2025-09-06T13:36:20.728</text:p>
          </table:table-cell>
          <table:table-cell/>
        </table:table-row>
        <table:table-row table:style-name="ro1">
          <table:table-cell office:value-type="string" calcext:value-type="string">
            <text:p>Home Price Index (Middle Tier) for Atlanta, Georgia</text:p>
          </table:table-cell>
          <table:table-cell office:value-type="string" calcext:value-type="string">
            <text:p>ATXRMTSA</text:p>
          </table:table-cell>
          <table:table-cell office:value-type="string" calcext:value-type="string">
            <text:p>https://fred.stlouisfed.org/series/ATXRM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20.83" calcext:value-type="date">
            <text:p>2025-09-06T13:36:20.832</text:p>
          </table:table-cell>
          <table:table-cell table:formula="of:=COM.MICROSOFT.CONCAT(CHAR(34);[.A264];CHAR(34);&quot;:&quot;;CHAR(34);[.B264];CHAR(34);&quot;,&quot;)" office:value-type="string" office:string-value="&quot;Home Price Index (Middle Tier) for Atlanta, Georgia&quot;:&quot;ATXRMTSA&quot;," calcext:value-type="string">
            <text:p>"Home Price Index (Middle Tier) for Atlanta, Georgia":"ATXRMTSA",</text:p>
          </table:table-cell>
        </table:table-row>
        <table:table-row table:style-name="ro1" table:visibility="filter">
          <table:table-cell office:value-type="string" calcext:value-type="string">
            <text:p>Home Price Index (Middle Tier) for Atlanta, Georgia</text:p>
          </table:table-cell>
          <table:table-cell office:value-type="string" calcext:value-type="string">
            <text:p>ATXRMTSA</text:p>
          </table:table-cell>
          <table:table-cell office:value-type="string" calcext:value-type="string">
            <text:p>https://fred.stlouisfed.org/series/ATXRMTSA</text:p>
          </table:table-cell>
          <table:table-cell table:number-columns-repeated="4"/>
          <table:table-cell office:value-type="date" office:date-value="2025-09-06T13:36:20.86" calcext:value-type="date">
            <text:p>2025-09-06T13:36:20.858</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MTNSA</text:p>
          </table:table-cell>
          <table:table-cell office:value-type="string" calcext:value-type="string">
            <text:p>https://fred.stlouisfed.org/series/ATXRMTNSA</text:p>
          </table:table-cell>
          <table:table-cell table:number-columns-repeated="4"/>
          <table:table-cell office:value-type="date" office:date-value="2025-09-06T13:36:20.98" calcext:value-type="date">
            <text:p>2025-09-06T13:36:20.97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MTNSA</text:p>
          </table:table-cell>
          <table:table-cell office:value-type="string" calcext:value-type="string">
            <text:p>https://fred.stlouisfed.org/series/ATXRMTNSA</text:p>
          </table:table-cell>
          <table:table-cell table:number-columns-repeated="4"/>
          <table:table-cell office:value-type="date" office:date-value="2025-09-06T13:36:21.02" calcext:value-type="date">
            <text:p>2025-09-06T13:36:21.01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ATXRMTNSA</text:p>
          </table:table-cell>
          <table:table-cell office:value-type="string" calcext:value-type="string">
            <text:p>https://fred.stlouisfed.org/series/ATXRMTNSA</text:p>
          </table:table-cell>
          <table:table-cell table:number-columns-repeated="4"/>
          <table:table-cell office:value-type="date" office:date-value="2025-09-06T13:36:21.05" calcext:value-type="date">
            <text:p>2025-09-06T13:36:21.051</text:p>
          </table:table-cell>
          <table:table-cell/>
        </table:table-row>
        <table:table-row table:style-name="ro1">
          <table:table-cell office:value-type="string" calcext:value-type="string">
            <text:p>Home Price Index (Middle Tier) for Chicago, Illinois</text:p>
          </table:table-cell>
          <table:table-cell office:value-type="string" calcext:value-type="string">
            <text:p>CHXRMTSA</text:p>
          </table:table-cell>
          <table:table-cell office:value-type="string" calcext:value-type="string">
            <text:p>https://fred.stlouisfed.org/series/CHXRM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21.18" calcext:value-type="date">
            <text:p>2025-09-06T13:36:21.180</text:p>
          </table:table-cell>
          <table:table-cell table:formula="of:=COM.MICROSOFT.CONCAT(CHAR(34);[.A269];CHAR(34);&quot;:&quot;;CHAR(34);[.B269];CHAR(34);&quot;,&quot;)" office:value-type="string" office:string-value="&quot;Home Price Index (Middle Tier) for Chicago, Illinois&quot;:&quot;CHXRMTSA&quot;," calcext:value-type="string">
            <text:p>"Home Price Index (Middle Tier) for Chicago, Illinois":"CHXRMTSA",</text:p>
          </table:table-cell>
        </table:table-row>
        <table:table-row table:style-name="ro1" table:visibility="filter">
          <table:table-cell office:value-type="string" calcext:value-type="string">
            <text:p>Home Price Index (Middle Tier) for Chicago, Illinois</text:p>
          </table:table-cell>
          <table:table-cell office:value-type="string" calcext:value-type="string">
            <text:p>CHXRMTSA</text:p>
          </table:table-cell>
          <table:table-cell office:value-type="string" calcext:value-type="string">
            <text:p>https://fred.stlouisfed.org/series/CHXRMTSA</text:p>
          </table:table-cell>
          <table:table-cell table:number-columns-repeated="4"/>
          <table:table-cell office:value-type="date" office:date-value="2025-09-06T13:36:21.21" calcext:value-type="date">
            <text:p>2025-09-06T13:36:21.212</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MTNSA</text:p>
          </table:table-cell>
          <table:table-cell office:value-type="string" calcext:value-type="string">
            <text:p>https://fred.stlouisfed.org/series/CHXRMTNSA</text:p>
          </table:table-cell>
          <table:table-cell table:number-columns-repeated="4"/>
          <table:table-cell office:value-type="date" office:date-value="2025-09-06T13:36:21.33" calcext:value-type="date">
            <text:p>2025-09-06T13:36:21.329</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MTNSA</text:p>
          </table:table-cell>
          <table:table-cell office:value-type="string" calcext:value-type="string">
            <text:p>https://fred.stlouisfed.org/series/CHXRMTNSA</text:p>
          </table:table-cell>
          <table:table-cell table:number-columns-repeated="4"/>
          <table:table-cell office:value-type="date" office:date-value="2025-09-06T13:36:21.36" calcext:value-type="date">
            <text:p>2025-09-06T13:36:21.361</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CHXRMTNSA</text:p>
          </table:table-cell>
          <table:table-cell office:value-type="string" calcext:value-type="string">
            <text:p>https://fred.stlouisfed.org/series/CHXRMTNSA</text:p>
          </table:table-cell>
          <table:table-cell table:number-columns-repeated="4"/>
          <table:table-cell office:value-type="date" office:date-value="2025-09-06T13:36:21.4" calcext:value-type="date">
            <text:p>2025-09-06T13:36:21.400</text:p>
          </table:table-cell>
          <table:table-cell/>
        </table:table-row>
        <table:table-row table:style-name="ro1">
          <table:table-cell office:value-type="string" calcext:value-type="string">
            <text:p>Home Price Index (Low Tier) for New York, New York</text:p>
          </table:table-cell>
          <table:table-cell office:value-type="string" calcext:value-type="string">
            <text:p>NYXRLTSA</text:p>
          </table:table-cell>
          <table:table-cell office:value-type="string" calcext:value-type="string">
            <text:p>https://fred.stlouisfed.org/series/NYXRLT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Index Jan 2000=100, Monthly, Seasonally Adjusted</text:p>
          </table:table-cell>
          <table:table-cell/>
          <table:table-cell office:value-type="date" office:date-value="2025-09-06T13:36:21.5" calcext:value-type="date">
            <text:p>2025-09-06T13:36:21.496</text:p>
          </table:table-cell>
          <table:table-cell table:formula="of:=COM.MICROSOFT.CONCAT(CHAR(34);[.A274];CHAR(34);&quot;:&quot;;CHAR(34);[.B274];CHAR(34);&quot;,&quot;)" office:value-type="string" office:string-value="&quot;Home Price Index (Low Tier) for New York, New York&quot;:&quot;NYXRLTSA&quot;," calcext:value-type="string">
            <text:p>"Home Price Index (Low Tier) for New York, New York":"NYXRLTSA",</text:p>
          </table:table-cell>
        </table:table-row>
        <table:table-row table:style-name="ro1" table:visibility="filter">
          <table:table-cell office:value-type="string" calcext:value-type="string">
            <text:p>Home Price Index (Low Tier) for New York, New York</text:p>
          </table:table-cell>
          <table:table-cell office:value-type="string" calcext:value-type="string">
            <text:p>NYXRLTSA</text:p>
          </table:table-cell>
          <table:table-cell office:value-type="string" calcext:value-type="string">
            <text:p>https://fred.stlouisfed.org/series/NYXRLTSA</text:p>
          </table:table-cell>
          <table:table-cell table:number-columns-repeated="4"/>
          <table:table-cell office:value-type="date" office:date-value="2025-09-06T13:36:21.52" calcext:value-type="date">
            <text:p>2025-09-06T13:36:21.523</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LTNSA</text:p>
          </table:table-cell>
          <table:table-cell office:value-type="string" calcext:value-type="string">
            <text:p>https://fred.stlouisfed.org/series/NYXRLTNSA</text:p>
          </table:table-cell>
          <table:table-cell table:number-columns-repeated="4"/>
          <table:table-cell office:value-type="date" office:date-value="2025-09-06T13:36:21.64" calcext:value-type="date">
            <text:p>2025-09-06T13:36:21.644</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LTNSA</text:p>
          </table:table-cell>
          <table:table-cell office:value-type="string" calcext:value-type="string">
            <text:p>https://fred.stlouisfed.org/series/NYXRLTNSA</text:p>
          </table:table-cell>
          <table:table-cell table:number-columns-repeated="4"/>
          <table:table-cell office:value-type="date" office:date-value="2025-09-06T13:36:21.68" calcext:value-type="date">
            <text:p>2025-09-06T13:36:21.677</text:p>
          </table:table-cell>
          <table:table-cell/>
        </table:table-row>
        <table:table-row table:style-name="ro2" table:visibility="filter">
          <table:table-cell office:value-type="string" calcext:value-type="string">
            <text:p>Monthly,</text:p>
            <text:p>                        Index Jan 2000=100,</text:p>
            <text:p>                        Not Seasonally Adjusted</text:p>
          </table:table-cell>
          <table:table-cell office:value-type="string" calcext:value-type="string">
            <text:p>NYXRLTNSA</text:p>
          </table:table-cell>
          <table:table-cell office:value-type="string" calcext:value-type="string">
            <text:p>https://fred.stlouisfed.org/series/NYXRLTNSA</text:p>
          </table:table-cell>
          <table:table-cell table:number-columns-repeated="4"/>
          <table:table-cell office:value-type="date" office:date-value="2025-09-06T13:36:21.72" calcext:value-type="date">
            <text:p>2025-09-06T13:36:21.716</text:p>
          </table:table-cell>
          <table:table-cell/>
        </table:table-row>
        <table:table-row table:style-name="ro1">
          <table:table-cell office:value-type="string" calcext:value-type="string">
            <text:p>Home Price Sales Pair Counts for Las Vegas, Nevada</text:p>
          </table:table-cell>
          <table:table-cell office:value-type="string" calcext:value-type="string">
            <text:p>LVXRPSNSA</text:p>
          </table:table-cell>
          <table:table-cell office:value-type="string" calcext:value-type="string">
            <text:p>https://fred.stlouisfed.org/series/LVXRPSNSA</text:p>
          </table:table-cell>
          <table:table-cell office:value-type="string" calcext:value-type="string">
            <text:p>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text:p>
          </table:table-cell>
          <table:table-cell/>
          <table:table-cell office:value-type="string" calcext:value-type="string">
            <text:p>Units, Monthly, Not Seasonally Adjusted</text:p>
          </table:table-cell>
          <table:table-cell/>
          <table:table-cell office:value-type="date" office:date-value="2025-09-06T13:36:21.83" calcext:value-type="date">
            <text:p>2025-09-06T13:36:21.825</text:p>
          </table:table-cell>
          <table:table-cell table:formula="of:=COM.MICROSOFT.CONCAT(CHAR(34);[.A279];CHAR(34);&quot;:&quot;;CHAR(34);[.B279];CHAR(34);&quot;,&quot;)" office:value-type="string" office:string-value="&quot;Home Price Sales Pair Counts for Las Vegas, Nevada&quot;:&quot;LVXRPSNSA&quot;," calcext:value-type="string">
            <text:p>"Home Price Sales Pair Counts for Las Vegas, Nevada":"LVXRPSNSA",</text:p>
          </table:table-cell>
        </table:table-row>
        <table:table-row table:style-name="ro1" table:visibility="filter">
          <table:table-cell office:value-type="string" calcext:value-type="string">
            <text:p>Home Price Sales Pair Counts for Las Vegas, Nevada</text:p>
          </table:table-cell>
          <table:table-cell office:value-type="string" calcext:value-type="string">
            <text:p>LVXRPSNSA</text:p>
          </table:table-cell>
          <table:table-cell office:value-type="string" calcext:value-type="string">
            <text:p>https://fred.stlouisfed.org/series/LVXRPSNSA</text:p>
          </table:table-cell>
          <table:table-cell table:number-columns-repeated="4"/>
          <table:table-cell office:value-type="date" office:date-value="2025-09-06T13:36:21.86" calcext:value-type="date">
            <text:p>2025-09-06T13:36:21.856</text:p>
          </table:table-cell>
          <table:table-cell/>
        </table:table-row>
      </table:table>
      <table:named-expressions/>
      <table:database-ranges>
        <table:database-range table:name="__Anonymous_Sheet_DB__0" table:target-range-address="fred_house_price_data.A1:fred_house_price_data.H280" table:display-filter-buttons="true">
          <table:filter>
            <table:filter-and>
              <table:filter-condition table:value="For more information regarding the index, please visit Standard &amp; Poor's (https://www.spglobal.com/spdji/en/documents/methodologies/methodology-sp-corelogic-cs-home-price-indices.pdf). Copyright © 2016, S&amp;P Dow Jones Indices LLC. All rights reserved. Reproduction of Home Price Index for Atlanta, Georgi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Atlanta, Georgia. Permission to reproduce this series can be requested from index_services@spdji.com. More contact details are available from http://us.spindices.com/contact-us/, including phone numbers for all of its regional offices." table:operator="=" table:field-number="3">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Atlanta, Georgi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Atlanta, Georgi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Boston, Massachusetts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Boston, Massachusetts.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Charlotte, North Carolin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harlotte, North Carolin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Chicago, Illinois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hicago, Illinois.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Cleveland, Ohio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Cleveland, Ohio.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Dallas, Texas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allas, Texas.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Denver, Colorado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enver, Colorado.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Detroit, Michigan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Detroit, Michigan.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Las Vegas, Nevad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Las Vegas, Nevad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Los Angeles, Californi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Los Angeles, Californi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Miami, Florid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Miami, Florid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Minneapolis, Minnesot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Minneapolis, Minnesot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New York, New York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New York, New York.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Phoenix, Arizon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Phoenix, Arizon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Portland, Oregon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Portland, Oregon.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San Diego, Californi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an Diego, Californi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San Francisco, Californi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an Francisco, California. Permission to reproduce this series can be requested from index_services@spdji.com. More contact details (http://us.spindices.com/contact-us/) are available, including phone numbers for all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Seattle, Washington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Seattle, Washington.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Tampa, Florida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Tampa, Florida.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Home Price Index for Washington D.C.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Home Price Index for Washington D.C..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Copyright © 2016, S&amp;P Dow Jones Indices LLC. All rights reserved. Reproduction of S&amp;P Case-Shiller 10-City Home Price Index in any form is prohibited except with the prior written permission of S&amp;P Dow Jones Indices LLC &quot;S&amp;P&quot;. S&amp;P does not guarantee the accuracy, adequacy, completeness or availability of any information and is not responsible for any errors or omissions, regardless of the cause or for the results obtained from the use of such information. S&amp;P DISCLAIMS ANY AND ALL EXPRESS OR IMPLIED WARRANTIES, INCLUDING, BUT NOT LIMITED TO, ANY WARRANTIES OF MERCHANTABILITY OR FITNESS FOR A PARTICULAR PURPOSE OR USE. In no event shall S&amp;P be liable for any direct, indirect, special or consequential damages, costs, expenses, legal fees, or losses (including lost income or lost profit and opportunity costs) in connection with subscriber's or others' user of S&amp;P Case-Shiller 10-City Home Price Index. Permission to reproduce this series can be requested from index_services@spdji.com. More contact details are available from http://us.spindices.com/contact-us/, including phone numbers for all of its regional offices."/>
                <table:filter-set-item table:value="For more information regarding the index, please visit Standard &amp; Poor's (https://www.spglobal.com/spdji/en/documents/methodologies/methodology-sp-corelogic-cs-home-price-indices.pdf). There is more information about home price sales pairs in the Methodology section. Copyright, 2016, Standard &amp; Poor's Financial Services LLC. Reprinted with permission."/>
                <table:filter-set-item table:value="The BLS calculates a research price index called the Consumer Price Index for Americans 62 years of age and older, or R-CPI-E. The R-CPI-E is used by those interested in measures of price change specifically based on the spending patterns of the elderly (as defined in the construction of this index). Official uses of the R-CPI-E have been considered by other government agencies but not implemented due to several limitations. These limitations must be considered and understood by potential users of the data, and any conclusions drawn from these analyses should be treated as tentative. See the Bureau of Labor Statistics (BLS) (https://www.bls.gov/cpi/research-series/r-cpi-e-home.htm) from more information."/>
                <table:filter-set-item table:value="The purchase-only index is based on more than 6 million repeat sales transactions on the same single-family properties."/>
                <table:filter-set-item table:value="View a monthly index that tracks changes in the price of residential real estate in 20 major metropolitan regions in the U.S."/>
                <table:filter-set-item table:value="View data of a benchmark of average single-family home prices in the U.S., calculated monthly based on changes in home prices over the prior three months."/>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06T13:44:48.753009299</dc:date>
    <meta:editing-duration>PT7M39S</meta:editing-duration>
    <meta:editing-cycles>1</meta:editing-cycles>
    <meta:document-statistic meta:table-count="1" meta:cell-count="1304" meta:object-count="0"/>
    <meta:generator>LibreOffice/7.3.7.2$Linux_X86_64 LibreOffice_project/30$Build-2</meta:generator>
  </office:meta>
</office:document-meta>
</file>